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 manifest:full-path="Pictures/TablePreview2.svm"/>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ole-draw-aspect="1"/>
    </style:style>
    <style:style style:name="gr5" style:family="graphic" style:parent-style-name="standard">
      <style:graphic-properties draw:stroke="none" draw:fill="none" draw:textarea-horizontal-align="center" draw:textarea-vertical-align="middle" draw:fit-to-contour="true" fo:min-height="13.864cm"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2.25cm" fo:min-width="67.766cm"/>
    </style:style>
    <style:style style:name="pr1" style:family="presentation" style:parent-style-name="RuleML-title">
      <style:graphic-properties draw:auto-grow-height="true" fo:min-height="3.508cm"/>
    </style:style>
    <style:style style:name="pr2" style:family="presentation" style:parent-style-name="RuleML-subtitle">
      <style:graphic-properties draw:auto-grow-height="true" fo:min-height="13.864cm"/>
    </style:style>
    <style:style style:name="pr3" style:family="presentation" style:parent-style-name="RuleML-notes">
      <style:graphic-properties draw:fill-color="#ffffff" draw:auto-grow-height="true" fo:min-height="13.365cm"/>
    </style:style>
    <style:style style:name="pr4" style:family="presentation" style:parent-style-name="RuleML-title">
      <style:graphic-properties fo:min-height="3.257cm"/>
    </style:style>
    <style:style style:name="pr5" style:family="presentation" style:parent-style-name="RuleML-outline1">
      <style:graphic-properties fo:min-height="13.613cm"/>
    </style:style>
    <style:style style:name="pr6" style:family="presentation" style:parent-style-name="RuleML-notes">
      <style:graphic-properties draw:fill-color="#ffffff" fo:min-height="13.114cm"/>
    </style:style>
    <style:style style:name="pr7" style:family="presentation" style:parent-style-name="RuleML-outline1">
      <style:graphic-properties draw:auto-grow-height="true" fo:min-height="13.864cm"/>
    </style:style>
    <style:style style:name="pr8" style:family="presentation" style:parent-style-name="RuleML-outline1">
      <style:graphic-properties draw:auto-grow-height="true" fo:min-height="14.085cm"/>
    </style:style>
    <style:style style:name="pr9" style:family="presentation" style:parent-style-name="RuleML-outline1">
      <style:graphic-properties draw:auto-grow-height="true" fo:min-height="10.279cm"/>
    </style:style>
    <style:style style:name="pr10" style:family="presentation" style:parent-style-name="RuleML-outline1">
      <style:graphic-properties fo:min-height="10.028cm"/>
    </style:style>
    <style:style style:name="co1" style:family="table-column">
      <style:table-column-properties style:column-width="15.513cm" style:use-optimal-column-width="false"/>
    </style:style>
    <style:style style:name="co2" style:family="table-column">
      <style:table-column-properties style:column-width="4.513cm" style:use-optimal-column-width="false"/>
    </style:style>
    <style:style style:name="co3" style:family="table-column">
      <style:table-column-properties style:column-width="4.516cm" style:use-optimal-column-width="false"/>
    </style:style>
    <style:style style:name="ro1" style:family="table-row">
      <style:table-row-properties style:row-height="1.406cm"/>
    </style:style>
    <style:style style:name="ro2" style:family="table-row">
      <style:table-row-properties style:row-height="1.404cm"/>
    </style:style>
    <style:style style:name="ce1" style:family="table-cell">
      <style:graphic-properties draw:fill="solid" draw:fill-color="#231a6c" style:repeat="repeat" draw:textarea-vertical-align="middle"/>
      <style:paragraph-properties fo:text-align="center"/>
      <style:text-properties fo:color="#ffe2bf" fo:font-family="'Franklin Gothic Demi'" style:font-family-generic="swiss" style:font-pitch="variable" fo:font-size="18pt" fo:font-weight="bold" style:font-size-asian="18pt" style:font-size-complex="18pt"/>
    </style:style>
    <style:style style:name="ce2" style:family="table-cell">
      <style:graphic-properties draw:fill-color="#231a6c" style:repeat="repeat" draw:textarea-vertical-align="middle"/>
      <style:paragraph-properties fo:text-align="center"/>
      <style:text-properties fo:color="#ffe2bf" fo:font-family="'Franklin Gothic Demi'" style:font-family-generic="swiss" style:font-pitch="variable" fo:font-size="18pt" fo:font-weight="bold" style:font-size-asian="18pt" style:font-size-complex="18pt"/>
    </style:style>
    <style:style style:name="ce3" style:family="table-cell">
      <style:graphic-properties draw:fill="solid" draw:fill-color="#e2dff7" style:repeat="repeat"/>
      <style:text-properties fo:color="#231a6c" fo:font-size="24pt" style:font-size-asian="24pt" style:font-size-complex="24pt"/>
    </style:style>
    <style:style style:name="ce4" style:family="table-cell">
      <style:graphic-properties draw:fill="solid" draw:fill-color="#e2dff7" style:repeat="repeat" draw:textarea-vertical-align="middle"/>
      <style:paragraph-properties fo:text-align="center"/>
      <style:text-properties fo:color="#231a6c" fo:font-size="24pt" style:font-size-asian="24pt" style:font-size-complex="24pt"/>
    </style:style>
    <style:style style:name="ce5" style:family="table-cell">
      <style:graphic-properties draw:fill="solid" draw:fill-color="#e2dff7" style:repeat="repeat"/>
      <style:paragraph-properties fo:text-align="center"/>
      <style:text-properties fo:color="#231a6c"/>
    </style:style>
    <style:style style:name="ce6" style:family="table-cell">
      <style:graphic-properties style:repeat="repeat"/>
      <style:text-properties fo:color="#231a6c" fo:font-size="24pt" style:font-size-asian="24pt" style:font-size-complex="24pt"/>
    </style:style>
    <style:style style:name="ce7" style:family="table-cell">
      <style:graphic-properties style:repeat="repeat"/>
      <style:paragraph-properties fo:text-align="center"/>
      <style:text-properties fo:color="#231a6c"/>
    </style:style>
    <style:style style:name="ce8" style:family="table-cell">
      <style:graphic-properties draw:fill="solid" draw:fill-color="#e2dff7" style:repeat="repeat"/>
      <style:paragraph-properties fo:text-align="center"/>
      <style:text-properties fo:color="#231a6c" fo:font-weight="bold" style:font-weight-asian="bold" style:font-weight-complex="bold"/>
    </style:style>
    <style:style style:name="ce9" style:family="table-cell">
      <style:graphic-properties style:repeat="repeat"/>
      <style:text-properties fo:color="#231a6c"/>
    </style:style>
    <style:style style:name="ce10" style:family="table-cell">
      <style:graphic-properties draw:fill="solid" draw:fill-color="#e2dff7" style:repeat="repeat"/>
      <style:text-properties fo:color="#231a6c"/>
    </style:style>
    <style:style style:name="ce11" style:family="table-cell">
      <style:graphic-properties style:repeat="repeat"/>
    </style:style>
    <style:style style:name="P1" style:family="paragraph">
      <style:text-properties fo:font-size="28pt"/>
    </style:style>
    <style:style style:name="P2" style:family="paragraph">
      <style:paragraph-properties fo:text-align="center"/>
    </style:style>
    <style:style style:name="P3" style:family="paragraph">
      <style:paragraph-properties fo:text-align="center"/>
      <style:text-properties fo:color="#231a6c" fo:font-size="14pt" style:font-size-asian="18pt" style:font-size-complex="18pt"/>
    </style:style>
    <style:style style:name="P4" style:family="paragraph">
      <style:paragraph-properties fo:text-align="center"/>
      <style:text-properties fo:font-size="14pt" style:font-size-asian="18pt" style:font-size-complex="18pt"/>
    </style:style>
    <style:style style:name="P5" style:family="paragraph">
      <style:paragraph-properties fo:text-align="center"/>
      <style:text-properties fo:color="#231a6c" fo:font-size="24pt" style:font-size-asian="24pt" style:font-size-complex="24pt"/>
    </style:style>
    <style:style style:name="P6" style:family="paragraph">
      <style:text-properties fo:font-family="'Courier New'" style:font-family-generic="modern" style:font-pitch="fixed" fo:font-size="26pt" fo:font-weight="bold" style:font-size-asian="26pt" style:font-weight-asian="bold" style:font-size-complex="26pt" style:font-weight-complex="bold"/>
    </style:style>
    <style:style style:name="P7" style:family="paragraph">
      <style:paragraph-properties fo:text-align="center"/>
      <style:text-properties fo:font-size="18pt"/>
    </style:style>
    <style:style style:name="P8" style:family="paragraph">
      <style:text-properties fo:font-family="'Courier New'" style:font-family-generic="modern" style:font-pitch="fixed" fo:font-size="26pt" style:font-size-asian="26pt" style:font-size-complex="26pt"/>
    </style:style>
    <style:style style:name="P9" style:family="paragraph">
      <style:paragraph-properties style:text-autospace="none"/>
    </style:style>
    <style:style style:name="P10" style:family="paragraph">
      <style:paragraph-properties fo:margin-left="1.232cm" fo:margin-right="0cm" fo:text-indent="0cm"/>
    </style:style>
    <style:style style:name="P11" style:family="paragraph">
      <style:paragraph-properties fo:margin-left="1.26cm" fo:margin-right="0cm" fo:text-indent="0cm"/>
    </style:style>
    <style:style style:name="P12" style:family="paragraph">
      <style:paragraph-properties fo:margin-left="1.288cm" fo:margin-right="0cm" fo:text-indent="0cm"/>
    </style:style>
    <style:style style:name="P13" style:family="paragraph">
      <style:text-properties fo:color="#231a6c"/>
    </style:style>
    <style:style style:name="P14" style:family="paragraph">
      <style:text-properties fo:font-family="'Courier New'" style:font-style-name="Regular" style:font-family-generic="modern" style:font-pitch="fixed" fo:font-size="22pt" style:font-size-asian="32pt" style:font-size-complex="32pt"/>
    </style:style>
    <style:style style:name="P15" style:family="paragraph">
      <style:text-properties fo:font-family="'Courier New'" style:font-style-name="Regular" style:font-family-generic="modern" style:font-pitch="fixed" fo:font-size="24pt" style:font-size-asian="24pt" style:font-size-complex="24pt"/>
    </style:style>
    <style:style style:name="P16" style:family="paragraph">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font-size="28pt"/>
    </style:style>
    <style:style style:name="T3" style:family="text">
      <style:text-properties style:text-position="super 58%" fo:font-size="28pt"/>
    </style:style>
    <style:style style:name="T4" style:family="text">
      <style:text-properties fo:language="en" fo:country="US"/>
    </style:style>
    <style:style style:name="T5" style:family="text">
      <style:text-properties fo:color="#231a6c" fo:font-size="24pt" style:font-size-asian="24pt" style:font-size-complex="24pt"/>
    </style:style>
    <style:style style:name="T6" style:family="text">
      <style:text-properties fo:color="#231a6c" fo:font-size="14pt" style:font-size-asian="18pt" style:font-size-complex="18pt"/>
    </style:style>
    <style:style style:name="T7" style:family="text">
      <style:text-properties fo:font-size="24pt" style:font-size-asian="24pt" style:font-size-complex="24pt"/>
    </style:style>
    <style:style style:name="T8" style:family="text">
      <style:text-properties fo:font-size="14pt" style:font-size-asian="18pt" style:font-size-complex="18pt"/>
    </style:style>
    <style:style style:name="T9" style:family="text">
      <style:text-properties fo:font-family="'Courier New'" style:font-family-generic="modern" style:font-pitch="fixed" fo:font-size="26pt" fo:font-weight="normal" style:font-size-asian="26pt" style:font-weight-asian="normal" style:font-size-complex="26pt" style:font-weight-complex="normal"/>
    </style:style>
    <style:style style:name="T10" style:family="text">
      <style:text-properties fo:color="#dc7700" fo:font-family="'Courier New'" style:font-family-generic="modern" style:font-pitch="fixed" fo:font-size="26pt" fo:font-weight="normal" style:font-size-asian="26pt" style:font-weight-asian="normal" style:font-size-complex="26pt" style:font-weight-complex="normal"/>
    </style:style>
    <style:style style:name="T11" style:family="text">
      <style:text-properties fo:font-family="'Courier New'" style:font-family-generic="modern" style:font-pitch="fixed" fo:font-size="26pt" fo:font-weight="bold" style:font-size-asian="26pt" style:font-weight-asian="bold" style:font-size-complex="26pt" style:font-weight-complex="bold"/>
    </style:style>
    <style:style style:name="T12" style:family="text">
      <style:text-properties fo:color="#dc7700" fo:font-family="'Courier New'" style:font-family-generic="modern" style:font-pitch="fixed" fo:font-size="26pt" fo:font-weight="bold" style:font-size-asian="26pt" style:font-weight-asian="bold" style:font-size-complex="26pt" style:font-weight-complex="bold"/>
    </style:style>
    <style:style style:name="T13" style:family="text">
      <style:text-properties fo:font-size="36pt" fo:font-weight="normal" style:font-size-asian="36pt" style:font-weight-asian="normal" style:font-size-complex="36pt" style:font-weight-complex="normal"/>
    </style:style>
    <style:style style:name="T14" style:family="text">
      <style:text-properties fo:color="#aea6ea"/>
    </style:style>
    <style:style style:name="T15" style:family="text">
      <style:text-properties fo:font-family="'Courier New'" style:font-family-generic="modern" style:font-pitch="fixed" fo:font-size="26pt" style:font-size-asian="26pt" style:font-size-complex="26pt"/>
    </style:style>
    <style:style style:name="T16" style:family="text">
      <style:text-properties fo:color="#aea6ea" fo:font-family="Symbol" style:font-style-name="Regular" style:font-charset="x-symbol" style:font-family-asian="Symbol" style:font-style-name-asian="Regular" style:font-charset-asian="x-symbol" style:font-family-complex="Symbol" style:font-style-name-complex="Regular" style:font-charset-complex="x-symbol"/>
    </style:style>
    <style:style style:name="T17" style:family="text">
      <style:text-properties fo:font-family="Symbol" style:font-style-name="Regular" style:font-charset="x-symbol" style:font-family-asian="Symbol" style:font-style-name-asian="Regular" style:font-charset-asian="x-symbol" style:font-family-complex="Symbol" style:font-style-name-complex="Regular" style:font-charset-complex="x-symbol"/>
    </style:style>
    <style:style style:name="T18" style:family="text">
      <style:text-properties fo:color="#231a6c"/>
    </style:style>
    <style:style style:name="T19" style:family="text">
      <style:text-properties fo:color="#231a6c" fo:font-family="Symbol" style:font-style-name="Regular" style:font-charset="x-symbol" style:font-family-asian="Symbol" style:font-style-name-asian="Regular" style:font-charset-asian="x-symbol" style:font-family-complex="Symbol" style:font-style-name-complex="Regular" style:font-charset-complex="x-symbol"/>
    </style:style>
    <style:style style:name="T20" style:family="text">
      <style:text-properties fo:font-family="'Courier New'" style:font-family-generic="modern" style:font-pitch="fixed" fo:font-size="20pt" style:font-size-asian="20pt" style:font-size-complex="20pt"/>
    </style:style>
    <style:style style:name="T21" style:family="text">
      <style:text-properties fo:color="#000000" style:text-outline="false" style:text-line-through-style="none" fo:font-family="'Courier New'" style:font-family-generic="modern" style:font-pitch="fixed" fo:font-size="24pt" fo:language="en" fo:country="US"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T22" style:family="text">
      <style:text-properties fo:color="#660066" style:text-outline="false" style:text-line-through-style="none" fo:font-family="'Courier New'" style:font-family-generic="modern" style:font-pitch="fixed" fo:font-size="24pt" fo:language="en" fo:country="US"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T23" style:family="text">
      <style:text-properties fo:color="#0000d4" style:text-outline="false" style:text-line-through-style="none" fo:font-family="'Courier New'" style:font-family-generic="modern" style:font-pitch="fixed" fo:font-size="24pt" fo:language="en" fo:country="US"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T24" style:family="text">
      <style:text-properties fo:color="#000000" style:text-outline="false" style:text-line-through-style="none" fo:font-family="'Courier New'" style:font-family-generic="modern" style:font-pitch="fixed" fo:font-size="20pt" fo:language="en" fo:country="US"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T25" style:family="text">
      <style:text-properties fo:color="#cc3300" style:text-outline="false" style:text-line-through-style="none" fo:font-family="'Courier New'" style:font-family-generic="modern" style:font-pitch="fixed" fo:font-size="24pt" fo:language="en" fo:country="US"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T26" style:family="text">
      <style:text-properties fo:color="#231a6c" style:text-outline="false" style:text-line-through-style="none" fo:font-family="'Courier New'" style:font-family-generic="modern" style:font-pitch="fixed" fo:font-size="24pt" fo:language="en" fo:country="US" fo:font-style="normal" fo:text-shadow="none" style:text-underline-style="none" fo:font-weight="normal" style:letter-kerning="true" style:font-family-asian="'Andale Sans UI'" style:font-family-generic-asian="system" style:font-pitch-asian="variable" style:font-size-asian="24pt" style:language-asian="zxx" style:country-asian="none" style:font-style-asian="normal" style:font-weight-asian="normal" style:font-family-complex="Tahoma" style:font-family-generic-complex="system" style:font-pitch-complex="variable" style:font-size-complex="24pt" style:language-complex="zxx" style:country-complex="none" style:font-style-complex="normal" style:font-weight-complex="normal" style:text-emphasize="none" style:font-relief="none"/>
    </style:style>
    <style:style style:name="T27" style:family="text">
      <style:text-properties fo:color="#231a6c" fo:font-family="'Courier New'" style:font-family-generic="modern" style:font-pitch="fixed" fo:font-size="24pt" style:font-size-asian="24pt" style:font-size-complex="24pt"/>
    </style:style>
    <style:style style:name="T28" style:family="text">
      <style:text-properties fo:font-family="'Courier New'" style:font-style-name="Regular" style:font-family-generic="modern" style:font-pitch="fixed" fo:font-size="24pt" style:font-size-asian="24pt" style:font-size-complex="24pt"/>
    </style:style>
    <style:style style:name="T29" style:family="text">
      <style:text-properties fo:font-family="'Courier New'" style:font-style-name="Regular" style:font-family-generic="modern" style:font-pitch="fixed" fo:font-size="22pt" style:font-size-asian="32pt" style:font-size-complex="32pt"/>
    </style:style>
    <style:style style:name="T30" style:family="text">
      <style:text-properties fo:font-size="40pt" style:font-size-asian="40pt" style:font-size-complex="40pt"/>
    </style:style>
    <style:style style:name="T31" style:family="text">
      <style:text-properties fo:color="#ffe2bf" fo:font-family="'Franklin Gothic Demi'" style:font-family-generic="swiss" style:font-pitch="variable" fo:font-size="18pt" fo:font-weight="bold" style:font-size-asian="18pt" style:font-size-complex="18pt"/>
    </style:style>
    <style:style style:name="T32" style:family="text">
      <style:text-properties fo:color="#231a6c" fo:font-family="Bookdings" style:font-style-name="Regular" style:font-charset="x-symbol" fo:font-size="24pt" style:font-family-asian="Bookdings" style:font-style-name-asian="Regular" style:font-charset-asian="x-symbol" style:font-size-asian="24pt" style:font-family-complex="Bookdings" style:font-style-name-complex="Regular" style:font-charset-complex="x-symbol" style:font-size-complex="24pt"/>
    </style:style>
    <style:style style:name="T33" style:family="text">
      <style:text-properties fo:color="#231a6c" fo:font-family="Bookdings" style:font-style-name="Regular" style:font-charset="x-symbol" fo:font-size="24pt" fo:font-weight="bold" style:font-family-asian="Bookdings" style:font-style-name-asian="Regular" style:font-charset-asian="x-symbol" style:font-size-asian="24pt" style:font-weight-asian="bold" style:font-family-complex="Bookdings" style:font-style-name-complex="Regular" style:font-charset-complex="x-symbol" style:font-size-complex="24pt" style:font-weight-complex="bold"/>
    </style:style>
    <style:style style:name="T34" style:family="text">
      <style:text-properties style:text-position="super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231a6c" fo:font-size="45%"/>
      </text:list-level-style-bullet>
      <text:list-level-style-bullet text:level="2" text:bullet-char="●">
        <style:list-level-properties text:space-before="1.5cm" text:min-label-width="0.9cm"/>
        <style:text-properties fo:font-family="StarSymbol" fo:color="#231a6c" fo:font-size="45%"/>
      </text:list-level-style-bullet>
      <text:list-level-style-bullet text:level="3" text:bullet-char="–">
        <style:list-level-properties text:space-before="2.8cm" text:min-label-width="0.8cm"/>
        <style:text-properties fo:font-family="StarSymbol" fo:color="#231a6c"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RuleML in Relax NG                                                                                             Athan, Boley</presentation:footer-decl>
      <presentation:date-time-decl presentation:name="dtd1" presentation:source="fixed">2011/11/03</presentation:date-time-decl>
      <draw:page draw:name="page1" draw:style-name="dp1" draw:master-page-name="RuleML" presentation:presentation-page-layout-name="AL1T0" presentation:use-footer-name="ftr1" presentation:use-date-time-name="dtd1">
        <office:forms form:automatic-focus="false" form:apply-design-mode="false"/>
        <draw:frame presentation:style-name="pr1" draw:layer="layout" svg:width="25.191cm" svg:height="4.962cm" svg:x="1.399cm" svg:y="0.81cm" presentation:class="title" presentation:user-transformed="true">
          <draw:text-box draw:corner-radius="0.762cm">
            <text:p>Design and Implementation of Highly Modular Schemas for XML:<text:line-break/><text:span text:style-name="T1">Customization of RuleML in Relax NG</text:span></text:p>
          </draw:text-box>
        </draw:frame>
        <draw:frame presentation:style-name="pr2" draw:text-style-name="P1" draw:layer="layout" svg:width="26cm" svg:height="13.864cm" svg:x="1cm" svg:y="4.915cm" presentation:class="subtitle">
          <draw:text-box>
            <text:p><text:span text:style-name="T2">RuleML2011@BRF Fort Lauderdale, Florida</text:span></text:p>
            <text:p><text:span text:style-name="T2">Tara Athan</text:span><text:span text:style-name="T3">1</text:span><text:span text:style-name="T2">, Harold Boley</text:span><text:span text:style-name="T3">2</text:span></text:p>
            <text:p><text:span text:style-name="T3">1</text:span><text:span text:style-name="T2">Athan Services, Ukiah, California</text:span></text:p>
            <text:p><text:span text:style-name="T3">2</text:span><text:span text:style-name="T2">Institute for Information Technology, National Research Council; Faculty of Computer Science, University of New Brunswick, Canada</text:span></text:p>
            <text:p><text:span text:style-name="T2">3 November 2011</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presentation:user-transformed="true">
            <draw:text-box/>
          </draw:frame>
        </presentation:notes>
      </draw:page>
      <draw:page draw:name="page2" draw:style-name="dp1" draw:master-page-name="RuleML" presentation:presentation-page-layout-name="AL2T1" presentation:use-footer-name="ftr1" presentation:use-date-time-name="dtd1">
        <office:forms form:automatic-focus="false" form:apply-design-mode="false"/>
        <draw:frame presentation:style-name="pr4" draw:layer="layout" svg:width="25.191cm" svg:height="3.523cm" svg:x="1.399cm" svg:y="0.829cm" presentation:class="title" presentation:user-transformed="true">
          <draw:text-box>
            <text:p>Re-conceptualization and <text:line-break/>Re-engineering: Goals</text:p>
          </draw:text-box>
        </draw:frame>
        <draw:frame presentation:style-name="pr5" draw:layer="layout" svg:width="26cm" svg:height="13.613cm" svg:x="1cm" svg:y="4.915cm" presentation:class="outline">
          <draw:text-box>
            <text:list text:style-name="L2">
              <text:list-item>
                <text:p>Language Extensions</text:p>
                <text:list>
                  <text:list-item>
                    <text:p>Decreased positional sensitivity</text:p>
                  </text:list-item>
                  <text:list-item>
                    <text:p>More flexibility in defining sublanguages</text:p>
                  </text:list-item>
                </text:list>
              </text:list-item>
              <text:list-item>
                <text:p>Greater Reliability</text:p>
              </text:list-item>
              <text:list-item>
                <text:p>Greater Automation</text:p>
                <text:list>
                  <text:list-item>
                    <text:p>Testing, documentation, conversio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465cm" svg:x="2.1cm" svg:y="14.107cm" presentation:class="notes" presentation:user-transformed="true">
            <draw:text-box>
              <text:p>RuleML is a family of languages for Web rule interchange that was originally specified in Document Type Definitions (DTDs), then switched to XML Schema Definition Language (XSD) schemas.</text:p>
              <text:p>Here we present a re-engineering and re-conceptualization of the non-SWSL portion of the Derivation Rules subfamily of RuleML in the Relax NG Compact (RNC) schema syntax.</text:p>
              <text:p/>
              <text:p>The goals of this effort are</text:p>
              <text:p>* RuleML language extensions, including decreased positional sensitivity and greater flexibility in defining sublanguages</text:p>
              <text:p>* greater reliability.</text:p>
              <text:p>* Greater automation via the use of web applications (preferred) or desktop software.</text:p>
            </draw:text-box>
          </draw:frame>
        </presentation:notes>
      </draw:page>
      <draw:page draw:name="page3" draw:style-name="dp1" draw:master-page-name="RuleML" presentation:presentation-page-layout-name="AL3T3" presentation:use-footer-name="ftr1" presentation:use-date-time-name="dtd1">
        <office:forms form:automatic-focus="false" form:apply-design-mode="false"/>
        <draw:frame presentation:style-name="pr4" draw:layer="layout" svg:width="25.191cm" svg:height="3.523cm" svg:x="1.399cm" svg:y="0.829cm" presentation:class="title" presentation:user-transformed="true">
          <draw:text-box>
            <text:p>Relax NG Schema Language: Features</text:p>
          </draw:text-box>
        </draw:frame>
        <draw:frame presentation:style-name="pr5" draw:layer="layout" svg:width="12.687cm" svg:height="13.613cm" svg:x="1cm" svg:y="4.915cm" presentation:class="outline">
          <draw:text-box>
            <text:list text:style-name="L2">
              <text:list-item>
                <text:p>Decreased Positional Sensitivity</text:p>
                <text:list>
                  <text:list-item>
                    <text:p>Sequence interleave </text:p>
                  </text:list-item>
                </text:list>
              </text:list-item>
              <text:list-item>
                <text:p>Greater Flexibility in Modularization</text:p>
                <text:list>
                  <text:list-item>
                    <text:p>Combining definitions: choice and interleave</text:p>
                  </text:list-item>
                </text:list>
              </text:list-item>
              <text:list-item>
                <text:p><text:s/>Closure under Union and Intersection</text:p>
              </text:list-item>
            </text:list>
          </draw:text-box>
        </draw:frame>
        <draw:frame presentation:style-name="pr5" draw:layer="layout" svg:width="12.687cm" svg:height="13.613cm" svg:x="14.322cm" svg:y="4.915cm" presentation:class="outline">
          <draw:text-box>
            <text:list text:style-name="L2">
              <text:list-item>
                <text:p>More Expressive than XSD and DTD</text:p>
              </text:list-item>
              <text:list-item>
                <text:p>Compact Syntax (RNC)</text:p>
                <text:list>
                  <text:list-item>
                    <text:p>Uniﬁcation of Human-Readable and Machine-Readable versions</text:p>
                  </text:list-item>
                </text:list>
              </text:list-item>
              <text:list-item>
                <text:p>XML-based Syntax (RNG)</text:p>
                <text:list>
                  <text:list-item>
                    <text:p>Enables meta-schema</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draw:text-box>
              <text:p>There are several features of Relax NG that led us to select it over XSD as the pivot format for our modular schemas.</text:p>
              <text:p>* Decreased positional sensitivity is introduced through the sequence interleave operator</text:p>
              <text:p>* Definitions may be combined as either a choice or an interleave, allowing greater flexibility in modularization</text:p>
              <text:p>* Due to the basis of Relax NG in hedge automaton theory, it has closure under Union and Intersection.</text:p>
              <text:p>* Relax NG is more expressive than XSD</text:p>
              <text:p>* The compact syntax is both human and machine-readable</text:p>
              <text:p>* The XML-based syntax may be defined as a meta-schema in RNC </text:p>
            </draw:text-box>
          </draw:frame>
        </presentation:notes>
      </draw:page>
      <draw:page draw:name="page4" draw:style-name="dp1" draw:master-page-name="RuleML" presentation:presentation-page-layout-name="AL2T1" presentation:use-footer-name="ftr1" presentation:use-date-time-name="dtd1">
        <office:forms form:automatic-focus="false" form:apply-design-mode="false"/>
        <draw:frame presentation:style-name="pr4" draw:layer="layout" svg:width="25.191cm" svg:height="3.523cm" svg:x="1.399cm" svg:y="0.829cm" presentation:class="title" presentation:user-transformed="true">
          <draw:text-box>
            <text:list text:style-name="L1">
              <text:list-item>
                <text:p>RuleML Version 1.0 - “Rosetta” Release: XSD + RNC</text:p>
              </text:list-item>
            </text:list>
          </draw:text-box>
        </draw:frame>
        <draw:frame presentation:style-name="pr5" draw:layer="layout" svg:width="26cm" svg:height="14.089cm" svg:x="1cm" svg:y="4.915cm" presentation:class="outline" presentation:user-transformed="true">
          <draw:text-box>
            <text:list text:style-name="L2">
              <text:list-item>
                <text:p>Modular Relax NG and XSD schemas</text:p>
              </text:list-item>
              <text:list-item>
                <text:p>Modular sYNtax confiGurator (MYNG)</text:p>
                <text:list>
                  <text:list-item>
                    <text:p>GUI for customization of sublanguages </text:p>
                  </text:list-item>
                  <text:list-item>
                    <text:p>PHP-speciﬁed <text:span text:style-name="T4">parameterized</text:span> RNC schema driver</text:p>
                  </text:list-item>
                </text:list>
              </text:list-item>
              <text:list-item>
                <text:p>RNC as Pivot Format for Automatic Generation: </text:p>
                <text:list>
                  <text:list-item>
                    <text:p>Simplified monolithic RNC as “content model”</text:p>
                  </text:list-item>
                  <text:list-item>
                    <text:p>Modular RNG and monolithic XSD schemas</text:p>
                  </text:list-item>
                  <text:list-item>
                    <text:p>Statistically-random test instances</text:p>
                  </text:list-item>
                  <text:list-item>
                    <text:p>HTML documentatio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5.049cm" svg:x="2.1cm" svg:y="14.107cm" presentation:class="notes" presentation:user-transformed="true">
            <draw:text-box>
              <text:p>The Version 1.0 release is a "Rosetta" release, allowing comparison of the XSD schemas as originally developed, and the syntax they define, with the Relax NG schemas and its corresponding syntax.</text:p>
              <text:p/>
              <text:p>Because of the large number of sublanguages available in the re-engineered approach, we developed MYNG, consisting of a GUI front end to a PHP script, for custom configuration of RuleML sublanguages through on-the-fly building of a schema driver file that includes a selection of modules.</text:p>
              <text:p/>
              <text:p>The RNC schemas act as a pivot format in that it is possible to automatically generate from them schemas in other formats (modular RNC, monolithic RNC and XSD) as well as statistically random instances and HTML documentation.</text:p>
            </draw:text-box>
          </draw:frame>
        </presentation:notes>
      </draw:page>
      <draw:page draw:name="page5" draw:style-name="dp1" draw:master-page-name="RuleML" presentation:presentation-page-layout-name="AL4T10" presentation:use-footer-name="ftr1" presentation:use-date-time-name="dtd1">
        <office:forms form:automatic-focus="false" form:apply-design-mode="false"/>
        <draw:frame presentation:style-name="pr1" draw:layer="layout" svg:width="25.191cm" svg:height="3.523cm" svg:x="1.399cm" svg:y="0.83cm" presentation:class="title" presentation:user-transformed="true">
          <draw:text-box draw:corner-radius="0.762cm">
            <text:p>Relationship of RNC and XSD:<text:line-break/>Syntactic Inclusion</text:p>
          </draw:text-box>
        </draw:frame>
        <draw:frame presentation:style-name="pr7" draw:layer="layout" svg:width="15.5cm" svg:height="14.089cm" svg:x="1cm" svg:y="4.915cm" presentation:class="outline" presentation:user-transformed="true">
          <draw:text-box>
            <text:list text:style-name="L2">
              <text:list-item>
                <text:p>Relaxed Serialization (RNC) </text:p>
                <text:list>
                  <text:list-item>
                    <text:p>More positional independence</text:p>
                  </text:list-item>
                </text:list>
              </text:list-item>
              <text:list-item>
                <text:p>Original Serialization (XSD) </text:p>
                <text:list>
                  <text:list-item>
                    <text:p>Optional Stripes</text:p>
                  </text:list-item>
                  <text:list-item>
                    <text:p>Some positional </text:p>
                  </text:list-item>
                  <text:list-item>
                    <text:p>independence</text:p>
                  </text:list-item>
                </text:list>
              </text:list-item>
              <text:list-item>
                <text:p>Normal Serialization (RNC) </text:p>
                <text:list>
                  <text:list-item>
                    <text:p>Fully-striped</text:p>
                  </text:list-item>
                  <text:list-item>
                    <text:p>Canonical Position</text:p>
                  </text:list-item>
                </text:list>
              </text:list-item>
            </text:list>
          </draw:text-box>
        </draw:frame>
        <draw:ellipse draw:style-name="gr2" draw:text-style-name="P3" draw:layer="layout" svg:width="11.633cm" svg:height="12.2cm" svg:x="15.267cm" svg:y="6.2cm">
          <text:p text:style-name="P2"><text:span text:style-name="T5">Relaxed</text:span><text:span text:style-name="T5"><text:line-break/></text:span><text:span text:style-name="T5">Serialization</text:span></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line-break/></text:span><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draw:ellipse>
        <draw:ellipse draw:style-name="gr2" draw:text-style-name="P4" draw:layer="layout" svg:width="8.919cm" svg:height="8.133cm" svg:x="16.641cm" svg:y="9.393cm">
          <text:p text:style-name="P2"><text:span text:style-name="T5">Original</text:span><text:span text:style-name="T5"><text:line-break/></text:span><text:span text:style-name="T5">Serialization</text:span></text:p>
          <text:p text:style-name="P2"><text:span text:style-name="T7"/></text:p>
          <text:p text:style-name="P2"><text:span text:style-name="T8"/></text:p>
          <text:p text:style-name="P2"><text:span text:style-name="T8">``</text:span></text:p>
          <text:p text:style-name="P2"><text:span text:style-name="T8"/></text:p>
          <text:p text:style-name="P2"><text:span text:style-name="T8"/></text:p>
          <text:p text:style-name="P2"><text:span text:style-name="T8"/></text:p>
        </draw:ellipse>
        <draw:ellipse draw:style-name="gr2" draw:text-style-name="P5" draw:layer="layout" svg:width="5.328cm" svg:height="3.888cm" svg:x="18.345cm" svg:y="12.665cm">
          <text:p text:style-name="P2"><text:span text:style-name="T5">Normal</text:span><text:span text:style-name="T5"><text:line-break/></text:span><text:span text:style-name="T5">Serialization</text:span></text:p>
        </draw:ellips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draw:text-box>
              <text:p>In the RuleML Version 1.0 Rosetta Release, each of the "Original 15" sublanguages, as defined in the corresponding XSD schema, is bracketed by a pair of sublanguages defined in Relax NG. </text:p>
              <text:p/>
              <text:p>The most tolerant sublanguage is called the "relaxed serialization", and has more positional independence than the original sublanguage.</text:p>
              <text:p/>
              <text:p>The most restrictive sublanguage is called the "normal serialzation". It is a fully-striped syntax, and requires elements to occur in a canonical ordering. </text:p>
            </draw:text-box>
          </draw:frame>
        </presentation:notes>
      </draw:page>
      <draw:page draw:name="page6" draw:style-name="dp1" draw:master-page-name="RuleML" presentation:presentation-page-layout-name="AL5T6" presentation:use-footer-name="ftr1" presentation:use-date-time-name="dtd1">
        <office:forms form:automatic-focus="false" form:apply-design-mode="false"/>
        <draw:frame presentation:style-name="pr1" draw:layer="layout" svg:width="25.191cm" svg:height="3.523cm" svg:x="1.399cm" svg:y="0.83cm" presentation:class="title" presentation:user-transformed="true">
          <draw:text-box draw:corner-radius="0.762cm">
            <text:p>Decreased Positional Sensitivity:<text:line-break/>Example of Relaxed Serialization</text:p>
          </draw:text-box>
        </draw:frame>
        <draw:frame presentation:style-name="pr7" draw:text-style-name="P6" draw:layer="layout" svg:width="15.601cm" svg:height="13.864cm" svg:x="0.299cm" svg:y="4.915cm" presentation:class="outline" presentation:user-transformed="true">
          <draw:text-box>
            <text:list text:style-name="L2">
              <text:list-header>
                <text:p><text:span text:style-name="T9">&lt;Atom&gt;</text:span><text:span text:style-name="T9"><text:line-break/></text:span><text:span text:style-name="T9"> <text:s/>&lt;arg index=”1”&gt;</text:span><text:span text:style-name="T9"><text:line-break/></text:span><text:span text:style-name="T9"> <text:s text:c="3"/>&lt;Var&gt;</text:span><text:span text:style-name="T10">customer</text:span><text:span text:style-name="T9">&lt;/Var&gt;</text:span><text:span text:style-name="T9"><text:line-break/></text:span><text:span text:style-name="T9"> <text:s/>&lt;/arg&gt;</text:span><text:span text:style-name="T9"><text:line-break/></text:span><text:span text:style-name="T11"><text:line-break/></text:span><text:span text:style-name="T11"> <text:s/>&lt;op&gt; <text:s text:c="5"/></text:span><text:span text:style-name="T11"><text:line-break/></text:span><text:span text:style-name="T11"> <text:s text:c="3"/>&lt;Rel&gt;</text:span><text:span text:style-name="T12">buys</text:span><text:span text:style-name="T11">&lt;/Rel&gt;</text:span><text:span text:style-name="T11"><text:line-break/></text:span><text:span text:style-name="T11"> <text:s/>&lt;/op&gt;</text:span><text:span text:style-name="T11"><text:line-break/></text:span><text:span text:style-name="T9"><text:line-break/></text:span><text:span text:style-name="T9"> <text:s/>&lt;arg index=”2”&gt;</text:span><text:span text:style-name="T9"><text:line-break/></text:span><text:span text:style-name="T9"> <text:s text:c="3"/>&lt;Var&gt;</text:span><text:span text:style-name="T10">item</text:span><text:span text:style-name="T9">&lt;/Var&gt;</text:span><text:span text:style-name="T9"><text:line-break/></text:span><text:span text:style-name="T9"> <text:s/>&lt;/arg&gt;</text:span><text:span text:style-name="T9"><text:line-break/></text:span><text:span text:style-name="T9">&lt;/Atom&gt;</text:span></text:p>
              </text:list-header>
            </text:list>
          </draw:text-box>
        </draw:frame>
        <draw:frame draw:style-name="gr3" draw:text-style-name="P7" draw:layer="layout" svg:width="12.04cm" svg:height="9.017cm" svg:x="14.106cm" svg:y="8.948cm" presentation:class="graphic" presentation:user-transformed="true">
          <draw:image xlink:href="../MC900237813.WMF"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draw:text-box>
              <text:p>The Relax NG schemas introduce only a few new features to the language itself. A fragment of RuleML with infix operator notation is shown. <text:s/>This formula is allowed by the relaxed serialization, but was not a valid formula according to the XSD schemas.</text:p>
              <text:p/>
              <text:p>Infix and postfix operator notation allows relations to be used in a natural language ordering, as in "A customer buys an item."</text:p>
            </draw:text-box>
          </draw:frame>
        </presentation:notes>
      </draw:page>
      <draw:page draw:name="page7" draw:style-name="dp1" draw:master-page-name="RuleML" presentation:presentation-page-layout-name="AL4T10" presentation:use-footer-name="ftr1" presentation:use-date-time-name="dtd1">
        <office:forms form:automatic-focus="false" form:apply-design-mode="false"/>
        <draw:frame presentation:style-name="pr1" draw:layer="layout" svg:width="25.191cm" svg:height="3.523cm" svg:x="1.399cm" svg:y="0.83cm" presentation:class="title" presentation:user-transformed="true">
          <draw:text-box draw:corner-radius="0.762cm">
            <text:p>Modularization:<text:line-break/>“<text:span text:style-name="T1">Original Fifteen” </text:span><text:span text:style-name="T13">(non-SWSL)</text:span></text:p>
          </draw:text-box>
        </draw:frame>
        <draw:frame draw:name="Object 2" draw:style-name="gr4" draw:layer="layout" svg:width="12.302cm" svg:height="13.997cm" svg:x="14.317cm" svg:y="4.925cm" presentation:class="object" presentation:user-transformed="true">
          <draw:object xlink:href="./Object 3" xlink:type="simple" xlink:show="embed" xlink:actuate="onLoad"/>
          <draw:image xlink:href="./ObjectReplacements/Object 3" xlink:type="simple" xlink:show="embed" xlink:actuate="onLoad"/>
        </draw:frame>
        <draw:frame presentation:style-name="pr7" draw:layer="layout" svg:width="13.601cm" svg:height="13.864cm" svg:x="1.4cm" svg:y="4.915cm" presentation:class="outline" presentation:user-transformed="true">
          <draw:text-box>
            <text:list text:style-name="L2">
              <text:list-item>
                <text:p>RuleML XSDs use directed tree-based modularization</text:p>
              </text:list-item>
              <text:list-item>
                <text:p><text:span text:style-name="T14">RuleML Relax NG uses lattices</text:span></text:p>
              </text:list-item>
              <text:list-item>
                <text:p><text:span text:style-name="T14">Lattice vertices can be assigned codes</text:span></text:p>
                <text:list>
                  <text:list-item>
                    <text:p><text:span text:style-name="T14">Bitwise-dominance indicates containment</text:span><text:span text:style-name="T14"><text:line-break/></text:span><text:span text:style-name="T14">1111 = 001111 &lt; 101111</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draw:text-box>
              <text:p>The RuleML XSD modularization approach has been based on a tree.</text:p>
              <text:p/>
              <text:p>The datalog schema is the root of the tree. An arrow indicates a schema obtained by merging, possibly with redefinition, the schema at the tail of the arrow with one or more modules (that are not shown).</text:p>
            </draw:text-box>
          </draw:frame>
        </presentation:notes>
      </draw:page>
      <draw:page draw:name="page8" draw:style-name="dp1" draw:master-page-name="RuleML" presentation:presentation-page-layout-name="AL4T10" presentation:use-footer-name="ftr1" presentation:use-date-time-name="dtd1">
        <office:forms form:automatic-focus="false" form:apply-design-mode="false"/>
        <draw:frame presentation:style-name="pr1" draw:layer="layout" svg:width="25.191cm" svg:height="3.508cm" svg:x="1.399cm" svg:y="0.837cm" presentation:class="title" presentation:user-transformed="true">
          <draw:text-box draw:corner-radius="0.762cm">
            <text:p>Modularization:<text:line-break/><text:span text:style-name="T1">Original Fifteen FOL</text:span></text:p>
          </draw:text-box>
        </draw:frame>
        <draw:frame draw:name="Object 2" draw:style-name="gr4" draw:layer="layout" svg:width="12.302cm" svg:height="13.997cm" svg:x="14.317cm" svg:y="4.925cm" presentation:class="object" presentation:user-transformed="true">
          <draw:object xlink:href="./Object 2" xlink:type="simple" xlink:show="embed" xlink:actuate="onLoad"/>
          <draw:image xlink:href="./ObjectReplacements/Object 2" xlink:type="simple" xlink:show="embed" xlink:actuate="onLoad"/>
        </draw:frame>
        <draw:frame presentation:style-name="pr7" draw:layer="layout" svg:width="13.601cm" svg:height="13.864cm" svg:x="1.4cm" svg:y="4.915cm" presentation:class="outline" presentation:user-transformed="true">
          <draw:text-box>
            <text:list text:style-name="L2">
              <text:list-item>
                <text:p>RuleML XSDs use directed tree-based modularization</text:p>
              </text:list-item>
              <text:list-item>
                <text:p>RuleML Relax NG uses lattices</text:p>
              </text:list-item>
              <text:list-item>
                <text:p><text:span text:style-name="T14">Lattice vertices can be assigned codes</text:span></text:p>
                <text:list>
                  <text:list-item>
                    <text:p><text:span text:style-name="T14">Bitwise-dominance indicates containment</text:span><text:span text:style-name="T14"><text:line-break/></text:span><text:span text:style-name="T14">1111 = 001111 &lt; 101111</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5.049cm" svg:x="2.1cm" svg:y="14.107cm" presentation:class="notes" presentation:user-transformed="true">
            <draw:text-box>
              <text:p>The RuleML Relax NG modularization approach is based on a lattice. The original fifteen languages can be represented graphically as a lattice by adding a few arrows. </text:p>
              <text:p/>
              <text:p>The bottom (infimum) of the lattice is the bindatagroundfact sublanguage, so the direction of the arrows in the lowest branch is reversed from the previous slide. Now the arrows are all consistent with the partial order of containment, pointing towards the containing sublanguage.</text:p>
              <text:p/>
              <text:p>The partial order represented here is based on syntactic containment.</text:p>
              <text:p>Every valid instance in the contained sublanguage is also valid in the containing sublanguage. Semantics is defined in the top language, so that the meaning of a statement is never dependent on what sublanguage it belongs to. </text:p>
            </draw:text-box>
          </draw:frame>
        </presentation:notes>
      </draw:page>
      <draw:page draw:name="page9" draw:style-name="dp1" draw:master-page-name="RuleML" presentation:presentation-page-layout-name="AL4T10" presentation:use-footer-name="ftr1" presentation:use-date-time-name="dtd1">
        <office:forms form:automatic-focus="false" form:apply-design-mode="false"/>
        <draw:frame presentation:style-name="pr1" draw:layer="layout" svg:width="25.191cm" svg:height="3.508cm" svg:x="1.399cm" svg:y="0.837cm" presentation:class="title" presentation:user-transformed="true">
          <draw:text-box draw:corner-radius="0.762cm">
            <text:p>Modularization:<text:line-break/><text:span text:style-name="T1">Original Fifteen FOL</text:span></text:p>
          </draw:text-box>
        </draw:frame>
        <draw:frame presentation:style-name="pr7" draw:layer="layout" svg:width="13.601cm" svg:height="13.864cm" svg:x="1.399cm" svg:y="4.915cm" presentation:class="outline" presentation:user-transformed="true">
          <draw:text-box>
            <text:list text:style-name="L2">
              <text:list-item>
                <text:p>RuleML XSDs use directed tree-based modularization</text:p>
              </text:list-item>
              <text:list-item>
                <text:p>RuleML Relax NG uses lattices</text:p>
              </text:list-item>
              <text:list-item>
                <text:p>Lattice vertices can be assigned codes</text:p>
                <text:list>
                  <text:list-item>
                    <text:p>Bitwise-dominance indicates containment<text:line-break/>1111 = 001111 &lt; 101111</text:p>
                  </text:list-item>
                </text:list>
              </text:list-item>
            </text:list>
          </draw:text-box>
        </draw:frame>
        <draw:frame draw:name="Object 2" draw:style-name="gr4" draw:layer="layout" svg:width="12.301cm" svg:height="14.203cm" svg:x="14.318cm" svg:y="4.925cm" presentation:class="object" presentation:user-transformed="true">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user-transformed="true">
            <draw:text-box>
              <text:p>The lattice structure, arising from the partial order containment (syntactic and semantic) can be encoded as a binary number, where order is based on bit-wise dominance. </text:p>
              <text:p/>
              <text:p>For example, to compare the codes 1111 (datalog) and 101111 (negdatalog), we first pad with zeros on the left</text:p>
              <text:p>1111 = 001111</text:p>
              <text:p>and then compare bit-wise</text:p>
              <text:p>001111 &lt; 101111</text:p>
            </draw:text-box>
          </draw:frame>
        </presentation:notes>
      </draw:page>
      <draw:page draw:name="page10" draw:style-name="dp1" draw:master-page-name="RuleML" presentation:presentation-page-layout-name="AL6T9" presentation:use-footer-name="ftr1" presentation:use-date-time-name="dtd1">
        <office:forms form:automatic-focus="false" form:apply-design-mode="false"/>
        <draw:frame presentation:style-name="pr1" draw:layer="layout" svg:width="25.191cm" svg:height="3.523cm" svg:x="1.399cm" svg:y="0.83cm" presentation:class="title" presentation:user-transformed="true">
          <draw:text-box draw:corner-radius="0.762cm">
            <text:p>Modular sYNtax confiGurator http://ruleml.org/1.0/myng/</text:p>
          </draw:text-box>
        </draw:frame>
        <draw:frame draw:style-name="gr5" draw:text-style-name="P2" draw:layer="layout" svg:width="21.59cm" svg:height="12.979cm" svg:x="2.999cm" svg:y="5.152cm" presentation:class="graphic" presentation:user-transformed="true">
          <draw:image xlink:href="../RuleMLMYNGGUIv1.0_2.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4.257cm" svg:x="2.1cm" svg:y="14.107cm" presentation:class="notes" presentation:user-transformed="true">
            <draw:text-box>
              <text:p>A java script-driven web application (http://ruleml.org/1.0/myng), the Modular sYNtax confiGurator (MYNG), pronounce either "ming" or "my NG", has been created to assist with managing the large number of new sublanguages available through the lattice-based modularization approach.</text:p>
              <text:p/>
              <text:p>The options are organized into facets of semantically related features. For each facet, the user's selection is converted to the appropriate hexadecimal code for the query string.</text:p>
              <text:p/>
              <text:p>The Refresh Schema button updates the URL according to the user's selections, and also displays the text of the driver schema (not shown).</text:p>
              <text:p>The URL can be used to download the driver schema, or for online validation, as will be shown during the demonstration session.</text:p>
            </draw:text-box>
          </draw:frame>
        </presentation:notes>
      </draw:page>
      <draw:page draw:name="page11" draw:style-name="dp1" draw:master-page-name="RuleML" presentation:presentation-page-layout-name="AL2T1" presentation:use-footer-name="ftr1" presentation:use-date-time-name="dtd1">
        <draw:frame presentation:style-name="pr1" draw:layer="layout" svg:width="25.191cm" svg:height="3.508cm" svg:x="1.399cm" svg:y="0.837cm" presentation:class="title">
          <draw:text-box draw:corner-radius="0.762cm">
            <text:p>On-the-Fly Instance Validation</text:p>
          </draw:text-box>
        </draw:frame>
        <draw:frame presentation:style-name="pr5" draw:text-style-name="P8" draw:layer="layout" svg:width="27.991cm" svg:height="13.613cm" svg:x="0cm" svg:y="4.915cm" presentation:class="outline" presentation:user-transformed="true">
          <draw:text-box>
            <text:list text:style-name="L2">
              <text:list-header>
                <text:p><text:span text:style-name="T15">&lt;?xml-model href="http://ruleml.org/1.0/</text:span><text:span text:style-name="T15"><text:line-break/></text:span><text:span text:style-name="T15"> <text:s/>relaxng/schema_rnc.php? </text:span><text:span text:style-name="T15"><text:line-break/></text:span><text:span text:style-name="T15"> <text:s/>backbone=x0&amp;amp;terms=x10&amp;amp;..." <text:s text:c="3"/></text:span><text:span text:style-name="T15"><text:line-break/></text:span><text:span text:style-name="T15"> <text:s/>type="application/relax-ng-compact-syntax"?&gt;</text:span><text:span text:style-name="T15"><text:line-break/></text:span><text:span text:style-name="T15">&lt;RuleMLxmlns="..."&gt; </text:span><text:span text:style-name="T15"><text:line-break/></text:span><text:span text:style-name="T15"> <text:s/>&lt;Assert&gt; <text:s/>&lt;formula&gt;</text:span><text:span text:style-name="T15"><text:line-break/></text:span><text:span text:style-name="T15"> <text:s text:c="3"/>&lt;Equal&gt; <text:s/></text:span><text:span text:style-name="T15"><text:line-break/></text:span><text:span text:style-name="T15"> <text:s text:c="5"/>&lt;left&gt;&lt;Ind&gt;Lady Gaga&lt;/Ind&gt;&lt;/left&gt;</text:span><text:span text:style-name="T15"><text:line-break/></text:span><text:span text:style-name="T15"> <text:s text:c="5"/>&lt;right&gt;&lt;Ind&gt;Stefani Joanne Angelina</text:span><text:span text:style-name="T15"><text:line-break/></text:span><text:span text:style-name="T15"> <text:s text:c="17"/>Germanotta&lt;/Ind&gt;&lt;/right&gt; </text:span><text:span text:style-name="T15"><text:line-break/></text:span><text:span text:style-name="T15"> <text:s text:c="3"/>&lt;/Equal&gt; <text:s/></text:span><text:span text:style-name="T15"><text:line-break/></text:span><text:span text:style-name="T15"> <text:s/>&lt;/formula&gt; <text:s/>&lt;/Assert&gt; </text:span><text:span text:style-name="T15"><text:line-break/></text:span><text:span text:style-name="T15">&lt;/RuleML&gt;</text:span></text:p>
              </text:list-header>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user-transformed="true">
            <draw:text-box>
              <text:p>The parametrized schema URL may appear as an attribute of an xml-model processing instruction, for use in validation by xml-model processing software, such as oXygen (http://oxygenxml.com)</text:p>
              <text:p/>
              <text:p>An example is shown of a minimal language (backbone=x0) with only atomic, nullary facts that includes equations (terms=x10). This is a sublanguage that is not represented among the "Original Fifteen".</text:p>
            </draw:text-box>
          </draw:frame>
        </presentation:notes>
      </draw:page>
      <draw:page draw:name="page12" draw:style-name="dp1" draw:master-page-name="RuleML" presentation:presentation-page-layout-name="AL4T10" presentation:use-footer-name="ftr1" presentation:use-date-time-name="dtd1">
        <draw:frame presentation:style-name="pr1" draw:layer="layout" svg:width="25.191cm" svg:height="3.508cm" svg:x="1.399cm" svg:y="0.837cm" presentation:class="title" presentation:user-transformed="true">
          <draw:text-box draw:corner-radius="0.762cm">
            <text:p>Modularization by Mix-in:<text:line-break/><text:span text:style-name="T1">Expressive Power (backbone)</text:span></text:p>
          </draw:text-box>
        </draw:frame>
        <draw:frame draw:name="Object 5" draw:style-name="gr4" draw:layer="layout" svg:width="25.098cm" svg:height="13.863cm" svg:x="1.5cm" svg:y="4.915cm" presentation:class="object" presentation:user-transformed="true">
          <draw:object xlink:href="./Object 5" xlink:type="simple" xlink:show="embed" xlink:actuate="onLoad"/>
          <draw:image xlink:href="./ObjectReplacements/Object 5" xlink:type="simple" xlink:show="embed" xlink:actuate="onLoad"/>
        </draw:frame>
        <draw:frame presentation:style-name="pr7" draw:layer="layout" svg:width="13cm" svg:height="13.864cm" svg:x="13.5cm" svg:y="4.902cm" presentation:class="outline" presentation:user-transformed="true">
          <draw:text-box>
            <text:list text:style-name="L2">
              <text:list-item>
                <text:p>Lowest expressivity</text:p>
                <text:list>
                  <text:list-item>
                    <text:p>Atomic formulas</text:p>
                  </text:list-item>
                </text:list>
              </text:list-item>
              <text:list-item>
                <text:p><text:span text:style-name="T14">Freely-combinable</text:span></text:p>
                <text:list>
                  <text:list-item>
                    <text:p><text:span text:style-name="T14">Atoms + And/Or </text:span><text:span text:style-name="T16"></text:span><text:span text:style-name="T14"> Ground Facts</text:span></text:p>
                  </text:list-item>
                  <text:list-item>
                    <text:p><text:span text:style-name="T14">Atoms + And/Or + Implies </text:span><text:span text:style-name="T16"></text:span><text:span text:style-name="T14"> Ground Logic</text:span></text:p>
                  </text:list-item>
                  <text:list-item>
                    <text:p><text:span text:style-name="T14">And/Or + Implies </text:span><text:span text:style-name="T16"></text:span><text:span text:style-name="T14"> ?</text:span></text:p>
                  </text:list-item>
                  <text:list-item>
                    <text:p><text:span text:style-name="T14">Atoms + Implies </text:span><text:span text:style-name="T16"></text:span><text:span text:style-name="T14"> ?</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RuleML-notes" draw:layer="layout" svg:width="16.799cm" svg:height="6.337cm" svg:x="2.1cm" svg:y="14.107cm" presentation:class="notes" presentation:user-transformed="true">
            <draw:text-box>
              <text:p>The Relax NG modularization is more fine-grained than the XSD modularization. For example, <text:s/>the Atomic Formulas modules together with common modules defining the root element &lt;RuleML&gt; and performatives, such as <text:s/>&lt;Assert&gt;, provides a minimal language that has the lowest expressive power of the sublanguages available from the RuleML MYNG GUI.</text:p>
            </draw:text-box>
          </draw:frame>
        </presentation:notes>
      </draw:page>
      <draw:page draw:name="page13" draw:style-name="dp1" draw:master-page-name="RuleML" presentation:presentation-page-layout-name="AL4T10" presentation:use-footer-name="ftr1" presentation:use-date-time-name="dtd1">
        <draw:frame presentation:style-name="pr1" draw:layer="layout" svg:width="25.191cm" svg:height="3.508cm" svg:x="1.399cm" svg:y="0.837cm" presentation:class="title" presentation:user-transformed="true">
          <draw:text-box draw:corner-radius="0.762cm">
            <text:p>Modularization by Mix-in:<text:line-break/><text:span text:style-name="T1">Expressive Power (backbone)</text:span></text:p>
          </draw:text-box>
        </draw:frame>
        <draw:frame draw:name="Object 5" draw:style-name="gr4" draw:layer="layout" svg:width="25.098cm" svg:height="13.863cm" svg:x="1.5cm" svg:y="4.915cm" presentation:class="object" presentation:user-transformed="true">
          <draw:object xlink:href="./Object 8" xlink:type="simple" xlink:show="embed" xlink:actuate="onLoad"/>
          <draw:image xlink:href="./ObjectReplacements/Object 8" xlink:type="simple" xlink:show="embed" xlink:actuate="onLoad"/>
        </draw:frame>
        <draw:frame presentation:style-name="pr7" draw:layer="layout" svg:width="13cm" svg:height="13.864cm" svg:x="13.5cm" svg:y="4.902cm" presentation:class="outline" presentation:user-transformed="true">
          <draw:text-box>
            <text:list text:style-name="L2">
              <text:list-item>
                <text:p>Lowest expressivity</text:p>
                <text:list>
                  <text:list-item>
                    <text:p>Atomic formulas</text:p>
                  </text:list-item>
                </text:list>
              </text:list-item>
              <text:list-item>
                <text:p>Freely-combinable</text:p>
                <text:list>
                  <text:list-item>
                    <text:p>Atoms + And/Or <text:span text:style-name="T17"></text:span> Ground Facts</text:p>
                  </text:list-item>
                  <text:list-item>
                    <text:p><text:span text:style-name="T14">Atoms + And/Or + Implies </text:span><text:span text:style-name="T16"></text:span><text:span text:style-name="T14"> Ground Logic</text:span></text:p>
                  </text:list-item>
                  <text:list-item>
                    <text:p><text:span text:style-name="T14">And/Or + Implies </text:span><text:span text:style-name="T16"></text:span><text:span text:style-name="T14"> ?</text:span></text:p>
                  </text:list-item>
                  <text:list-item>
                    <text:p><text:span text:style-name="T14">Atoms + Implies </text:span><text:span text:style-name="T16"></text:span><text:span text:style-name="T14"> ?</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RuleML-notes" draw:layer="layout" svg:width="16.799cm" svg:height="3.169cm" svg:x="2.1cm" svg:y="14.107cm" presentation:class="notes" presentation:user-transformed="true">
            <draw:text-box>
              <text:p>Mixing-in the And/Or module as well as Atomic Formulas produces the Ground Fact level of expressive power, with conjunction and disjunction of atomic formulas.</text:p>
            </draw:text-box>
          </draw:frame>
        </presentation:notes>
      </draw:page>
      <draw:page draw:name="page14" draw:style-name="dp1" draw:master-page-name="RuleML" presentation:presentation-page-layout-name="AL4T10" presentation:use-footer-name="ftr1" presentation:use-date-time-name="dtd1">
        <draw:frame presentation:style-name="pr1" draw:layer="layout" svg:width="25.191cm" svg:height="3.508cm" svg:x="1.399cm" svg:y="0.837cm" presentation:class="title" presentation:user-transformed="true">
          <draw:text-box draw:corner-radius="0.762cm">
            <text:p>Modularization by Mix-in:<text:line-break/><text:span text:style-name="T1">Expressive Power (backbone)</text:span></text:p>
          </draw:text-box>
        </draw:frame>
        <draw:frame draw:name="Object 5" draw:style-name="gr4" draw:layer="layout" svg:width="25.098cm" svg:height="13.863cm" svg:x="1.5cm" svg:y="4.915cm" presentation:class="object" presentation:user-transformed="true">
          <draw:object xlink:href="./Object 7" xlink:type="simple" xlink:show="embed" xlink:actuate="onLoad"/>
          <draw:image xlink:href="./ObjectReplacements/Object 7" xlink:type="simple" xlink:show="embed" xlink:actuate="onLoad"/>
        </draw:frame>
        <draw:frame presentation:style-name="pr7" draw:layer="layout" svg:width="13cm" svg:height="13.864cm" svg:x="13.5cm" svg:y="4.902cm" presentation:class="outline" presentation:user-transformed="true">
          <draw:text-box>
            <text:list text:style-name="L2">
              <text:list-item>
                <text:p>Lowest expressivity</text:p>
                <text:list>
                  <text:list-item>
                    <text:p>Atomic formulas</text:p>
                  </text:list-item>
                </text:list>
              </text:list-item>
              <text:list-item>
                <text:p>Freely-combinable</text:p>
                <text:list>
                  <text:list-item>
                    <text:p>Atoms + And/Or <text:span text:style-name="T17"></text:span> Ground Facts</text:p>
                  </text:list-item>
                  <text:list-item>
                    <text:p>Atoms + And/Or + Implies <text:span text:style-name="T17"></text:span> Ground Logic</text:p>
                  </text:list-item>
                  <text:list-item>
                    <text:p><text:span text:style-name="T14">And/Or + Implies </text:span><text:span text:style-name="T16"></text:span><text:span text:style-name="T14"> ?</text:span></text:p>
                  </text:list-item>
                  <text:list-item>
                    <text:p><text:span text:style-name="T14">Atoms + Implies </text:span><text:span text:style-name="T16"></text:span><text:span text:style-name="T14"> ?</text:span><text:span text:style-name="T18"><text:tab/></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draw:text-box>
              <text:p>Mixing-in the Implies module with And/Or and Atom <text:s/>gives <text:s/>the Ground Logic level of expressive power.</text:p>
              <text:p/>
            </draw:text-box>
          </draw:frame>
        </presentation:notes>
      </draw:page>
      <draw:page draw:name="page15" draw:style-name="dp1" draw:master-page-name="RuleML" presentation:presentation-page-layout-name="AL4T10" presentation:use-footer-name="ftr1" presentation:use-date-time-name="dtd1">
        <draw:frame presentation:style-name="pr1" draw:layer="layout" svg:width="25.191cm" svg:height="3.508cm" svg:x="1.399cm" svg:y="0.837cm" presentation:class="title" presentation:user-transformed="true">
          <draw:text-box draw:corner-radius="0.762cm">
            <text:p>Modularization by Mix-in:<text:line-break/><text:span text:style-name="T1">Expressive Power (backbone)</text:span></text:p>
          </draw:text-box>
        </draw:frame>
        <draw:frame draw:name="Object 5" draw:style-name="gr4" draw:layer="layout" svg:width="25.098cm" svg:height="13.863cm" svg:x="1.402cm" svg:y="5cm" presentation:class="object" presentation:user-transformed="true">
          <draw:object xlink:href="./Object 9" xlink:type="simple" xlink:show="embed" xlink:actuate="onLoad"/>
          <draw:image xlink:href="./ObjectReplacements/Object 9" xlink:type="simple" xlink:show="embed" xlink:actuate="onLoad"/>
        </draw:frame>
        <draw:frame presentation:style-name="pr7" draw:layer="layout" svg:width="13cm" svg:height="13.864cm" svg:x="13.5cm" svg:y="4.902cm" presentation:class="outline" presentation:user-transformed="true">
          <draw:text-box>
            <text:list text:style-name="L2">
              <text:list-item>
                <text:p>Lowest expressivity</text:p>
                <text:list>
                  <text:list-item>
                    <text:p>Atomic formulas</text:p>
                  </text:list-item>
                </text:list>
              </text:list-item>
              <text:list-item>
                <text:p>Freely-combinable</text:p>
                <text:list>
                  <text:list-item>
                    <text:p>Atoms + And/Or <text:span text:style-name="T17"></text:span> Ground Facts</text:p>
                  </text:list-item>
                  <text:list-item>
                    <text:p>Atoms + And/Or + Implies <text:span text:style-name="T17"></text:span> Ground Logic</text:p>
                  </text:list-item>
                  <text:list-item>
                    <text:p><text:span text:style-name="T18">And/Or + Implies </text:span><text:span text:style-name="T19"></text:span><text:span text:style-name="T18"> ?</text:span></text:p>
                  </text:list-item>
                  <text:list-item>
                    <text:p><text:span text:style-name="T14">Atoms + Implies </text:span><text:span text:style-name="T16"></text:span><text:span text:style-name="T14"> ?</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draw:text-box>
              <text:p>What happens if we combine the modules for And/Or and Implies, but not Atomic Formulas?</text:p>
              <text:p/>
              <text:p>It is a non-empty language, because the empty &lt;And/&gt; and &lt;Or/&gt; are terminal symbols, representing Truth and Falsity, respectively, but has no vocabulary.</text:p>
            </draw:text-box>
          </draw:frame>
        </presentation:notes>
      </draw:page>
      <draw:page draw:name="page16" draw:style-name="dp1" draw:master-page-name="RuleML" presentation:presentation-page-layout-name="AL4T10" presentation:use-footer-name="ftr1" presentation:use-date-time-name="dtd1">
        <draw:frame presentation:style-name="pr1" draw:layer="layout" svg:width="25.191cm" svg:height="3.508cm" svg:x="1.399cm" svg:y="0.837cm" presentation:class="title" presentation:user-transformed="true">
          <draw:text-box draw:corner-radius="0.762cm">
            <text:p>Modularization by Mix-in:<text:line-break/><text:span text:style-name="T1">Expressive Power (backbone)</text:span></text:p>
          </draw:text-box>
        </draw:frame>
        <draw:frame draw:name="Object 5" draw:style-name="gr4" draw:layer="layout" svg:width="25.098cm" svg:height="13.863cm" svg:x="1.5cm" svg:y="4.915cm" presentation:class="object" presentation:user-transformed="true">
          <draw:object xlink:href="./Object 12" xlink:type="simple" xlink:show="embed" xlink:actuate="onLoad"/>
          <draw:image xlink:href="./ObjectReplacements/Object 12" xlink:type="simple" xlink:show="embed" xlink:actuate="onLoad"/>
        </draw:frame>
        <draw:frame presentation:style-name="pr7" draw:layer="layout" svg:width="13cm" svg:height="13.864cm" svg:x="13.5cm" svg:y="4.902cm" presentation:class="outline" presentation:user-transformed="true">
          <draw:text-box>
            <text:list text:style-name="L2">
              <text:list-item>
                <text:p>Lowest expressivity</text:p>
                <text:list>
                  <text:list-item>
                    <text:p>Atomic formulas</text:p>
                  </text:list-item>
                </text:list>
              </text:list-item>
              <text:list-item>
                <text:p>Freely-combinable</text:p>
                <text:list>
                  <text:list-item>
                    <text:p>Atoms + And/Or <text:span text:style-name="T17"></text:span> Ground Facts</text:p>
                  </text:list-item>
                  <text:list-item>
                    <text:p>Atoms + And/Or + Implies <text:span text:style-name="T17"></text:span> Ground Logic</text:p>
                  </text:list-item>
                  <text:list-item>
                    <text:p><text:span text:style-name="T18">And/Or + Implies </text:span><text:span text:style-name="T19"></text:span><text:span text:style-name="T18"> ?</text:span></text:p>
                  </text:list-item>
                  <text:list-item>
                    <text:p><text:span text:style-name="T18">Atoms + Implies </text:span><text:span text:style-name="T19"></text:span><text:span text:style-name="T18"> ?</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draw:text-box>
              <text:p>What happens if we combine the modules for Atomic Formulas and Implies?</text:p>
              <text:p/>
              <text:p>This is a viable language, allowing compound implications of Atomic formulas but without conjunction and disjunction. </text:p>
            </draw:text-box>
          </draw:frame>
        </presentation:notes>
      </draw:page>
      <draw:page draw:name="page17" draw:style-name="dp1" draw:master-page-name="RuleML" presentation:presentation-page-layout-name="AL4T10" presentation:use-footer-name="ftr1" presentation:use-date-time-name="dtd1">
        <draw:frame presentation:style-name="pr1" draw:layer="layout" svg:width="25.191cm" svg:height="3.508cm" svg:x="1.399cm" svg:y="0.837cm" presentation:class="title" presentation:user-transformed="true">
          <draw:text-box draw:corner-radius="0.762cm">
            <text:p>Modularization by Mix-in:<text:line-break/><text:span text:style-name="T1">Expressive Power (backbone)</text:span></text:p>
          </draw:text-box>
        </draw:frame>
        <draw:frame draw:name="Object 5" draw:style-name="gr4" draw:layer="layout" svg:width="25.098cm" svg:height="13.863cm" svg:x="1.5cm" svg:y="4.915cm" presentation:class="object" presentation:user-transformed="true">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draw:text-box>
              <text:p>The full lattice of all sublanguages that could be created by freely combining these modules would be very large.</text:p>
              <text:p/>
              <text:p>Only the options on the left are available from the RuleML MYNG GUI.</text:p>
              <text:p/>
              <text:p>For advanced users, the other options are available from the parameterized schema by direct manipulation of the query string – or by directly modifying a local copy of the schema driver.</text:p>
              <text:p/>
              <text:p>A total of 7 levels of expressive power are available from the GUI, from Atomic Formulas Only</text:p>
            </draw:text-box>
          </draw:frame>
        </presentation:notes>
      </draw:page>
      <draw:page draw:name="page18" draw:style-name="dp1" draw:master-page-name="RuleML" presentation:presentation-page-layout-name="AL4T10" presentation:use-footer-name="ftr1" presentation:use-date-time-name="dtd1">
        <draw:frame presentation:style-name="pr1" draw:layer="layout" svg:width="25.191cm" svg:height="3.508cm" svg:x="1.399cm" svg:y="0.837cm" presentation:class="title" presentation:user-transformed="true">
          <draw:text-box draw:corner-radius="0.762cm">
            <text:p>Modularization by Mix-in:<text:line-break/><text:span text:style-name="T1">Expressive Power (backbone)</text:span></text:p>
          </draw:text-box>
        </draw:frame>
        <draw:frame draw:name="Object 5" draw:style-name="gr4" draw:layer="layout" svg:width="25.098cm" svg:height="13.863cm" svg:x="1.5cm" svg:y="4.915cm" presentation:class="object" presentation:user-transformed="true">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207cm" presentation:class="notes" presentation:user-transformed="true">
            <draw:text-box>
              <text:p>... to Full First-Order Logic.</text:p>
              <text:p/>
            </draw:text-box>
          </draw:frame>
        </presentation:notes>
      </draw:page>
      <draw:page draw:name="page19" draw:style-name="dp1" draw:master-page-name="RuleML" presentation:presentation-page-layout-name="AL4T10" presentation:use-footer-name="ftr1" presentation:use-date-time-name="dtd1">
        <draw:frame presentation:style-name="pr1" draw:layer="layout" svg:width="25.191cm" svg:height="3.508cm" svg:x="1.399cm" svg:y="0.837cm" presentation:class="title" presentation:user-transformed="true">
          <draw:text-box draw:corner-radius="0.762cm">
            <text:p>Modularization by Mix-in:<text:line-break/><text:span text:style-name="T1">Term Sequences (termseq)</text:span></text:p>
          </draw:text-box>
        </draw:frame>
        <draw:frame presentation:style-name="pr7" draw:layer="layout" svg:width="15cm" svg:height="13.864cm" svg:x="1cm" svg:y="4.915cm" presentation:class="outline" presentation:user-transformed="true">
          <draw:text-box>
            <text:list text:style-name="L2">
              <text:list-item>
                <text:p>“Original Fifteen”</text:p>
                <text:list>
                  <text:list-item>
                    <text:list>
                      <text:list-item>
                        <text:p>Binary (zero or two positional arguments)</text:p>
                      </text:list-item>
                      <text:list-item>
                        <text:p>Polyadic (zero to many)</text:p>
                      </text:list-item>
                    </text:list>
                  </text:list-item>
                </text:list>
              </text:list-item>
              <text:list-item>
                <text:p>Relax NG schemas<text:tab/></text:p>
                <text:list>
                  <text:list-item>
                    <text:list>
                      <text:list-item>
                        <text:p>Also allow propositional sublanguage - Nullary (zero positional arguments)</text:p>
                      </text:list-item>
                    </text:list>
                  </text:list-item>
                </text:list>
              </text:list-item>
              <text:list-item>
                <text:p>Freely-combinable with “backbone” facet</text:p>
              </text:list-item>
            </text:list>
          </draw:text-box>
        </draw:frame>
        <draw:frame draw:name="Object 11" draw:style-name="gr4" draw:layer="layout" svg:width="12.292cm" svg:height="13.863cm" svg:x="14.606cm" svg:y="4.915cm" presentation:class="object" presentation:user-transformed="true">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draw:text-box>
              <text:p>The original fifteen RuleML sublanguages allowed either binary or polyadic positional arguments.</text:p>
              <text:p/>
              <text:p>The Relax NG schemas also allow no positional arguments (nullary atomic formulas), corresponding to a propositional sublanguage. This option could also be used for a pure frame language (slots only).</text:p>
              <text:p/>
              <text:p>The lattice encoding is based on separate <text:s/>vertices for Unary and Ternary+ sequences. Although these are not implemented at this time, such modules may be needed in the future, e.g. for the implementation of SWSL.</text:p>
              <text:p/>
              <text:p/>
            </draw:text-box>
          </draw:frame>
        </presentation:notes>
      </draw:page>
      <draw:page draw:name="page20" draw:style-name="dp1" draw:master-page-name="RuleML" presentation:presentation-page-layout-name="AL3T3" presentation:use-footer-name="ftr1" presentation:use-date-time-name="dtd1">
        <draw:frame presentation:style-name="pr1" draw:layer="layout" svg:width="25.191cm" svg:height="3.508cm" svg:x="1.399cm" svg:y="0.837cm" presentation:class="title">
          <draw:text-box draw:corner-radius="0.762cm">
            <text:p>RNC as Content Model</text:p>
          </draw:text-box>
        </draw:frame>
        <draw:frame presentation:style-name="pr8" draw:layer="layout" svg:width="15.101cm" svg:height="14.085cm" svg:x="1.399cm" svg:y="4.915cm" presentation:class="outline" presentation:user-transformed="true">
          <draw:text-box>
            <text:list text:style-name="L2">
              <text:list-item>
                <text:p>XSD</text:p>
                <text:p><text:span text:style-name="T20">&lt;xs:element name="RuleML"&gt;</text:span><text:span text:style-name="T20"><text:line-break/></text:span><text:span text:style-name="T20"> <text:s/>&lt;xs:complexType&gt;</text:span><text:span text:style-name="T20"><text:line-break/></text:span><text:span text:style-name="T20"> <text:s text:c="3"/>&lt;xs:sequence&gt;</text:span><text:span text:style-name="T20"><text:line-break/></text:span><text:span text:style-name="T20"> <text:s text:c="5"/>&lt;xs:element minOccurs="0"</text:span><text:span text:style-name="T20"><text:line-break/></text:span><text:span text:style-name="T20"> <text:s text:c="8"/>ref="ruleml:oid"/&gt;</text:span><text:span text:style-name="T20"><text:line-break/></text:span><text:span text:style-name="T20"> <text:s text:c="5"/>&lt;xs:choice minOccurs="0"</text:span><text:span text:style-name="T20"><text:line-break/></text:span><text:span text:style-name="T20"> <text:s text:c="8"/>maxOccurs="unbounded"&gt;</text:span><text:span text:style-name="T20"><text:line-break/></text:span><text:span text:style-name="T20"> <text:s text:c="7"/>&lt;xs:element</text:span><text:span text:style-name="T20"><text:line-break/></text:span><text:span text:style-name="T20"> <text:s text:c="8"/>ref="ruleml:act"/&gt;</text:span><text:span text:style-name="T20"><text:line-break/></text:span><text:span text:style-name="T20"> <text:s text:c="7"/>&lt;xs:element</text:span><text:span text:style-name="T20"><text:line-break/></text:span><text:span text:style-name="T20"> <text:s text:c="8"/>ref="ruleml:Assert"/&gt;</text:span><text:span text:style-name="T20"><text:line-break/></text:span><text:span text:style-name="T20"> <text:s text:c="7"/>&lt;xs:element</text:span><text:span text:style-name="T20"><text:line-break/></text:span><text:span text:style-name="T20"> <text:s text:c="8"/>ref="ruleml:Retract"/&gt;</text:span><text:span text:style-name="T20"><text:line-break/></text:span><text:span text:style-name="T20"> <text:s text:c="7"/>&lt;xs:element</text:span><text:span text:style-name="T20"><text:line-break/></text:span><text:span text:style-name="T20"> <text:s text:c="8"/>ref="ruleml:Query"/&gt;</text:span><text:span text:style-name="T20"><text:line-break/></text:span><text:span text:style-name="T20"> <text:s text:c="5"/>&lt;/xs:choice&gt; ...</text:span></text:p>
              </text:list-item>
            </text:list>
          </draw:text-box>
        </draw:frame>
        <draw:frame presentation:style-name="pr5" draw:layer="layout" svg:width="9.5cm" svg:height="13.613cm" svg:x="17cm" svg:y="4.887cm" presentation:class="outline" presentation:user-transformed="true">
          <draw:text-box>
            <text:list text:style-name="L2">
              <text:list-item>
                <text:p>RNC</text:p>
              </text:list-item>
            </text:list>
            <text:p text:style-name="P9"><text:span text:style-name="T21">RuleML </text:span><text:span text:style-name="T22">=</text:span><text:span text:style-name="T21"> </text:span><text:span text:style-name="T23">element <text:s/></text:span><text:span text:style-name="T23"><text:line-break/></text:span><text:span text:style-name="T23"> <text:s/></text:span><text:span text:style-name="T21">RuleML </text:span><text:span text:style-name="T22">{</text:span><text:span text:style-name="T21"> </text:span><text:span text:style-name="T21"><text:line-break/></text:span><text:span text:style-name="T21"> <text:s text:c="3"/>oid</text:span><text:span text:style-name="T22">?,</text:span><text:span text:style-name="T21"> </text:span><text:span text:style-name="T21"><text:line-break/></text:span><text:span text:style-name="T21"> <text:s text:c="3"/></text:span><text:span text:style-name="T22">( act</text:span><text:span text:style-name="T22"><text:line-break/></text:span><text:span text:style-name="T22"> <text:s text:c="5"/>| </text:span><text:span text:style-name="T21">Assert </text:span><text:span text:style-name="T21"><text:line-break/></text:span><text:span text:style-name="T21"> <text:s text:c="5"/></text:span><text:span text:style-name="T22">|</text:span><text:span text:style-name="T21"> Retract </text:span><text:span text:style-name="T21"><text:line-break/></text:span><text:span text:style-name="T21"> <text:s text:c="5"/></text:span><text:span text:style-name="T22">|</text:span><text:span text:style-name="T21"> Query</text:span><text:span text:style-name="T22">)*</text:span><text:span text:style-name="T21"> </text:span><text:span text:style-name="T22">}</text:span><text:span text:style-name="T24"><text:line-break/></text:span><text:span text:style-name="T24"/></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465cm" svg:x="2.1cm" svg:y="14.107cm" presentation:class="notes" presentation:user-transformed="true">
            <draw:text-box>
              <text:p>This slide shows a side-by-side view of an XSD and the corresponding RNC schema as a "content model". <text:s/>RNC syntax should look very familiar to DTD users. However, RNC is not a step backwards. RNC is more expressive than XSD which is in turm more expressive than DTD.<text:line-break/><text:line-break/>The RNC schema defines a pattern, call "RuleML" which matches an element with name "RuleML" having content model of an optional oid element and zero to many of a choice of act, Assert, Retract or Query elements.</text:p>
              <text:p/>
              <text:p>This example illustrates striping, with capitalized Node stripes (RuleML, Assert, ...) alternatiing with <text:s/>lower-case edge stripes (act). If redundant, stripes may be skipped. <text:s/></text:p>
            </draw:text-box>
          </draw:frame>
        </presentation:notes>
      </draw:page>
      <draw:page draw:name="page21" draw:style-name="dp1" draw:master-page-name="RuleML" presentation:presentation-page-layout-name="AL3T3" presentation:use-footer-name="ftr1" presentation:use-date-time-name="dtd1">
        <draw:frame presentation:style-name="pr1" draw:layer="layout" svg:width="25.191cm" svg:height="3.508cm" svg:x="1.399cm" svg:y="0.837cm" presentation:class="title">
          <draw:text-box draw:corner-radius="0.762cm">
            <text:p>Serializations Compared</text:p>
          </draw:text-box>
        </draw:frame>
        <draw:frame presentation:style-name="pr7" draw:layer="layout" svg:width="12.292cm" svg:height="13.864cm" svg:x="1.399cm" svg:y="4.915cm" presentation:class="outline" presentation:user-transformed="true">
          <draw:text-box>
            <text:list text:style-name="L2">
              <text:list-item>
                <text:p>RNC normal</text:p>
              </text:list-item>
            </text:list>
            <text:p><text:span text:style-name="T21">Atom </text:span><text:span text:style-name="T22">=</text:span><text:span text:style-name="T21"> </text:span><text:span text:style-name="T23">element</text:span><text:span text:style-name="T21"> Atom </text:span><text:span text:style-name="T22">{</text:span><text:span text:style-name="T21"><text:line-break/></text:span><text:span text:style-name="T21"> <text:s/></text:span><text:span text:style-name="T23">attribute</text:span><text:span text:style-name="T21"> closure </text:span><text:span text:style-name="T22">{</text:span><text:span text:style-name="T21"> </text:span><text:span text:style-name="T21"><text:line-break/></text:span><text:span text:style-name="T21"> <text:s text:c="3"/></text:span><text:span text:style-name="T25">"universal"</text:span><text:span text:style-name="T21"> </text:span><text:span text:style-name="T21"><text:line-break/></text:span><text:span text:style-name="T21"> <text:s text:c="3"/></text:span><text:span text:style-name="T22">|</text:span><text:span text:style-name="T21"> </text:span><text:span text:style-name="T25">"existential"</text:span><text:span text:style-name="T21"> </text:span><text:span text:style-name="T22">}?,</text:span><text:span text:style-name="T21"><text:line-break/></text:span><text:span text:style-name="T21"> <text:s/>oid</text:span><text:span text:style-name="T22">?, </text:span><text:span text:style-name="T21">degree</text:span><text:span text:style-name="T22">?, </text:span><text:span text:style-name="T22"><text:line-break/></text:span><text:span text:style-name="T22"> <text:s/></text:span><text:span text:style-name="T21">op</text:span><text:span text:style-name="T22">, </text:span><text:span text:style-name="T22"><text:line-break/></text:span><text:span text:style-name="T22"> <text:s/></text:span><text:span text:style-name="T21">arg</text:span><text:span text:style-name="T22">*, </text:span><text:span text:style-name="T22"><text:line-break/></text:span><text:span text:style-name="T22"> <text:s/></text:span><text:span text:style-name="T21">repo</text:span><text:span text:style-name="T22">?, </text:span><text:span text:style-name="T22"><text:line-break/></text:span><text:span text:style-name="T22"> <text:s/></text:span><text:span text:style-name="T21">slot</text:span><text:span text:style-name="T22">*, </text:span><text:span text:style-name="T22"><text:line-break/></text:span><text:span text:style-name="T22"> <text:s/></text:span><text:span text:style-name="T21">resl</text:span><text:span text:style-name="T22">?</text:span><text:span text:style-name="T22"><text:line-break/></text:span><text:span text:style-name="T22">}</text:span></text:p>
          </draw:text-box>
        </draw:frame>
        <draw:frame presentation:style-name="pr7" draw:layer="layout" svg:width="12.687cm" svg:height="13.864cm" svg:x="14.322cm" svg:y="4.915cm" presentation:class="outline">
          <draw:text-box>
            <text:list text:style-name="L2">
              <text:list-item>
                <text:p>RNC relaxed</text:p>
              </text:list-item>
            </text:list>
            <text:p><text:span text:style-name="T21">Atom </text:span><text:span text:style-name="T22">=</text:span><text:span text:style-name="T21"> </text:span><text:span text:style-name="T23">element</text:span><text:span text:style-name="T21"> Atom </text:span><text:span text:style-name="T22">{</text:span><text:span text:style-name="T21"><text:line-break/></text:span><text:span text:style-name="T21"> <text:s/></text:span><text:span text:style-name="T23">attribute</text:span><text:span text:style-name="T21"> closure </text:span><text:span text:style-name="T22">{</text:span><text:span text:style-name="T21"> </text:span><text:span text:style-name="T21"><text:line-break/></text:span><text:span text:style-name="T21"> <text:s text:c="3"/></text:span><text:span text:style-name="T25">"universal"</text:span><text:span text:style-name="T21"> </text:span><text:span text:style-name="T21"><text:line-break/></text:span><text:span text:style-name="T21"> <text:s text:c="3"/></text:span><text:span text:style-name="T22">|</text:span><text:span text:style-name="T21"> </text:span><text:span text:style-name="T25">"existential"</text:span><text:span text:style-name="T21"> </text:span><text:span text:style-name="T22">}?,</text:span><text:span text:style-name="T21"><text:line-break/></text:span><text:span text:style-name="T21"> <text:s/>(oid</text:span><text:span text:style-name="T22">? &amp; </text:span><text:span text:style-name="T21">degree</text:span><text:span text:style-name="T22">?),</text:span><text:span text:style-name="T22"><text:line-break/></text:span><text:span text:style-name="T22"> <text:s/>((</text:span><text:span text:style-name="T21">op|Rel) &amp;</text:span><text:span text:style-name="T22"> </text:span><text:span text:style-name="T22"><text:line-break/></text:span><text:span text:style-name="T22"> <text:s/>(</text:span><text:span text:style-name="T21">arg|arg.content)</text:span><text:span text:style-name="T22">* &amp;</text:span><text:span text:style-name="T22"><text:line-break/></text:span><text:span text:style-name="T22"> <text:s/></text:span><text:span text:style-name="T21">repo</text:span><text:span text:style-name="T22">? &amp; </text:span><text:span text:style-name="T22"><text:line-break/></text:span><text:span text:style-name="T22"> <text:s/></text:span><text:span text:style-name="T21">slot</text:span><text:span text:style-name="T22">* &amp; </text:span><text:span text:style-name="T22"><text:line-break/></text:span><text:span text:style-name="T22"> <text:s/></text:span><text:span text:style-name="T21">resl</text:span><text:span text:style-name="T22">?)</text:span><text:span text:style-name="T22"><text:line-break/></text:span><text:span text:style-name="T22">}</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5.049cm" svg:x="2.1cm" svg:y="14.107cm" presentation:class="notes" presentation:user-transformed="true">
            <draw:text-box>
              <text:p>This slide shows a side-by-side view of monolithic RNC schemas automatically generated, for the most part, by Trang from the modular schemas for naffologeq.</text:p>
              <text:p/>
              <text:p>Both have an optional closure attribute which can take on two possible values, as well as optional oid, degree, required op, zero to many arg and/or slots and optional repo and resl.</text:p>
              <text:p/>
              <text:p>The normal serialization uses commas, indicating a position-dependent sequence.</text:p>
              <text:p/>
              <text:p>The relaxed serialization uses ampersands &amp;, the interleave symbol in RNC. This indicates a position-independent interleaved sequence</text:p>
              <text:p/>
              <text:p>The relaxed content model also shows stripe-skipping for op and arg.</text:p>
            </draw:text-box>
          </draw:frame>
        </presentation:notes>
      </draw:page>
      <draw:page draw:name="page22" draw:style-name="dp1" draw:master-page-name="RuleML" presentation:presentation-page-layout-name="AL3T3" presentation:use-footer-name="ftr1" presentation:use-date-time-name="dtd1">
        <draw:frame presentation:style-name="pr1" draw:layer="layout" svg:width="25.191cm" svg:height="3.508cm" svg:x="1.399cm" svg:y="0.837cm" presentation:class="title">
          <draw:text-box draw:corner-radius="0.762cm">
            <text:p>Interleave Explained</text:p>
          </draw:text-box>
        </draw:frame>
        <draw:frame presentation:style-name="pr7" draw:layer="layout" svg:width="12.292cm" svg:height="13.864cm" svg:x="1.5cm" svg:y="5cm" presentation:class="outline" presentation:user-transformed="true">
          <draw:text-box>
            <text:list text:style-name="L2">
              <text:list-item>
                <text:p>Schema</text:p>
              </text:list-item>
            </text:list>
            <text:p text:style-name="P10"><text:span text:style-name="T26">a = b, c</text:span><text:span text:style-name="T26"><text:line-break/></text:span><text:span text:style-name="T26">x = y, z</text:span><text:span text:style-name="T26"><text:line-break/></text:span><text:span text:style-name="T26">p = a &amp; x</text:span></text:p>
            <text:list text:continue-numbering="true" text:style-name="L2">
              <text:list-item>
                <text:p>matches</text:p>
              </text:list-item>
            </text:list>
            <text:p text:style-name="P11"><text:span text:style-name="T26">p = b, c, y, z</text:span><text:span text:style-name="T26"><text:line-break/></text:span><text:span text:style-name="T26">p = y, z, b, c</text:span><text:span text:style-name="T26"><text:line-break/></text:span><text:span text:style-name="T26">p = b, y, c, z</text:span></text:p>
            <text:list text:continue-numbering="true" text:style-name="L2">
              <text:list-item>
                <text:p>does not match</text:p>
              </text:list-item>
            </text:list>
            <text:p text:style-name="P11"><text:span text:style-name="T26">p = c, b, y, z</text:span></text:p>
          </draw:text-box>
        </draw:frame>
        <draw:frame presentation:style-name="pr5" draw:layer="layout" svg:width="12.292cm" svg:height="13.613cm" svg:x="14.306cm" svg:y="4.915cm" presentation:class="outline" presentation:user-transformed="true">
          <draw:text-box>
            <text:list text:style-name="L2">
              <text:list-item>
                <text:p>Interleave Combine</text:p>
              </text:list-item>
            </text:list>
            <text:p text:style-name="P12"><text:span text:style-name="T26">x &amp;= a</text:span><text:span text:style-name="T26"><text:line-break/></text:span><text:span text:style-name="T26">x &amp;= y?</text:span></text:p>
            <text:list text:continue-numbering="true" text:style-name="L2">
              <text:list-item>
                <text:p>Result</text:p>
              </text:list-item>
            </text:list>
            <text:p text:style-name="P12"><text:span text:style-name="T26">x = a &amp; y?</text:span></text:p>
            <text:list text:continue-numbering="true" text:style-name="L2">
              <text:list-item>
                <text:p>Equivalent Choice Combine</text:p>
              </text:list-item>
            </text:list>
            <text:p text:style-name="P11"><text:span text:style-name="T26">x |= a</text:span><text:span text:style-name="T26"><text:line-break/></text:span><text:span text:style-name="T26">x |= a &amp; y</text:span></text:p>
            <text:p><text:span text:style-name="T24"/></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4.257cm" svg:x="2.1cm" svg:y="14.107cm" presentation:class="notes" presentation:user-transformed="true">
            <draw:text-box>
              <text:p>The RNC interleave operator is one aspect of the grammar that was not available in DTDs. We illustrate the meaning of this operator with a simple example. Consider a schema with three pattern definitions as shown here, for sequence patterns a and x, and p defined as the interleaving of sequences a and x. Then the pattern p will match a sequence which is the concatenation of a and x. It will also match the concatenation of x and a. Further it will match a sequence where the elements of a and x are intermingled, provided the relative order of the original sequences is honored.</text:p>
              <text:p/>
              <text:p>The interleave combine is a method for merging pattern definitions through an interleave operation. As long as the extension pattern is optional, then the modules can be reformulated without the interleave combine.</text:p>
            </draw:text-box>
          </draw:frame>
        </presentation:notes>
      </draw:page>
      <draw:page draw:name="page23" draw:style-name="dp1" draw:master-page-name="RuleML" presentation:presentation-page-layout-name="AL3T3" presentation:use-footer-name="ftr1" presentation:use-date-time-name="dtd1">
        <draw:frame presentation:style-name="pr1" draw:layer="layout" svg:width="25.191cm" svg:height="3.523cm" svg:x="1.399cm" svg:y="0.829cm" presentation:class="title">
          <draw:text-box draw:corner-radius="0.762cm">
            <text:p>PHP-specified Parameterized Schema Driver</text:p>
          </draw:text-box>
        </draw:frame>
        <draw:frame presentation:style-name="pr9" draw:layer="layout" svg:width="12.292cm" svg:height="10.279cm" svg:x="1.399cm" svg:y="8.5cm" presentation:class="outline" presentation:user-transformed="true">
          <draw:text-box>
            <text:list text:style-name="L2">
              <text:list-item>
                <text:list>
                  <text:list-item>
                    <text:p>Performs a bit-wise monotonic transformation of query string parameters into Boolean variables indicating presence/absence of each optional module</text:p>
                  </text:list-item>
                </text:list>
              </text:list-item>
            </text:list>
          </draw:text-box>
        </draw:frame>
        <draw:frame presentation:style-name="pr10" draw:layer="layout" svg:width="12.292cm" svg:height="10.028cm" svg:x="14.306cm" svg:y="8.5cm" presentation:class="outline" presentation:user-transformed="true">
          <draw:text-box>
            <text:list text:style-name="L2">
              <text:list-item>
                <text:list>
                  <text:list-item>
                    <text:p>Returns the corresponding schema driver file</text:p>
                  </text:list-item>
                  <text:list-item>
                    <text:p>Bit-wise dominance of query string parameters implies syntactic containment</text:p>
                  </text:list-item>
                </text:list>
              </text:list-item>
            </text:list>
          </draw:text-box>
        </draw:frame>
        <draw:frame draw:style-name="gr6" draw:text-style-name="P13" draw:layer="layout" svg:width="68.266cm" svg:height="3.891cm" svg:x="1.5cm" svg:y="4.5cm">
          <draw:text-box>
            <text:list text:style-name="L1">
              <text:list-header>
                <text:p><text:span text:style-name="T27">http://ruleml.org/1.0/relaxng/schema_rnc.php?</text:span><text:span text:style-name="T27"><text:line-break/></text:span><text:span text:style-name="T27">backbone=x0&amp;amp;default=x5&amp;amp;termseq=x0&amp;amp;</text:span><text:span text:style-name="T27"><text:line-break/></text:span><text:span text:style-name="T27">lng=x1&amp;amp;propo=x0&amp;amp;implies=x0&amp;amp;</text:span><text:span text:style-name="T27"><text:line-break/></text:span><text:span text:style-name="T27">terms=x10&amp;amp;quant=x0&amp;amp;expr=x0&amp;amp;serial=x0</text:span></text:p>
              </text:list-header>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465cm" svg:x="2.1cm" svg:y="14.107cm" presentation:class="notes" presentation:user-transformed="true">
            <draw:text-box>
              <text:p>The other major component of MYNG is the parameterized schema driver, implemented as a PHP script accessed through a URL with query string.</text:p>
              <text:p/>
              <text:p>The passed parameter values are transformed by a "bit-wise monotic" transformation (that is, if two sets of parameters are bit-wise comparable, then the transformed values are also comparable, with the same order.) The results of the transformation signifies presence or absence of individual modules. <text:s/>The output of the PHP script is the schema driver file with include statements for each modules with a positive bit value. Therefore, bit-wise dominance of the query string parameters indicates grammar containment of the corresponding schemas.</text:p>
            </draw:text-box>
          </draw:frame>
        </presentation:notes>
      </draw:page>
      <draw:page draw:name="page24" draw:style-name="dp1" draw:master-page-name="RuleML" presentation:presentation-page-layout-name="AL3T3" presentation:use-footer-name="ftr1" presentation:use-date-time-name="dtd1">
        <draw:frame presentation:style-name="pr1" draw:layer="layout" svg:width="25.191cm" svg:height="3.508cm" svg:x="1.399cm" svg:y="0.837cm" presentation:class="title">
          <draw:text-box draw:corner-radius="0.762cm">
            <text:p>Syntactic Monotonicity</text:p>
          </draw:text-box>
        </draw:frame>
        <draw:frame presentation:style-name="pr7" draw:layer="layout" svg:width="11.601cm" svg:height="13.864cm" svg:x="1.399cm" svg:y="4.915cm" presentation:class="outline" presentation:user-transformed="true">
          <draw:text-box>
            <text:list text:style-name="L2">
              <text:list-item>
                <text:p>Definition:</text:p>
                <text:list>
                  <text:list-item>
                    <text:p>Grammar containment implies syntactic containment</text:p>
                  </text:list-item>
                </text:list>
              </text:list-item>
              <text:list-item>
                <text:p>Relax NG (like XSD) is not monotonic</text:p>
                <text:list>
                  <text:list-item>
                    <text:p>redefinition</text:p>
                  </text:list-item>
                  <text:list-item>
                    <text:p>interleave combine<text:line-break/> <text:s text:c="8"/>“&amp;=”</text:p>
                  </text:list-item>
                </text:list>
              </text:list-item>
            </text:list>
          </draw:text-box>
        </draw:frame>
        <draw:frame presentation:style-name="pr5" draw:text-style-name="P14" draw:layer="layout" svg:width="13.098cm" svg:height="13.613cm" svg:x="13.5cm" svg:y="4.915cm" presentation:class="outline" presentation:user-transformed="true">
          <draw:text-box>
            <text:list text:style-name="L2">
              <text:list-item>
                <text:p><text:span text:style-name="T28">xy.rnc</text:span><text:span text:style-name="T28"><text:line-break/></text:span><text:span text:style-name="T28">start = x</text:span><text:span text:style-name="T28"><text:line-break/></text:span><text:span text:style-name="T28">x = element x{ x.main }</text:span><text:span text:style-name="T28"><text:line-break/></text:span><text:span text:style-name="T28">x.main = y?</text:span><text:span text:style-name="T28"><text:line-break/></text:span><text:span text:style-name="T28">y = element y{ text }</text:span><text:span text:style-name="T29"><text:line-break/></text:span><text:span text:style-name="T29"/></text:p>
              </text:list-item>
              <text:list-item>
                <text:p><text:span text:style-name="T28">xy_redefine.rnc</text:span><text:span text:style-name="T28"><text:line-break/></text:span><text:span text:style-name="T28">include xy.rnc {</text:span><text:span text:style-name="T28"><text:line-break/></text:span><text:span text:style-name="T28"> <text:s/>x.main = y+ }</text:span><text:span text:style-name="T29"><text:line-break/></text:span><text:span text:style-name="T29"/></text:p>
              </text:list-item>
              <text:list-item>
                <text:p><text:span text:style-name="T28">xy_interleave.rnc</text:span><text:span text:style-name="T28"><text:line-break/></text:span><text:span text:style-name="T28">include xy.rnc</text:span><text:span text:style-name="T28"><text:line-break/></text:span><text:span text:style-name="T28">x.main &amp;= y</text:span><text:span text:style-name="T29"> </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RuleML" presentation:presentation-page-layout-name="AL3T3" presentation:use-footer-name="ftr1" presentation:use-date-time-name="dtd1">
        <draw:frame presentation:style-name="pr1" draw:layer="layout" svg:width="25.191cm" svg:height="3.508cm" svg:x="1.399cm" svg:y="0.838cm" presentation:class="title" presentation:user-transformed="true">
          <draw:text-box draw:corner-radius="0.762cm">
            <text:p>Schema Design Pattern:<text:line-break/><text:span text:style-name="T30">Sufficient to Achieve Monotonicity</text:span></text:p>
          </draw:text-box>
        </draw:frame>
        <draw:frame presentation:style-name="pr7" draw:layer="layout" svg:width="12.292cm" svg:height="13.864cm" svg:x="1.399cm" svg:y="4.915cm" presentation:class="outline" presentation:user-transformed="true">
          <draw:text-box>
            <text:list text:style-name="L2">
              <text:list-item>
                <text:p>Segregated Names</text:p>
                <text:list>
                  <text:list-item>
                    <text:p>Choice combine</text:p>
                  </text:list-item>
                  <text:list-item>
                    <text:p>No combine</text:p>
                  </text:list-item>
                  <text:list-item>
                    <text:p>Interleave combine</text:p>
                    <text:list>
                      <text:list-item>
                        <text:p>&amp;= empty</text:p>
                      </text:list-item>
                      <text:list-item>
                        <text:p>&amp;= ...?</text:p>
                      </text:list-item>
                      <text:list-item>
                        <text:p>&amp;= ...*</text:p>
                      </text:list-item>
                    </text:list>
                  </text:list-item>
                </text:list>
              </text:list-item>
              <text:list-item>
                <text:p>Joins by union, not redefinition</text:p>
              </text:list-item>
            </text:list>
          </draw:text-box>
        </draw:frame>
        <draw:frame presentation:style-name="pr5" draw:text-style-name="P15" draw:layer="layout" svg:width="15.5cm" svg:height="13.651cm" svg:x="12cm" svg:y="5.015cm" presentation:class="outline" presentation:user-transformed="true">
          <draw:text-box>
            <text:list text:style-name="L2">
              <text:list-header>
                <text:p><text:span text:style-name="T28">Equal-node.choice |= </text:span><text:span text:style-name="T28"><text:line-break/></text:span><text:span text:style-name="T28"> <text:s/>Equal.Node.def</text:span><text:span text:style-name="T28"><text:line-break/></text:span><text:span text:style-name="T28"><text:line-break/></text:span><text:span text:style-name="T28">Equal.Node.def =</text:span><text:span text:style-name="T28"><text:line-break/></text:span><text:span text:style-name="T28"> <text:s/>element Equal { </text:span><text:span text:style-name="T28"><text:line-break/></text:span><text:span text:style-name="T28"> <text:s text:c="2"/>(Equal-datt.choice &amp;</text:span><text:span text:style-name="T28"><text:line-break/></text:span><text:span text:style-name="T28"> <text:s text:c="3"/>reEqual.attlist), </text:span><text:span text:style-name="T28"><text:line-break/></text:span><text:span text:style-name="T28"> <text:s text:c="2"/>Equal.header, Equal.main}</text:span><text:span text:style-name="T28"><text:line-break/></text:span><text:span text:style-name="T28"><text:line-break/></text:span><text:span text:style-name="T28">Equal.header &amp;= <text:s/></text:span><text:span text:style-name="T28"><text:line-break/></text:span><text:span text:style-name="T28"> <text:s/>SimpleFormula.header?</text:span><text:span text:style-name="T28"><text:line-break/></text:span><text:span text:style-name="T28"><text:line-break/></text:span><text:span text:style-name="T28">Equal.main |= <text:s/></text:span><text:span text:style-name="T28"><text:line-break/></text:span><text:span text:style-name="T28"> <text:s/>leftSide-edge.choice, <text:s text:c="3"/></text:span><text:span text:style-name="T28"><text:line-break/></text:span><text:span text:style-name="T28"> <text:s/>rightSide-edge.choice</text:span></text:p>
              </text:list-header>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RuleML" presentation:presentation-page-layout-name="AL3T3" presentation:use-footer-name="ftr1" presentation:use-date-time-name="dtd1">
        <draw:frame presentation:style-name="pr1" draw:layer="layout" svg:width="25.191cm" svg:height="3.523cm" svg:x="1.399cm" svg:y="0.83cm" presentation:class="title" presentation:user-transformed="true">
          <draw:text-box draw:corner-radius="0.762cm">
            <text:p>Expressivity of Schema Design Pattern</text:p>
          </draw:text-box>
        </draw:frame>
        <draw:frame presentation:style-name="pr7" draw:layer="layout" svg:width="13.601cm" svg:height="13.864cm" svg:x="1.399cm" svg:y="4.915cm" presentation:class="outline" presentation:user-transformed="true">
          <draw:text-box>
            <text:list text:style-name="L2">
              <text:list-item>
                <text:p>Any valid RNC schema can be expressed using the schema design pattern</text:p>
              </text:list-item>
              <text:list-item>
                <text:p>Any language lattice where each language has a valid RNC schema can be modularized using the schema design pattern</text:p>
              </text:list-item>
            </text:list>
          </draw:text-box>
        </draw:frame>
        <draw:frame presentation:style-name="pr5" draw:text-style-name="P16" draw:layer="layout" svg:width="11.098cm" svg:height="13.613cm" svg:x="15.5cm" svg:y="4.915cm" presentation:class="outline" presentation:user-transformed="true">
          <draw:text-box>
            <text:p text:style-name="P9"><text:span text:style-name="T21">RuleML </text:span><text:span text:style-name="T22">=</text:span><text:span text:style-name="T21"> </text:span><text:span text:style-name="T21"><text:line-break/></text:span><text:span text:style-name="T21"> <text:s/></text:span><text:span text:style-name="T23">element </text:span><text:span text:style-name="T21">RuleML </text:span><text:span text:style-name="T22">{...}</text:span><text:span text:style-name="T22"><text:line-break/></text:span><text:span text:style-name="T22">act = </text:span><text:span text:style-name="T22"><text:line-break/></text:span><text:span text:style-name="T22"> <text:s/>element act {...}</text:span></text:p>
            <text:p text:style-name="P9"><text:span text:style-name="T22">...</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465cm" svg:x="2.1cm" svg:y="14.107cm" presentation:class="notes" presentation:user-transformed="true">
            <draw:text-box>
              <text:p>The results stated here are trivial to prove.<text:line-break/><text:line-break/>The simplified form of any valid RNC schema has only no-combine definitions, and those will always match the schema design pattern.<text:line-break/><text:line-break/> One modularization of a language lattice is the set of all stand-alone schemas for the languages in the lattice, except for changes of names of patterns to avoid collisions. These "modules" may be combined because Relax NG allows ambiguous patterns.<text:line-break/><text:line-break/> While not an efficient modularization, it does satisfy the schema design pattern. It could serve as the starting point of an optimization algorithm to generate a more parsimonious modularization.</text:p>
            </draw:text-box>
          </draw:frame>
        </presentation:notes>
      </draw:page>
      <draw:page draw:name="page27" draw:style-name="dp1" draw:master-page-name="RuleML" presentation:presentation-page-layout-name="AL3T3" presentation:use-footer-name="ftr1" presentation:use-date-time-name="dtd1">
        <office:forms form:automatic-focus="false" form:apply-design-mode="false"/>
        <draw:frame presentation:style-name="pr1" draw:layer="layout" svg:width="25.191cm" svg:height="3.508cm" svg:x="1.399cm" svg:y="0.837cm" presentation:class="title">
          <draw:text-box draw:corner-radius="0.762cm">
            <text:p>Status of Re-engineering</text:p>
          </draw:text-box>
        </draw:frame>
        <draw:frame draw:style-name="standard" draw:layer="layout" svg:width="24.541cm" svg:height="11.982cm" svg:x="1.958cm" svg:y="5.472cm">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 text:style-name="P2"><text:span text:style-name="T31">Task</text:span></text:p>
              </table:table-cell>
              <table:table-cell>
                <text:p text:style-name="P2"><text:span text:style-name="T31">Version 0.91</text:span></text:p>
              </table:table-cell>
              <table:table-cell>
                <text:p text:style-name="P2"><text:span text:style-name="T31">Version 1.0</text:span></text:p>
              </table:table-cell>
            </table:table-row>
            <table:table-row table:style-name="ro1">
              <table:table-cell table:style-name="ce3">
                <text:p><text:span text:style-name="T5">Hand-written XSD Schemas Patched</text:span></text:p>
              </table:table-cell>
              <table:table-cell table:style-name="ce4">
                <text:p text:style-name="P2"><text:span text:style-name="T32"></text:span></text:p>
              </table:table-cell>
              <table:table-cell table:style-name="ce5">
                <text:p text:style-name="P2"><text:span text:style-name="T32"></text:span></text:p>
              </table:table-cell>
            </table:table-row>
            <table:table-row table:style-name="ro1" table:default-cell-style-name="ce7">
              <table:table-cell table:style-name="ce6">
                <text:p><text:span text:style-name="T5">Relax NG Modules</text:span></text:p>
              </table:table-cell>
              <table:table-cell>
                <text:p text:style-name="P2"><text:span text:style-name="T32"></text:span></text:p>
              </table:table-cell>
              <table:table-cell>
                <text:p text:style-name="P2"><text:span text:style-name="T32"></text:span></text:p>
              </table:table-cell>
            </table:table-row>
            <table:table-row table:style-name="ro1">
              <table:table-cell table:style-name="ce3">
                <text:p><text:span text:style-name="T5">MYNG: PHP-specified Parametrized Schema Driver</text:span></text:p>
              </table:table-cell>
              <table:table-cell table:style-name="ce8">
                <text:p text:style-name="P2"><text:span text:style-name="T33"></text:span></text:p>
              </table:table-cell>
              <table:table-cell table:style-name="ce5">
                <text:p text:style-name="P2"><text:span text:style-name="T32"></text:span></text:p>
              </table:table-cell>
            </table:table-row>
            <table:table-row table:style-name="ro2" table:default-cell-style-name="ce7">
              <table:table-cell table:style-name="ce6">
                <text:p><text:span text:style-name="T5">MYNG: GUI</text:span></text:p>
              </table:table-cell>
              <table:table-cell>
                <text:p text:style-name="P2"><text:span text:style-name="T33"></text:span></text:p>
              </table:table-cell>
              <table:table-cell>
                <text:p text:style-name="P2"><text:span text:style-name="T33"></text:span></text:p>
              </table:table-cell>
            </table:table-row>
            <table:table-row table:style-name="ro2" table:default-cell-style-name="ce5">
              <table:table-cell table:style-name="ce3">
                <text:p><text:span text:style-name="T5">On-the-fly Zip Archives</text:span></text:p>
              </table:table-cell>
              <table:table-cell>
                <text:p text:style-name="P2"><text:span text:style-name="T33"></text:span></text:p>
              </table:table-cell>
              <table:table-cell>
                <text:p text:style-name="P2"><text:span text:style-name="T33"></text:span></text:p>
              </table:table-cell>
            </table:table-row>
            <table:table-row table:style-name="ro2">
              <table:table-cell table:style-name="ce6">
                <text:p><text:span text:style-name="T5">Upgrader XSLT</text:span></text:p>
              </table:table-cell>
              <table:table-cell table:style-name="ce9"/>
              <table:table-cell table:style-name="ce7">
                <text:p text:style-name="P2"><text:span text:style-name="T33"></text:span></text:p>
              </table:table-cell>
            </table:table-row>
            <table:table-row table:style-name="ro2">
              <table:table-cell table:style-name="ce3">
                <text:p><text:span text:style-name="T5">Normalizer XSLT</text:span></text:p>
              </table:table-cell>
              <table:table-cell table:style-name="ce5"/>
              <table:table-cell table:style-name="ce10">
                <text:p><text:span text:style-name="T18">In progres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RuleML" presentation:presentation-page-layout-name="AL3T3" presentation:use-footer-name="ftr1" presentation:use-date-time-name="dtd1">
        <office:forms form:automatic-focus="false" form:apply-design-mode="false"/>
        <draw:frame presentation:style-name="pr1" draw:layer="layout" svg:width="25.191cm" svg:height="3.508cm" svg:x="1.399cm" svg:y="0.837cm" presentation:class="title">
          <draw:text-box draw:corner-radius="0.762cm">
            <text:p>Status of Re-engineering, cont.</text:p>
          </draw:text-box>
        </draw:frame>
        <draw:frame draw:style-name="standard" draw:layer="layout" svg:width="24.541cm" svg:height="12.068cm" svg:x="1.958cm" svg:y="5.472cm">
          <table:table table:template-name="bw" table:use-first-row-styles="true" table:use-banding-rows-styles="true">
            <table:table-column table:style-name="co1"/>
            <table:table-column table:style-name="co2"/>
            <table:table-column table:style-name="co3"/>
            <table:table-row table:style-name="ro1" table:default-cell-style-name="ce2">
              <table:table-cell table:style-name="ce1">
                <text:p text:style-name="P2"><text:span text:style-name="T31">Task</text:span></text:p>
              </table:table-cell>
              <table:table-cell>
                <text:p text:style-name="P2"><text:span text:style-name="T31">Version 0.91</text:span></text:p>
              </table:table-cell>
              <table:table-cell>
                <text:p text:style-name="P2"><text:span text:style-name="T31">Version 1.0</text:span></text:p>
              </table:table-cell>
            </table:table-row>
            <table:table-row table:style-name="ro1">
              <table:table-cell table:style-name="ce3">
                <text:p><text:span text:style-name="T5">Auto-generated XSDs for Normal Serialization</text:span></text:p>
              </table:table-cell>
              <table:table-cell table:style-name="ce5">
                <text:p text:style-name="P2"><text:span text:style-name="T33"></text:span></text:p>
              </table:table-cell>
              <table:table-cell table:style-name="ce10">
                <text:p text:style-name="P2"><text:span text:style-name="T33"></text:span></text:p>
              </table:table-cell>
            </table:table-row>
            <table:table-row table:style-name="ro1" table:default-cell-style-name="ce7">
              <table:table-cell table:style-name="ce6">
                <text:p><text:span text:style-name="T5">Meta-schemas for Base and Expansion Modules</text:span></text:p>
              </table:table-cell>
              <table:table-cell>
                <text:p text:style-name="P2"><text:span text:style-name="T33"></text:span></text:p>
              </table:table-cell>
              <table:table-cell>
                <text:p text:style-name="P2"><text:span text:style-name="T33"></text:span></text:p>
              </table:table-cell>
            </table:table-row>
            <table:table-row table:style-name="ro1">
              <table:table-cell table:style-name="ce3">
                <text:p><text:span text:style-name="T5">HTML documentation</text:span></text:p>
                <text:p><text:span text:style-name="T5"/></text:p>
              </table:table-cell>
              <table:table-cell table:style-name="ce4">
                <text:p text:style-name="P2"><text:span text:style-name="T33"></text:span></text:p>
              </table:table-cell>
              <table:table-cell table:style-name="ce10">
                <text:p text:style-name="P2"><text:span text:style-name="T33"></text:span></text:p>
              </table:table-cell>
            </table:table-row>
            <table:table-row table:style-name="ro1">
              <table:table-cell table:style-name="ce6">
                <text:p><text:span text:style-name="T5">XSD Content-model document (pdf)</text:span></text:p>
              </table:table-cell>
              <table:table-cell table:style-name="ce9"/>
              <table:table-cell table:style-name="ce7">
                <text:p text:style-name="P2"><text:span text:style-name="T33"></text:span></text:p>
              </table:table-cell>
            </table:table-row>
            <table:table-row table:style-name="ro1">
              <table:table-cell table:style-name="ce3">
                <text:p><text:span text:style-name="T5">Statistically-random instance test suite</text:span></text:p>
              </table:table-cell>
              <table:table-cell table:style-name="ce8">
                <text:p text:style-name="P2"><text:span text:style-name="T33"></text:span></text:p>
              </table:table-cell>
              <table:table-cell table:style-name="ce10"/>
            </table:table-row>
            <table:table-row table:style-name="ro2" table:default-cell-style-name="ce11">
              <table:table-cell table:style-name="ce6">
                <text:p><text:span text:style-name="T5">Simplified RNC (normal and relaxed)</text:span></text:p>
              </table:table-cell>
              <table:table-cell>
                <text:p text:style-name="P2"><text:span text:style-name="T33"></text:span></text:p>
              </table:table-cell>
              <table:table-cell>
                <text:p text:style-name="P2"><text:span text:style-name="T33"></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RuleML" presentation:presentation-page-layout-name="AL2T1" presentation:use-footer-name="ftr1" presentation:use-date-time-name="dtd1">
        <draw:frame presentation:style-name="pr1" draw:layer="layout" svg:width="25.191cm" svg:height="3.523cm" svg:x="1.399cm" svg:y="0.829cm" presentation:class="title">
          <draw:text-box>
            <text:p>Goals Revisited:<text:line-break/>Language Extensions</text:p>
          </draw:text-box>
        </draw:frame>
        <draw:frame presentation:style-name="pr7" draw:layer="layout" svg:width="26cm" svg:height="13.864cm" svg:x="1cm" svg:y="4.915cm" presentation:class="outline">
          <draw:text-box>
            <text:list text:style-name="L2">
              <text:list-item>
                <text:p>Decreased positional sensitivity</text:p>
                <text:list>
                  <text:list-item>
                    <text:p>Infix and postfix operators</text:p>
                  </text:list-item>
                </text:list>
              </text:list-item>
              <text:list-item>
                <text:p>More flexibility in defining sublanguages</text:p>
                <text:list>
                  <text:list-item>
                    <text:p>More fine-grained modularization</text:p>
                  </text:list-item>
                  <text:list-item>
                    <text:p>Modules are freely-combinable</text:p>
                  </text:list-item>
                  <text:list-item>
                    <text:p>Restriction to binary positional arguments with any expressivity (such as Horn or First-order Logic)</text:p>
                  </text:list-item>
                  <text:list-item>
                    <text:p>Equations with any expressivity (Datalog or lower)</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465cm" svg:x="2.1cm" svg:y="14.107cm" presentation:class="notes" presentation:user-transformed="true">
            <draw:text-box>
              <text:p>RuleML is a family of languages for Web rule interchange that was originally specified in Document Type Definitions (DTDs), then switched to XML Schema Definition Language (XSD) schemas.</text:p>
              <text:p>Here we present a re-engineering and re-conceptualization of the non-SWSL portion of the Derivation Rules subfamily of RuleML in the Relax NG Compact (RNC) schema syntax.</text:p>
              <text:p/>
              <text:p>The goals of this effort are</text:p>
              <text:p>* RuleML language extensions, including decreased positional sensitivity and greater flexibility in defining sublanguages</text:p>
              <text:p>* greater reliability.</text:p>
              <text:p>* Greater automation via the use of web applications (preferred) or desktop software.</text:p>
            </draw:text-box>
          </draw:frame>
        </presentation:notes>
      </draw:page>
      <draw:page draw:name="page30" draw:style-name="dp1" draw:master-page-name="RuleML" presentation:presentation-page-layout-name="AL2T1" presentation:use-footer-name="ftr1" presentation:use-date-time-name="dtd1">
        <draw:frame presentation:style-name="pr1" draw:layer="layout" svg:width="25.191cm" svg:height="3.523cm" svg:x="1.399cm" svg:y="0.83cm" presentation:class="title" presentation:user-transformed="true">
          <draw:text-box>
            <text:p>Measurable Outcomes:<text:line-break/>Increased customizability</text:p>
          </draw:text-box>
        </draw:frame>
        <draw:frame presentation:style-name="pr7" draw:layer="layout" svg:width="25.191cm" svg:height="13.864cm" svg:x="1.399cm" svg:y="4.915cm" presentation:class="outline" presentation:user-transformed="true">
          <draw:text-box>
            <text:list text:style-name="L2">
              <text:list-item>
                <text:p><text:s/>Over fifty freely combinable modules</text:p>
                <text:list>
                  <text:list-item>
                    <text:p>Decoupling elements such as &lt;Atom&gt; </text:p>
                  </text:list-item>
                </text:list>
              </text:list-item>
              <text:list-item>
                <text:p>More than 2<text:span text:style-name="T34">50</text:span> &gt; 10<text:span text:style-name="T34">15</text:span> grammars </text:p>
              </text:list-item>
              <text:list-item>
                <text:p>generating an estimated 300,000 different (and meaningful) languages.</text:p>
              </text:list-item>
            </text:list>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114cm" svg:x="2.1cm" svg:y="14.107cm" presentation:class="notes" presentation:placeholder="true">
            <draw:text-box/>
          </draw:frame>
        </presentation:notes>
      </draw:page>
      <draw:page draw:name="page31" draw:style-name="dp1" draw:master-page-name="RuleML" presentation:presentation-page-layout-name="AL2T1" presentation:use-footer-name="ftr1" presentation:use-date-time-name="dtd1">
        <draw:frame presentation:style-name="pr1" draw:layer="layout" svg:width="25.191cm" svg:height="3.523cm" svg:x="1.399cm" svg:y="0.829cm" presentation:class="title">
          <draw:text-box>
            <text:p>Goals Revisited:<text:line-break/>Greater Reliability</text:p>
          </draw:text-box>
        </draw:frame>
        <draw:frame presentation:style-name="pr7" draw:layer="layout" svg:width="26cm" svg:height="13.864cm" svg:x="1cm" svg:y="4.915cm" presentation:class="outline">
          <draw:text-box>
            <text:list text:style-name="L2">
              <text:list-item>
                <text:p>Testing via Automated Instance Generation</text:p>
              </text:list-item>
              <text:list-item>
                <text:p>Discovery, and patching, of errata in XSD Versions 0.91, 1.0</text:p>
              </text:list-item>
              <text:list-item>
                <text:p>Meta-schema for enforcement of Schema Design Pattern</text:p>
              </text:list-item>
              <text:list-item>
                <text:p>Unification of human-readable and machine-readable grammars through RNC schemas</text:p>
              </text:list-item>
            </text:list>
          </draw:text-box>
        </draw:frame>
        <presentation:notes draw:style-name="dp2">
          <draw:page-thumbnail draw:style-name="gr1" draw:layer="layout" svg:width="14.848cm" svg:height="11.136cm" svg:x="3.075cm" svg:y="2.257cm" draw:page-number="31" presentation:class="page"/>
          <draw:frame presentation:style-name="pr6" draw:layer="layout" svg:width="16.799cm" svg:height="13.465cm" svg:x="2.1cm" svg:y="14.107cm" presentation:class="notes" presentation:user-transformed="true">
            <draw:text-box>
              <text:p>RuleML is a family of languages for Web rule interchange that was originally specified in Document Type Definitions (DTDs), then switched to XML Schema Definition Language (XSD) schemas.</text:p>
              <text:p>Here we present a re-engineering and re-conceptualization of the non-SWSL portion of the Derivation Rules subfamily of RuleML in the Relax NG Compact (RNC) schema syntax.</text:p>
              <text:p/>
              <text:p>The goals of this effort are</text:p>
              <text:p>* RuleML language extensions, including decreased positional sensitivity and greater flexibility in defining sublanguages</text:p>
              <text:p>* greater reliability.</text:p>
              <text:p>* Greater automation via the use of web applications (preferred) or desktop software.</text:p>
            </draw:text-box>
          </draw:frame>
        </presentation:notes>
      </draw:page>
      <draw:page draw:name="page32" draw:style-name="dp1" draw:master-page-name="RuleML" presentation:presentation-page-layout-name="AL2T1" presentation:use-footer-name="ftr1" presentation:use-date-time-name="dtd1">
        <draw:frame presentation:style-name="pr1" draw:layer="layout" svg:width="25.191cm" svg:height="3.523cm" svg:x="1.399cm" svg:y="0.829cm" presentation:class="title">
          <draw:text-box>
            <text:p>Goals Revisited:<text:line-break/>Automation</text:p>
          </draw:text-box>
        </draw:frame>
        <draw:frame presentation:style-name="pr7" draw:layer="layout" svg:width="26cm" svg:height="13.864cm" svg:x="1cm" svg:y="4.915cm" presentation:class="outline">
          <draw:text-box>
            <text:list text:style-name="L2">
              <text:list-item>
                <text:p>MYNG</text:p>
                <text:list>
                  <text:list-item>
                    <text:p>GUI for sublanguage customization</text:p>
                  </text:list-item>
                  <text:list-item>
                    <text:p>PHP script for on-the-fly schema building</text:p>
                  </text:list-item>
                </text:list>
              </text:list-item>
              <text:list-item>
                <text:p>Schema Conversion to:</text:p>
                <text:list>
                  <text:list-item>
                    <text:p>Monolithic, normal-form XSD (for Normalidation)</text:p>
                  </text:list-item>
                  <text:list-item>
                    <text:p>Simplified, Monolithic RNC (as Content Model)</text:p>
                  </text:list-item>
                  <text:list-item>
                    <text:p>Modular RNG (enables validation against meta-schema)</text:p>
                  </text:list-item>
                </text:list>
              </text:list-item>
              <text:list-item>
                <text:p>HTML Documentation Generation</text:p>
              </text:list-item>
            </text:list>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465cm" svg:x="2.1cm" svg:y="14.107cm" presentation:class="notes" presentation:user-transformed="true">
            <draw:text-box>
              <text:p>RuleML is a family of languages for Web rule interchange that was originally specified in Document Type Definitions (DTDs), then switched to XML Schema Definition Language (XSD) schemas.</text:p>
              <text:p>Here we present a re-engineering and re-conceptualization of the non-SWSL portion of the Derivation Rules subfamily of RuleML in the Relax NG Compact (RNC) schema syntax.</text:p>
              <text:p/>
              <text:p>The goals of this effort are</text:p>
              <text:p>* RuleML language extensions, including decreased positional sensitivity and greater flexibility in defining sublanguages</text:p>
              <text:p>* greater reliability.</text:p>
              <text:p>* Greater automation via the use of web applications (preferred) or desktop software.</text:p>
            </draw:text-box>
          </draw:frame>
        </presentation:notes>
      </draw:page>
      <draw:page draw:name="page33" draw:style-name="dp1" draw:master-page-name="RuleML" presentation:presentation-page-layout-name="AL3T3" presentation:use-footer-name="ftr1" presentation:use-date-time-name="dtd1">
        <draw:frame presentation:style-name="pr1" draw:layer="layout" svg:width="25.191cm" svg:height="3.508cm" svg:x="1.399cm" svg:y="0.837cm" presentation:class="title">
          <draw:text-box draw:corner-radius="0.762cm">
            <text:p>Future Developments</text:p>
          </draw:text-box>
        </draw:frame>
        <draw:frame presentation:style-name="pr7" draw:layer="layout" svg:width="12.292cm" svg:height="13.864cm" svg:x="1.399cm" svg:y="4.915cm" presentation:class="outline" presentation:user-transformed="true">
          <draw:text-box>
            <text:list text:style-name="L2">
              <text:list-item>
                <text:p>Version 1.0</text:p>
                <text:list>
                  <text:list-item>
                    <text:p>Normalizing XSLT</text:p>
                  </text:list-item>
                  <text:list-item>
                    <text:p>From Feedback</text:p>
                    <text:list>
                      <text:list-item>
                        <text:p>Improved Documentation</text:p>
                      </text:list-item>
                      <text:list-item>
                        <text:p>Use cases</text:p>
                      </text:list-item>
                      <text:list-item>
                        <text:p>Improved MYNG Usability</text:p>
                      </text:list-item>
                    </text:list>
                  </text:list-item>
                </text:list>
              </text:list-item>
            </text:list>
          </draw:text-box>
        </draw:frame>
        <draw:frame presentation:style-name="pr7" draw:layer="layout" svg:width="12.687cm" svg:height="13.864cm" svg:x="14.322cm" svg:y="4.915cm" presentation:class="outline">
          <draw:text-box>
            <text:list text:style-name="L2">
              <text:list-item>
                <text:p>Version 1.1</text:p>
                <text:list>
                  <text:list-item>
                    <text:p>Focus on alignment with semantics</text:p>
                  </text:list-item>
                  <text:list-item>
                    <text:p>Complete implementation of Fuzzy RuleML</text:p>
                  </text:list-item>
                  <text:list-item>
                    <text:p>Separate Query sublanguage</text:p>
                  </text:list-item>
                  <text:list-item>
                    <text:p>User-extensibility (beyond customization)</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RuleML1" draw:style="axial" draw:start-color="#ffe2bf" draw:end-color="#e2dff7" draw:start-intensity="100%" draw:end-intensity="100%" draw:angle="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SimSun" style:font-pitch-asian="variable" style:language-asian="zh" style:country-asian="CN"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SimSun" style:font-pitch-asian="variable" style:language-asian="zh" style:country-asian="C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SimSun" style:font-pitch-asian="variable" style:language-asian="zh" style:country-asian="C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SimSun" style:font-pitch-asian="variable" style:language-asian="zh" style:country-asian="CN" style:font-family-complex="'Times New Roman'" style:font-family-generic-complex="roman" style:font-pitch-complex="variable"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Mangal"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RuleML-background" style:family="presentation">
      <style:graphic-properties draw:stroke="none" draw:fill="gradient" draw:fill-gradient-name="RuleML1" draw:fill-image-width="0cm" draw:fill-image-height="0cm"/>
      <style:text-properties style:letter-kerning="true"/>
    </style:style>
    <style:style style:name="RuleML-backgroundobjects" style:family="presentation">
      <style:graphic-properties draw:shadow="hidden" draw:shadow-offset-x="0.3cm" draw:shadow-offset-y="0.3cm" draw:shadow-color="#808080"/>
      <style:text-properties fo:color="#231a6c" fo:language="zxx" fo:country="none" style:letter-kerning="true" style:language-asian="zxx" style:country-asian="none" style:language-complex="zxx" style:country-complex="none"/>
    </style:style>
    <style:style style:name="RuleML-notes" style:family="presentation">
      <style:graphic-properties draw:stroke="none" draw:fill="none" draw:fill-image-width="0cm" draw:fill-image-height="0cm"/>
      <style:paragraph-properties fo:margin-left="0.6cm" fo:margin-right="0cm" fo:text-indent="-0.6cm"/>
      <style:text-properties fo:color="#000000"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RuleML-outline1" style:family="presentation">
      <style:graphic-properties draw:stroke="none" draw:fill="none" draw:fill-color="#00dcff" draw:fill-image-width="0cm" draw:fill-image-height="0cm">
        <text:list-style style:name="RuleML-outline1">
          <text:list-level-style-bullet text:level="1" text:bullet-char="●">
            <style:list-level-properties text:space-before="0.3cm" text:min-label-width="0.9cm"/>
            <style:text-properties fo:font-family="StarSymbol" fo:color="#231a6c" fo:font-size="45%"/>
          </text:list-level-style-bullet>
          <text:list-level-style-bullet text:level="2" text:bullet-char="●">
            <style:list-level-properties text:space-before="1.5cm" text:min-label-width="0.9cm"/>
            <style:text-properties fo:font-family="StarSymbol" fo:color="#231a6c" fo:font-size="45%"/>
          </text:list-level-style-bullet>
          <text:list-level-style-bullet text:level="3" text:bullet-char="–">
            <style:list-level-properties text:space-before="2.8cm" text:min-label-width="0.8cm"/>
            <style:text-properties fo:font-family="StarSymbol" fo:color="#231a6c"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1cm" fo:text-indent="0cm"/>
      <style:text-properties fo:color="#231a6c" style:text-outline="false" style:text-line-through-style="none" fo:font-family="'Franklin Gothic Demi'" style:font-family-generic="swiss" style:font-pitch="variable" fo:font-size="32pt" fo:language="en" fo:country="US"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RuleML-outline2" style:family="presentation" style:parent-style-name="RuleML-outline1">
      <style:paragraph-properties fo:margin-top="0cm" fo:margin-bottom="0.33cm"/>
      <style:text-properties fo:font-family="'Franklin Gothic Book'" style:font-family-generic="swiss" style:font-pitch="variable" fo:font-size="28pt" style:font-size-asian="28pt" style:font-size-complex="28pt"/>
    </style:style>
    <style:style style:name="RuleML-outline3" style:family="presentation" style:parent-style-name="RuleML-outline2">
      <style:paragraph-properties fo:margin-top="0cm" fo:margin-bottom="0.254cm"/>
      <style:text-properties fo:font-size="24pt" style:font-size-asian="24pt" style:font-size-complex="24pt"/>
    </style:style>
    <style:style style:name="RuleML-outline4" style:family="presentation" style:parent-style-name="RuleML-outline3">
      <style:paragraph-properties fo:margin-top="0cm" fo:margin-bottom="0.2cm"/>
      <style:text-properties fo:font-size="20pt" style:font-size-asian="20pt" style:font-size-complex="20pt"/>
    </style:style>
    <style:style style:name="RuleML-outline5" style:family="presentation" style:parent-style-name="RuleML-outline4">
      <style:paragraph-properties fo:margin-top="0cm" fo:margin-bottom="0.1cm"/>
      <style:text-properties fo:font-size="20pt" style:font-size-asian="20pt" style:font-size-complex="20pt"/>
    </style:style>
    <style:style style:name="RuleML-outline6" style:family="presentation" style:parent-style-name="RuleML-outline5">
      <style:paragraph-properties fo:margin-top="0cm" fo:margin-bottom="0.1cm"/>
      <style:text-properties fo:font-size="20pt" style:font-size-asian="20pt" style:font-size-complex="20pt"/>
    </style:style>
    <style:style style:name="RuleML-outline7" style:family="presentation" style:parent-style-name="RuleML-outline6">
      <style:paragraph-properties fo:margin-top="0cm" fo:margin-bottom="0.1cm"/>
      <style:text-properties fo:font-size="20pt" style:font-size-asian="20pt" style:font-size-complex="20pt"/>
    </style:style>
    <style:style style:name="RuleML-outline8" style:family="presentation" style:parent-style-name="RuleML-outline7">
      <style:paragraph-properties fo:margin-top="0cm" fo:margin-bottom="0.1cm"/>
      <style:text-properties fo:font-size="20pt" style:font-size-asian="20pt" style:font-size-complex="20pt"/>
    </style:style>
    <style:style style:name="RuleML-outline9" style:family="presentation" style:parent-style-name="RuleML-outline8">
      <style:paragraph-properties fo:margin-top="0cm" fo:margin-bottom="0.1cm"/>
      <style:text-properties fo:font-size="20pt" style:font-size-asian="20pt" style:font-size-complex="20pt"/>
    </style:style>
    <style:style style:name="RuleML-subtitle" style:family="presentation">
      <style:graphic-properties draw:stroke="none" draw:fill="none" draw:textarea-vertical-align="middle">
        <text:list-style style:name="RuleM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08cm" fo:text-align="center" fo:text-indent="0cm"/>
      <style:text-properties fo:color="#231a6c" style:text-outline="false" style:text-line-through-style="none" fo:font-family="'Franklin Gothic Medium'" style:font-style-name="Regular" style:font-family-generic="swiss" style:font-pitch="variable" fo:font-size="28pt" fo:language="en" fo:country="US"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RuleML-title" style:family="presentation">
      <style:graphic-properties draw:stroke="none" draw:fill="solid" draw:fill-color="#231a6c" draw:opacity="100%" draw:fill-image-width="0cm" draw:fill-image-height="0cm" draw:textarea-vertical-align="middle" draw:shadow-opacity="100%">
        <text:list-style style:name="RuleM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e2bf" style:text-outline="false" style:text-line-through-style="none" fo:font-family="'Franklin Gothic Heavy'" style:font-family-generic="swiss" style:font-pitch="variable" fo:font-size="44pt" fo:language="en" fo:country="US"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6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gradient" draw:fill-gradient-name="RuleML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RuleML-title">
      <style:graphic-properties draw:auto-grow-height="false" fo:min-height="3.508cm"/>
    </style:style>
    <style:style style:name="Mpr2" style:family="presentation" style:parent-style-name="RuleML-outline1">
      <style:graphic-properties draw:auto-grow-height="false" fo:min-height="13.86cm"/>
    </style:style>
    <style:style style:name="Mpr3" style:family="presentation" style:parent-style-name="RuleML-backgroundobjects">
      <style:graphic-properties draw:stroke="none" draw:fill="none" draw:fill-color="#ffffff" draw:auto-grow-height="false" fo:min-height="1.449cm"/>
    </style:style>
    <style:style style:name="Mpr4" style:family="presentation" style:parent-style-name="RuleML-backgroundobjects">
      <style:graphic-properties draw:stroke="none" draw:fill="none" draw:fill-color="#ffffff" draw:auto-grow-height="false" fo:min-height="1.485cm"/>
    </style:style>
    <style:style style:name="Mpr5" style:family="presentation" style:parent-style-name="RuleM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GB" style:font-size-asian="14pt" style:language-asian="en" style:country-asian="GB" style:font-size-complex="14pt" style:language-complex="en" style:country-complex="GB"/>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number="1"/>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RuleML" style:page-layout-name="PM1" draw:style-name="Mdp1">
      <office:forms form:automatic-focus="false" form:apply-design-mode="false"/>
      <draw:frame presentation:style-name="Mpr1" draw:layer="backgroundobjects" svg:width="25.191cm" svg:height="3.507cm" svg:x="1.399cm" svg:y="0.837cm" presentation:class="title">
        <draw:text-box draw:corner-radius="0.762cm">
          <text:p>Click to edit the title text format</text:p>
        </draw:text-box>
      </draw:frame>
      <draw:frame presentation:style-name="Mpr2" draw:layer="backgroundobjects" svg:width="26cm" svg:height="13.863cm" svg:x="1cm" svg:y="4.91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3.099cm" svg:height="1.448cm" svg:x="1.399cm" svg:y="19.136cm" presentation:class="date-time">
        <draw:text-box>
          <text:p text:style-name="MP1"><text:span text:style-name="MT2"><presentation:date-time/></text:span></text:p>
        </draw:text-box>
      </draw:frame>
      <draw:frame presentation:style-name="Mpr3" draw:text-style-name="MP3" draw:layer="backgroundobjects" svg:width="17.994cm" svg:height="1.448cm" svg:x="4.998cm" svg:y="19.136cm" presentation:class="footer">
        <draw:text-box>
          <text:p text:style-name="MP3"><text:span text:style-name="MT1"><presentation:footer/></text:span></text:p>
        </draw:text-box>
      </draw:frame>
      <draw:frame presentation:style-name="Mpr3" draw:text-style-name="MP2" draw:layer="backgroundobjects" svg:width="3.098cm" svg:height="1.448cm" svg:x="23.492cm" svg:y="19.136cm" presentation:class="page-number">
        <draw:text-box>
          <text:p text:style-name="MP2"><text:span text:style-name="MT1"><text:page-number>&lt;number&gt;</text:page-number></text:span><text:span text:style-name="MT1">/</text:span><text:span text:style-name="MT1"><text:page-count>33</text:page-count></text:span></text:p>
        </draw:text-box>
      </draw:frame>
      <draw:frame draw:style-name="Mgr3" draw:text-style-name="MP4" draw:layer="backgroundobjects" svg:width="5.518cm" svg:height="1.657cm" svg:x="11.211cm" svg:y="19.009cm">
        <draw:image xlink:href="../RuleMLlogo2005.jpg" xlink:type="simple" xlink:show="embed" xlink:actuate="onLoad">
          <text:p/>
        </draw:image>
      </draw:frame>
      <presentation:notes style:page-layout-name="PM0">
        <draw:page-thumbnail presentation:style-name="RuleML-title" draw:layer="backgroundobjects" svg:width="14.848cm" svg:height="11.136cm" svg:x="3.075cm" svg:y="2.257cm" presentation:class="page"/>
        <draw:frame presentation:style-name="RuleML-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4-16T11:32:32.86</meta:creation-date>
    <meta:editing-duration>PT63H32M38S</meta:editing-duration>
    <meta:editing-cycles>341</meta:editing-cycles>
    <meta:generator>OpenOffice.org/3.2$Win32 OpenOffice.org_project/320m18$Build-9502</meta:generator>
    <dc:date>2011-11-07T13:47:33.03</dc:date>
    <dc:creator>Tara Athan</dc:creator>
    <meta:printed-by>Tara Athan</meta:printed-by>
    <meta:print-date>2011-10-22T13:36:40.98</meta:print-date>
    <meta:document-statistic meta:object-count="177"/>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draw:stroke="dash" draw:stroke-dash="_32__20_Dots_20_1_20_Dash"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width="0.076cm" draw:marker-start-width="0.406cm" draw:marker-end="Arrow" draw:marker-end-width="0.33cm" draw:textarea-horizontal-align="center" draw:textarea-vertical-align="middle" fo:padding-top="0.163cm" fo:padding-bottom="0.163cm" fo:padding-left="0.288cm" fo:padding-right="0.288cm"/>
    </style:style>
    <style:style style:name="gr6" style:family="graphic" style:parent-style-name="standard">
      <style:graphic-properties svg:stroke-width="0.051cm" draw:marker-start-width="0.381cm" draw:marker-end="Arrow" draw:marker-end-width="0.279cm" draw:textarea-horizontal-align="center" draw:textarea-vertical-align="middle" fo:padding-top="0.151cm" fo:padding-bottom="0.151cm" fo:padding-left="0.276cm" fo:padding-right="0.276cm"/>
    </style:style>
    <style:style style:name="gr7" style:family="graphic" style:parent-style-name="standard">
      <style:graphic-properties svg:stroke-width="0.051cm" draw:marker-start-width="0.381cm" draw:marker-end="Arrow" draw:marker-end-width="0.33cm" draw:textarea-horizontal-align="center" draw:textarea-vertical-align="middle" fo:padding-top="0.151cm" fo:padding-bottom="0.151cm" fo:padding-left="0.276cm" fo:padding-right="0.276cm"/>
    </style:style>
    <style:style style:name="gr8" style:family="graphic" style:parent-style-name="standard">
      <style:graphic-properties svg:stroke-width="0.076cm" draw:marker-start-width="0.406cm" draw:marker-end="Arrow" draw:marker-end-width="0.356cm" draw:textarea-horizontal-align="center" draw:textarea-vertical-align="middle" fo:padding-top="0.163cm" fo:padding-bottom="0.163cm" fo:padding-left="0.288cm" fo:padding-right="0.288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draw:fill="none" draw:fill-color="#ffffff"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8pt" style:font-size-complex="18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1" draw:layer="layout" svg:width="4.064cm" svg:height="2.286cm" svg:x="1.06cm" svg:y="15.964cm">
          <text:p text:style-name="P1"><text:span text:style-name="T1">Ground</text:span></text:p>
          <text:p text:style-name="P1"><text:span text:style-name="T1">Facts</text:span></text:p>
          <text:p text:style-name="P1"><text:span text:style-name="T1">(11=x3)</text:span></text:p>
        </draw:ellipse>
        <draw:ellipse draw:style-name="gr1" draw:text-style-name="P2" draw:id="id3" draw:layer="layout" svg:width="4.064cm" svg:height="2.286cm" svg:x="1.06cm" svg:y="9.7cm">
          <text:p text:style-name="P1"><text:span text:style-name="T1">Datalog</text:span></text:p>
          <text:p text:style-name="P1"><text:span text:style-name="T1">(1111=xf)</text:span></text:p>
        </draw:ellipse>
        <draw:ellipse draw:style-name="gr1" draw:text-style-name="P2" draw:id="id2" draw:layer="layout" svg:width="4.064cm" svg:height="2.286cm" svg:x="1.06cm" svg:y="12.795cm">
          <text:p text:style-name="P1"><text:span text:style-name="T1">Ground</text:span></text:p>
          <text:p text:style-name="P1"><text:span text:style-name="T1">Logic</text:span></text:p>
          <text:p text:style-name="P1"><text:span text:style-name="T1">(111=x7)</text:span></text:p>
        </draw:ellipse>
        <draw:ellipse draw:style-name="gr1" draw:text-style-name="P2" draw:id="id7" draw:layer="layout" svg:width="4.064cm" svg:height="2.286cm" svg:x="1.06cm" svg:y="19.089cm">
          <text:p text:style-name="P1"><text:span text:style-name="T1">Atomic</text:span></text:p>
          <text:p text:style-name="P1"><text:span text:style-name="T1">Formulas</text:span></text:p>
          <text:p text:style-name="P1"><text:span text:style-name="T1">(1=x1)</text:span></text:p>
        </draw:ellipse>
        <draw:ellipse draw:style-name="gr1" draw:text-style-name="P2" draw:id="id4" draw:layer="layout" svg:width="4.064cm" svg:height="2.286cm" svg:x="1.06cm" svg:y="6.648cm">
          <text:p text:style-name="P1"><text:span text:style-name="T1">Horn</text:span></text:p>
          <text:p text:style-name="P1"><text:span text:style-name="T1">Logic</text:span></text:p>
          <text:p text:style-name="P1"><text:span text:style-name="T1">(11111=x1f)</text:span></text:p>
        </draw:ellipse>
        <draw:ellipse draw:style-name="gr1" draw:text-style-name="P2" draw:id="id5" draw:layer="layout" svg:width="4.064cm" svg:height="2.286cm" svg:x="1.06cm" svg:y="3.535cm">
          <text:p text:style-name="P1"><text:span text:style-name="T1">Disjunctive</text:span></text:p>
          <text:p text:style-name="P1"><text:span text:style-name="T1">Logic</text:span></text:p>
          <text:p text:style-name="P1"><text:span text:style-name="T1">(111111=x3f)</text:span></text:p>
        </draw:ellipse>
        <draw:ellipse draw:style-name="gr1" draw:text-style-name="P2" draw:id="id6" draw:layer="layout" svg:width="6.938cm" svg:height="1.549cm" svg:x="1.501cm" svg:y="1.056cm">
          <text:p text:style-name="P1"><text:span text:style-name="T1">Full First-Order Logic</text:span></text:p>
          <text:p text:style-name="P1"><text:span text:style-name="T1">(1111111=x7f)</text:span></text:p>
        </draw:ellipse>
        <draw:connector draw:style-name="gr2" draw:text-style-name="P2" draw:layer="layout" draw:type="line" svg:x1="3.092cm" svg:y1="15.964cm" svg:x2="3.092cm" svg:y2="15.081cm" draw:start-shape="id1" draw:end-shape="id2" draw:end-glue-point="2" svg:d="m3092 15964v-883">
          <text:p/>
        </draw:connector>
        <draw:connector draw:style-name="gr2" draw:text-style-name="P2" draw:layer="layout" draw:type="line" svg:x1="3.092cm" svg:y1="12.795cm" svg:x2="3.092cm" svg:y2="11.986cm" draw:start-shape="id2" draw:start-glue-point="0" draw:end-shape="id3" draw:end-glue-point="2" svg:d="m3092 12795v-809">
          <text:p/>
        </draw:connector>
        <draw:connector draw:style-name="gr2" draw:text-style-name="P2" draw:layer="layout" draw:type="line" svg:x1="3.092cm" svg:y1="9.7cm" svg:x2="3.092cm" svg:y2="8.934cm" draw:start-shape="id3" draw:end-shape="id4" draw:end-glue-point="2" svg:d="m3092 9700v-766">
          <text:p/>
        </draw:connector>
        <draw:connector draw:style-name="gr2" draw:text-style-name="P2" draw:layer="layout" draw:type="line" svg:x1="3.092cm" svg:y1="6.648cm" svg:x2="3.092cm" svg:y2="5.821cm" draw:start-shape="id4" draw:end-shape="id5" svg:d="m3092 6648v-827">
          <text:p/>
        </draw:connector>
        <draw:connector draw:style-name="gr2" draw:text-style-name="P2" draw:layer="layout" draw:type="line" svg:x1="3.092cm" svg:y1="3.535cm" svg:x2="4.97cm" svg:y2="2.605cm" draw:start-shape="id5" draw:start-glue-point="0" draw:end-shape="id6" svg:d="m3092 3535 1878-930">
          <text:p/>
        </draw:connector>
        <draw:connector draw:style-name="gr2" draw:text-style-name="P2" draw:layer="layout" draw:type="line" svg:x1="3.092cm" svg:y1="19.089cm" svg:x2="3.092cm" svg:y2="18.25cm" draw:start-shape="id7" draw:start-glue-point="0" draw:end-shape="id1" draw:end-glue-point="2" svg:d="m3092 19089v-839">
          <text:p/>
        </draw:connector>
        <draw:ellipse draw:style-name="gr3" draw:text-style-name="P2" draw:id="id8" draw:layer="layout" svg:width="2.603cm" svg:height="1.537cm" svg:x="10.217cm" svg:y="22.698cm">
          <text:p text:style-name="P1"><text:span text:style-name="T1">empty</text:span></text:p>
          <text:p text:style-name="P1"><text:span text:style-name="T1">(0=x0)</text:span></text:p>
        </draw:ellipse>
        <draw:connector draw:style-name="gr4" draw:text-style-name="P2" draw:layer="layout" draw:type="line" svg:x1="11.518cm" svg:y1="22.698cm" svg:x2="3.092cm" svg:y2="21.375cm" draw:start-shape="id8" draw:start-glue-point="0" draw:end-shape="id7" draw:end-glue-point="2" svg:d="m11518 22698-8426-1323">
          <text:p/>
        </draw:connector>
        <draw:ellipse draw:style-name="gr3" draw:text-style-name="P2" draw:id="id9" draw:layer="layout" svg:width="2.266cm" svg:height="1.763cm" svg:x="5.358cm" svg:y="19.263cm">
          <text:p text:style-name="P1"><text:span text:style-name="T1">and, or</text:span></text:p>
          <text:p text:style-name="P1"><text:span text:style-name="T1">(10=x2)</text:span></text:p>
        </draw:ellipse>
        <draw:connector draw:style-name="gr4" draw:text-style-name="P2" draw:layer="layout" draw:type="line" svg:x1="11.518cm" svg:y1="22.698cm" svg:x2="6.491cm" svg:y2="21.026cm" draw:start-shape="id8" draw:start-glue-point="0" draw:end-shape="id9" draw:end-glue-point="2" svg:d="m11518 22698-5027-1672">
          <text:p/>
        </draw:connector>
        <draw:ellipse draw:style-name="gr3" draw:text-style-name="P2" draw:id="id10" draw:layer="layout" svg:width="2.739cm" svg:height="1.799cm" svg:x="10.432cm" svg:y="19.227cm">
          <text:p text:style-name="P1"><text:span text:style-name="T1">variables</text:span></text:p>
          <text:p text:style-name="P1"><text:span text:style-name="T1">(100=x8)</text:span></text:p>
        </draw:ellipse>
        <draw:connector draw:style-name="gr4" draw:text-style-name="P2" draw:layer="layout" draw:type="line" svg:x1="11.518cm" svg:y1="22.698cm" svg:x2="11.801cm" svg:y2="21.026cm" draw:start-shape="id8" draw:start-glue-point="0" draw:end-shape="id10" draw:end-glue-point="2" svg:d="m11518 22698 283-1672">
          <text:p/>
        </draw:connector>
        <draw:ellipse draw:style-name="gr3" draw:text-style-name="P2" draw:id="id11" draw:layer="layout" svg:width="3.118cm" svg:height="1.834cm" svg:x="13.371cm" svg:y="19.192cm">
          <text:p text:style-name="P1"><text:span text:style-name="T1">functions</text:span></text:p>
          <text:p text:style-name="P1"><text:span text:style-name="T1">(1000=x10)</text:span></text:p>
        </draw:ellipse>
        <draw:connector draw:style-name="gr4" draw:text-style-name="P2" draw:layer="layout" draw:type="line" svg:x1="11.518cm" svg:y1="22.698cm" svg:x2="14.93cm" svg:y2="21.026cm" draw:start-shape="id8" draw:start-glue-point="0" draw:end-shape="id11" draw:end-glue-point="2" svg:d="m11518 22698 3412-1672">
          <text:p/>
        </draw:connector>
        <draw:ellipse draw:style-name="gr3" draw:text-style-name="P2" draw:id="id12" draw:layer="layout" svg:width="2.423cm" svg:height="1.781cm" svg:x="7.927cm" svg:y="19.245cm">
          <text:p text:style-name="P1"><text:span text:style-name="T1">rules</text:span></text:p>
          <text:p text:style-name="P1"><text:span text:style-name="T1">(100=x4)</text:span></text:p>
        </draw:ellipse>
        <draw:connector draw:style-name="gr4" draw:text-style-name="P2" draw:layer="layout" draw:type="line" svg:x1="11.518cm" svg:y1="22.698cm" svg:x2="9.138cm" svg:y2="21.026cm" draw:start-shape="id8" draw:start-glue-point="0" draw:end-shape="id12" draw:end-glue-point="2" svg:d="m11518 22698-2380-1672">
          <text:p/>
        </draw:connector>
        <draw:ellipse draw:style-name="gr3" draw:text-style-name="P2" draw:id="id13" draw:layer="layout" svg:width="3.769cm" svg:height="2.293cm" svg:x="16.681cm" svg:y="19.098cm">
          <text:p text:style-name="P1"><text:span text:style-name="T1">disjunctive</text:span></text:p>
          <text:p text:style-name="P1"><text:span text:style-name="T1">rules</text:span></text:p>
          <text:p text:style-name="P1"><text:span text:style-name="T1">(10000=x20)</text:span></text:p>
        </draw:ellipse>
        <draw:connector draw:style-name="gr4" draw:text-style-name="P2" draw:layer="layout" draw:type="line" svg:x1="11.518cm" svg:y1="22.698cm" svg:x2="18.565cm" svg:y2="21.391cm" draw:start-shape="id8" draw:start-glue-point="0" draw:end-shape="id13" draw:end-glue-point="2" svg:d="m11518 22698 7047-1307">
          <text:p/>
        </draw:connector>
        <draw:ellipse draw:style-name="gr3" draw:text-style-name="P2" draw:id="id14" draw:layer="layout" svg:width="3.991cm" svg:height="2.186cm" svg:x="20.616cm" svg:y="19.14cm">
          <text:p text:style-name="P1"><text:span text:style-name="T1">unrestrained</text:span></text:p>
          <text:p text:style-name="P1"><text:span text:style-name="T1">compounding</text:span></text:p>
          <text:p text:style-name="P1"><text:span text:style-name="T1">(100000=x40)</text:span></text:p>
        </draw:ellipse>
        <draw:connector draw:style-name="gr4" draw:text-style-name="P2" draw:layer="layout" draw:type="line" svg:x1="11.518cm" svg:y1="22.698cm" svg:x2="22.611cm" svg:y2="21.326cm" draw:start-shape="id8" draw:start-glue-point="0" draw:end-shape="id14" draw:end-glue-point="2" svg:d="m11518 22698 11093-1372">
          <text:p/>
        </draw:connector>
        <draw:connector draw:style-name="gr5" draw:text-style-name="P2" draw:layer="layout" draw:type="line" svg:x1="6.491cm" svg:y1="19.263cm" svg:x2="3.092cm" svg:y2="18.25cm" draw:start-shape="id9" draw:start-glue-point="0" draw:end-shape="id1" draw:end-glue-point="2" svg:d="m6491 19263-3399-1013">
          <text:p/>
        </draw:connector>
        <draw:ellipse draw:style-name="gr3" draw:text-style-name="P2" draw:id="id15" draw:layer="layout" svg:width="1.27cm" svg:height="0.889cm" svg:x="5.141cm" svg:y="16.859cm">
          <text:p text:style-name="P1"><text:span text:style-name="T1">101</text:span></text:p>
        </draw:ellipse>
        <draw:ellipse draw:style-name="gr3" draw:text-style-name="P2" draw:id="id16" draw:layer="layout" svg:width="1.651cm" svg:height="0.889cm" svg:x="6.715cm" svg:y="16.859cm">
          <text:p text:style-name="P1"><text:span text:style-name="T1">1001</text:span></text:p>
        </draw:ellipse>
        <draw:connector draw:style-name="gr5" draw:text-style-name="P2" draw:layer="layout" draw:type="line" svg:x1="9.138cm" svg:y1="19.245cm" svg:x2="5.776cm" svg:y2="17.748cm" draw:start-shape="id12" draw:start-glue-point="0" draw:end-shape="id15" draw:end-glue-point="2" svg:d="m9138 19245-3362-1497">
          <text:p/>
        </draw:connector>
        <draw:connector draw:style-name="gr4" draw:text-style-name="P2" draw:layer="layout" draw:type="line" svg:x1="3.092cm" svg:y1="19.089cm" svg:x2="5.776cm" svg:y2="17.748cm" draw:start-shape="id7" draw:start-glue-point="0" draw:end-shape="id15" draw:end-glue-point="2" svg:d="m3092 19089 2684-1341">
          <text:p/>
        </draw:connector>
        <draw:connector draw:style-name="gr4" draw:text-style-name="P2" draw:layer="layout" draw:type="line" svg:x1="3.092cm" svg:y1="19.089cm" svg:x2="7.54cm" svg:y2="17.748cm" draw:start-shape="id7" draw:start-glue-point="0" draw:end-shape="id16" draw:end-glue-point="2" svg:d="m3092 19089 4448-1341">
          <text:p/>
        </draw:connector>
        <draw:connector draw:style-name="gr5" draw:text-style-name="P2" draw:layer="layout" draw:type="line" svg:x1="11.801cm" svg:y1="19.227cm" svg:x2="7.54cm" svg:y2="17.748cm" draw:start-shape="id10" draw:start-glue-point="0" draw:end-shape="id16" draw:end-glue-point="2" svg:d="m11801 19227-4261-1479">
          <text:p/>
        </draw:connector>
        <draw:connector draw:style-name="gr5" draw:text-style-name="P2" draw:layer="layout" draw:type="line" svg:x1="5.776cm" svg:y1="16.859cm" svg:x2="3.092cm" svg:y2="15.081cm" draw:start-shape="id15" draw:start-glue-point="0" draw:end-shape="id2" draw:end-glue-point="2" svg:d="m5776 16859-2684-1778">
          <text:p/>
        </draw:connector>
        <draw:ellipse draw:style-name="gr3" draw:text-style-name="P2" draw:id="id17" draw:layer="layout" svg:width="1.448cm" svg:height="0.889cm" svg:x="5.35cm" svg:y="13.444cm">
          <text:p text:style-name="P1"><text:span text:style-name="T1">1011</text:span></text:p>
        </draw:ellipse>
        <draw:ellipse draw:style-name="gr3" draw:text-style-name="P2" draw:id="id18" draw:layer="layout" svg:width="1.753cm" svg:height="0.889cm" svg:x="7.35cm" svg:y="13.444cm">
          <text:p text:style-name="P1"><text:span text:style-name="T1">10011</text:span></text:p>
        </draw:ellipse>
        <draw:connector draw:style-name="gr5" draw:text-style-name="P2" draw:layer="layout" draw:type="line" svg:x1="7.54cm" svg:y1="16.859cm" svg:x2="6.074cm" svg:y2="14.333cm" draw:start-shape="id16" draw:start-glue-point="0" draw:end-shape="id17" draw:end-glue-point="2" svg:d="m7540 16859-1466-2526">
          <text:p/>
        </draw:connector>
        <draw:connector draw:style-name="gr4" draw:text-style-name="P2" draw:layer="layout" draw:type="line" svg:x1="3.092cm" svg:y1="15.964cm" svg:x2="6.074cm" svg:y2="14.333cm" draw:start-shape="id1" draw:start-glue-point="0" draw:end-shape="id17" draw:end-glue-point="2" svg:d="m3092 15964 2982-1631">
          <text:p/>
        </draw:connector>
        <draw:connector draw:style-name="gr4" draw:text-style-name="P2" draw:layer="layout" draw:type="line" svg:x1="3.092cm" svg:y1="15.964cm" svg:x2="8.226cm" svg:y2="14.333cm" draw:start-shape="id1" draw:start-glue-point="0" draw:end-shape="id18" draw:end-glue-point="2" svg:d="m3092 15964 5134-1631">
          <text:p/>
        </draw:connector>
        <draw:connector draw:style-name="gr5" draw:text-style-name="P2" draw:layer="layout" draw:type="line" svg:x1="9.76cm" svg:y1="16.859cm" svg:x2="8.226cm" svg:y2="14.333cm" draw:start-shape="id19" draw:start-glue-point="0" draw:end-shape="id18" draw:end-glue-point="2" svg:d="m9760 16859-1534-2526">
          <text:p/>
        </draw:connector>
        <draw:ellipse draw:style-name="gr3" draw:text-style-name="P2" draw:id="id20" draw:layer="layout" svg:width="2.616cm" svg:height="0.889cm" svg:x="21.303cm" svg:y="16.859cm">
          <text:p text:style-name="P1"><text:span text:style-name="T1">1100000</text:span></text:p>
        </draw:ellipse>
        <draw:connector draw:style-name="gr4" draw:text-style-name="P2" draw:layer="layout" draw:type="line" svg:x1="22.611cm" svg:y1="19.14cm" svg:x2="22.611cm" svg:y2="17.748cm" draw:start-shape="id14" draw:start-glue-point="0" draw:end-shape="id20" draw:end-glue-point="2" svg:d="m22611 19140v-1392">
          <text:p/>
        </draw:connector>
        <draw:connector draw:style-name="gr4" draw:text-style-name="P2" draw:layer="layout" draw:type="line" svg:x1="18.565cm" svg:y1="19.098cm" svg:x2="22.611cm" svg:y2="17.748cm" draw:start-shape="id13" draw:start-glue-point="0" draw:end-shape="id20" draw:end-glue-point="2" svg:d="m18565 19098 4046-1350">
          <text:p/>
        </draw:connector>
        <draw:connector draw:style-name="gr5" draw:text-style-name="P2" draw:layer="layout" draw:type="line" svg:x1="6.074cm" svg:y1="13.444cm" svg:x2="3.092cm" svg:y2="11.986cm" draw:start-shape="id17" draw:start-glue-point="0" draw:end-shape="id3" draw:end-glue-point="2" svg:d="m6074 13444-2982-1458">
          <text:p/>
        </draw:connector>
        <draw:ellipse draw:style-name="gr3" draw:text-style-name="P2" draw:id="id22" draw:layer="layout" svg:width="1.88cm" svg:height="0.889cm" svg:x="5.436cm" svg:y="10.23cm">
          <text:p text:style-name="P1"><text:span text:style-name="T1">10111</text:span></text:p>
        </draw:ellipse>
        <draw:connector draw:style-name="gr4" draw:text-style-name="P2" draw:layer="layout" draw:type="line" svg:x1="8.226cm" svg:y1="13.444cm" svg:x2="15.732cm" svg:y2="11.119cm" draw:start-shape="id18" draw:start-glue-point="0" draw:end-shape="id21" draw:end-glue-point="2" svg:d="m8226 13444 7506-2325">
          <text:p/>
        </draw:connector>
        <draw:connector draw:style-name="gr4" draw:text-style-name="P2" draw:layer="layout" draw:type="line" svg:x1="3.092cm" svg:y1="12.795cm" svg:x2="6.376cm" svg:y2="11.119cm" draw:start-shape="id2" draw:start-glue-point="0" draw:end-shape="id22" draw:end-glue-point="2" svg:d="m3092 12795 3284-1676">
          <text:p/>
        </draw:connector>
        <draw:connector draw:style-name="gr6" draw:text-style-name="P2" draw:layer="layout" draw:type="line" svg:x1="6.376cm" svg:y1="10.23cm" svg:x2="3.092cm" svg:y2="8.934cm" draw:start-shape="id22" draw:start-glue-point="0" draw:end-shape="id4" draw:end-glue-point="2" svg:d="m6376 10230-3284-1296">
          <text:p/>
        </draw:connector>
        <draw:ellipse draw:style-name="gr3" draw:text-style-name="P2" draw:id="id23" draw:layer="layout" svg:width="1.981cm" svg:height="0.889cm" svg:x="6.288cm" svg:y="7.378cm">
          <text:p text:style-name="P1"><text:span text:style-name="T1">101111</text:span></text:p>
        </draw:ellipse>
        <draw:connector draw:style-name="gr7" draw:text-style-name="P2" draw:layer="layout" draw:type="line" svg:x1="7.278cm" svg:y1="7.378cm" svg:x2="3.092cm" svg:y2="5.821cm" draw:start-shape="id23" draw:start-glue-point="0" draw:end-shape="id5" draw:end-glue-point="2" svg:d="m7278 7378-4186-1557">
          <text:p/>
        </draw:connector>
        <draw:connector draw:style-name="gr4" draw:text-style-name="P2" draw:layer="layout" draw:type="line" svg:x1="3.092cm" svg:y1="9.7cm" svg:x2="7.278cm" svg:y2="8.267cm" draw:start-shape="id3" draw:start-glue-point="0" draw:end-shape="id23" draw:end-glue-point="2" svg:d="m3092 9700 4186-1433">
          <text:p/>
        </draw:connector>
        <draw:connector draw:style-name="gr5" draw:text-style-name="P2" draw:layer="layout" draw:type="line" svg:x1="9.029cm" svg:y1="10.23cm" svg:x2="7.278cm" svg:y2="8.267cm" draw:start-shape="id24" draw:start-glue-point="0" draw:end-shape="id23" draw:end-glue-point="2" svg:d="m9029 10230-1751-1963">
          <text:p/>
        </draw:connector>
        <draw:ellipse draw:style-name="gr3" draw:text-style-name="P2" draw:id="id25" draw:layer="layout" svg:width="2.268cm" svg:height="0.899cm" svg:x="6.487cm" svg:y="4.296cm">
          <text:p text:style-name="P1"><text:span text:style-name="T1">1011111</text:span></text:p>
        </draw:ellipse>
        <draw:connector draw:style-name="gr8" draw:text-style-name="P2" draw:layer="layout" draw:type="line" svg:x1="7.621cm" svg:y1="4.296cm" svg:x2="4.97cm" svg:y2="2.605cm" draw:start-shape="id25" draw:start-glue-point="0" draw:end-shape="id6" draw:end-glue-point="2" svg:d="m7621 4296-2651-1691">
          <text:p/>
        </draw:connector>
        <draw:connector draw:style-name="gr4" draw:text-style-name="P2" draw:layer="layout" draw:type="line" svg:x1="3.092cm" svg:y1="6.648cm" svg:x2="7.621cm" svg:y2="5.195cm" draw:start-shape="id4" draw:start-glue-point="0" draw:end-shape="id25" draw:end-glue-point="2" svg:d="m3092 6648 4529-1453">
          <text:p/>
        </draw:connector>
        <draw:connector draw:style-name="gr7" draw:text-style-name="P2" draw:layer="layout" draw:type="line" svg:x1="10.627cm" svg:y1="7.378cm" svg:x2="7.621cm" svg:y2="5.195cm" draw:start-shape="id26" draw:start-glue-point="0" draw:end-shape="id25" draw:end-glue-point="2" svg:d="m10627 7378-3006-2183">
          <text:p/>
        </draw:connector>
        <draw:ellipse draw:style-name="gr3" draw:text-style-name="P2" draw:id="id19" draw:layer="layout" svg:width="2.184cm" svg:height="0.889cm" svg:x="8.668cm" svg:y="16.859cm">
          <text:p text:style-name="P1"><text:span text:style-name="T1">10001</text:span></text:p>
        </draw:ellipse>
        <draw:ellipse draw:style-name="gr3" draw:text-style-name="P2" draw:id="id27" draw:layer="layout" svg:width="2.21cm" svg:height="0.889cm" svg:x="11.155cm" svg:y="16.859cm">
          <text:p text:style-name="P1"><text:span text:style-name="T1">100001</text:span></text:p>
        </draw:ellipse>
        <draw:ellipse draw:style-name="gr3" draw:text-style-name="P2" draw:id="id28" draw:layer="layout" svg:width="2.489cm" svg:height="0.889cm" svg:x="13.668cm" svg:y="16.859cm">
          <text:p text:style-name="P1"><text:span text:style-name="T1">1000001</text:span></text:p>
        </draw:ellipse>
        <draw:connector draw:style-name="gr4" draw:text-style-name="P2" draw:layer="layout" draw:type="line" svg:x1="3.092cm" svg:y1="19.089cm" svg:x2="9.76cm" svg:y2="17.748cm" draw:start-shape="id7" draw:start-glue-point="0" draw:end-shape="id19" draw:end-glue-point="2" svg:d="m3092 19089 6668-1341">
          <text:p/>
        </draw:connector>
        <draw:connector draw:style-name="gr4" draw:text-style-name="P2" draw:layer="layout" draw:type="line" svg:x1="3.092cm" svg:y1="19.089cm" svg:x2="12.26cm" svg:y2="17.748cm" draw:start-shape="id7" draw:start-glue-point="0" draw:end-shape="id27" draw:end-glue-point="2" svg:d="m3092 19089 9168-1341">
          <text:p/>
        </draw:connector>
        <draw:connector draw:style-name="gr4" draw:text-style-name="P2" draw:layer="layout" draw:type="line" svg:x1="3.092cm" svg:y1="19.089cm" svg:x2="14.912cm" svg:y2="17.748cm" draw:start-shape="id7" draw:start-glue-point="0" draw:end-shape="id28" draw:end-glue-point="2" svg:d="m3092 19089 11820-1341">
          <text:p/>
        </draw:connector>
        <draw:ellipse draw:style-name="gr3" draw:text-style-name="P2" draw:id="id29" draw:layer="layout" svg:width="1.956cm" svg:height="0.889cm" svg:x="9.653cm" svg:y="13.444cm">
          <text:p text:style-name="P1"><text:span text:style-name="T1">100011</text:span></text:p>
        </draw:ellipse>
        <draw:ellipse draw:style-name="gr3" draw:text-style-name="P2" draw:id="id30" draw:layer="layout" svg:width="2.464cm" svg:height="0.89cm" svg:x="12.16cm" svg:y="13.443cm">
          <text:p text:style-name="P1"><text:span text:style-name="T1">1000011</text:span></text:p>
        </draw:ellipse>
        <draw:connector draw:style-name="gr4" draw:text-style-name="P2" draw:layer="layout" draw:type="line" svg:x1="3.092cm" svg:y1="15.964cm" svg:x2="10.631cm" svg:y2="14.333cm" draw:start-shape="id1" draw:start-glue-point="0" draw:end-shape="id29" draw:end-glue-point="2" svg:d="m3092 15964 7539-1631">
          <text:p/>
        </draw:connector>
        <draw:connector draw:style-name="gr4" draw:text-style-name="P2" draw:layer="layout" draw:type="line" svg:x1="3.092cm" svg:y1="15.964cm" svg:x2="13.392cm" svg:y2="14.333cm" draw:start-shape="id1" draw:start-glue-point="0" draw:end-shape="id30" draw:end-glue-point="2" svg:d="m3092 15964 10300-1631">
          <text:p/>
        </draw:connector>
        <draw:connector draw:style-name="gr5" draw:text-style-name="P2" draw:layer="layout" draw:type="line" svg:x1="12.26cm" svg:y1="16.859cm" svg:x2="10.631cm" svg:y2="14.333cm" draw:start-shape="id27" draw:start-glue-point="0" draw:end-shape="id29" draw:end-glue-point="2" svg:d="m12260 16859-1629-2526">
          <text:p/>
        </draw:connector>
        <draw:connector draw:style-name="gr5" draw:text-style-name="P2" draw:layer="layout" draw:type="line" svg:x1="14.912cm" svg:y1="16.859cm" svg:x2="13.392cm" svg:y2="14.333cm" draw:start-shape="id28" draw:start-glue-point="0" draw:end-shape="id30" draw:end-glue-point="2" svg:d="m14912 16859-1520-2526">
          <text:p/>
        </draw:connector>
        <draw:connector draw:style-name="gr5" draw:text-style-name="P2" draw:layer="layout" draw:type="line" svg:x1="22.611cm" svg:y1="19.14cm" svg:x2="14.912cm" svg:y2="17.748cm" draw:start-shape="id14" draw:start-glue-point="0" draw:end-shape="id28" draw:end-glue-point="2" svg:d="m22611 19140-7699-1392">
          <text:p/>
        </draw:connector>
        <draw:connector draw:style-name="gr5" draw:text-style-name="P2" draw:layer="layout" draw:type="line" svg:x1="18.565cm" svg:y1="19.098cm" svg:x2="12.26cm" svg:y2="17.748cm" draw:start-shape="id13" draw:start-glue-point="0" draw:end-shape="id27" draw:end-glue-point="2" svg:d="m18565 19098-6305-1350">
          <text:p/>
        </draw:connector>
        <draw:connector draw:style-name="gr5" draw:text-style-name="P2" draw:layer="layout" draw:type="line" svg:x1="14.93cm" svg:y1="19.192cm" svg:x2="9.76cm" svg:y2="17.748cm" draw:start-shape="id11" draw:start-glue-point="0" draw:end-shape="id19" draw:end-glue-point="2" svg:d="m14930 19192-5170-1444">
          <text:p/>
        </draw:connector>
        <draw:connector draw:style-name="gr4" draw:text-style-name="P2" draw:layer="layout" draw:type="line" svg:x1="22.611cm" svg:y1="16.859cm" svg:x2="22.611cm" svg:y2="14.333cm" draw:start-shape="id20" draw:start-glue-point="0" draw:end-shape="id31" draw:end-glue-point="2" svg:d="m22611 16859v-2526">
          <text:p/>
        </draw:connector>
        <draw:connector draw:style-name="gr5" draw:text-style-name="P2" draw:layer="layout" draw:type="line" svg:x1="10.631cm" svg:y1="13.444cm" svg:x2="9.029cm" svg:y2="11.119cm" draw:start-shape="id29" draw:start-glue-point="0" draw:end-shape="id24" draw:end-glue-point="2" svg:d="m10631 13444-1602-2325">
          <text:p/>
        </draw:connector>
        <draw:connector draw:style-name="gr5" draw:text-style-name="P2" draw:layer="layout" draw:type="line" svg:x1="13.392cm" svg:y1="13.443cm" svg:x2="11.911cm" svg:y2="11.119cm" draw:start-shape="id30" draw:start-glue-point="0" draw:end-shape="id32" draw:end-glue-point="2" svg:d="m13392 13443-1481-2324">
          <text:p/>
        </draw:connector>
        <draw:connector draw:style-name="gr4" draw:text-style-name="P2" draw:layer="layout" draw:type="line" svg:x1="3.092cm" svg:y1="12.795cm" svg:x2="9.029cm" svg:y2="11.119cm" draw:start-shape="id2" draw:start-glue-point="0" draw:end-shape="id24" draw:end-glue-point="2" svg:d="m3092 12795 5937-1676">
          <text:p/>
        </draw:connector>
        <draw:ellipse draw:style-name="gr3" draw:text-style-name="P2" draw:id="id24" draw:layer="layout" svg:width="2.108cm" svg:height="0.889cm" svg:x="7.975cm" svg:y="10.23cm">
          <text:p text:style-name="P1"><text:span text:style-name="T1">100111</text:span></text:p>
        </draw:ellipse>
        <draw:ellipse draw:style-name="gr3" draw:text-style-name="P2" draw:id="id32" draw:layer="layout" svg:width="2.337cm" svg:height="0.889cm" svg:x="10.743cm" svg:y="10.23cm">
          <text:p text:style-name="P1"><text:span text:style-name="T1">1000111</text:span></text:p>
        </draw:ellipse>
        <draw:connector draw:style-name="gr4" draw:text-style-name="P2" draw:layer="layout" draw:type="line" svg:x1="3.092cm" svg:y1="12.795cm" svg:x2="11.911cm" svg:y2="11.119cm" draw:start-shape="id2" draw:start-glue-point="0" draw:end-shape="id32" draw:end-glue-point="2" svg:d="m3092 12795 8819-1676">
          <text:p/>
        </draw:connector>
        <draw:connector draw:style-name="gr7" draw:text-style-name="P2" draw:layer="layout" draw:type="line" svg:x1="11.911cm" svg:y1="10.23cm" svg:x2="10.627cm" svg:y2="8.267cm" draw:start-shape="id32" draw:start-glue-point="0" draw:end-shape="id26" draw:end-glue-point="2" svg:d="m11911 10230-1284-1963">
          <text:p/>
        </draw:connector>
        <draw:ellipse draw:style-name="gr3" draw:text-style-name="P2" draw:id="id26" draw:layer="layout" svg:width="2.184cm" svg:height="0.889cm" svg:x="9.535cm" svg:y="7.378cm">
          <text:p text:style-name="P1"><text:span text:style-name="T1">1001111</text:span></text:p>
        </draw:ellipse>
        <draw:connector draw:style-name="gr4" draw:text-style-name="P2" draw:layer="layout" draw:type="line" svg:x1="3.092cm" svg:y1="9.7cm" svg:x2="10.627cm" svg:y2="8.267cm" draw:start-shape="id3" draw:start-glue-point="0" draw:end-shape="id26" draw:end-glue-point="2" svg:d="m3092 9700 7535-1433">
          <text:p/>
        </draw:connector>
        <draw:ellipse draw:style-name="gr3" draw:text-style-name="P2" draw:id="id31" draw:layer="layout" svg:width="2.21cm" svg:height="0.889cm" svg:x="21.506cm" svg:y="13.444cm">
          <text:p text:style-name="P1"><text:span text:style-name="T1">1110000</text:span></text:p>
        </draw:ellipse>
        <draw:connector draw:style-name="gr4" draw:text-style-name="P2" draw:layer="layout" draw:type="line" svg:x1="22.611cm" svg:y1="13.444cm" svg:x2="22.611cm" svg:y2="11.119cm" draw:start-shape="id31" draw:start-glue-point="0" draw:end-shape="id33" draw:end-glue-point="2" svg:d="m22611 13444v-2325">
          <text:p/>
        </draw:connector>
        <draw:ellipse draw:style-name="gr3" draw:text-style-name="P2" draw:id="id33" draw:layer="layout" svg:width="2.311cm" svg:height="0.889cm" svg:x="21.456cm" svg:y="10.23cm">
          <text:p text:style-name="P1"><text:span text:style-name="T1">1111000</text:span></text:p>
        </draw:ellipse>
        <draw:connector draw:style-name="gr4" draw:text-style-name="P2" draw:layer="layout" draw:type="line" svg:x1="22.611cm" svg:y1="10.23cm" svg:x2="22.611cm" svg:y2="8.267cm" draw:start-shape="id33" draw:start-glue-point="0" draw:end-shape="id34" draw:end-glue-point="2" svg:d="m22611 10230v-1963">
          <text:p/>
        </draw:connector>
        <draw:ellipse draw:style-name="gr3" draw:text-style-name="P2" draw:id="id34" draw:layer="layout" svg:width="2.057cm" svg:height="0.889cm" svg:x="21.583cm" svg:y="7.378cm">
          <text:p text:style-name="P1"><text:span text:style-name="T1">1111100</text:span></text:p>
        </draw:ellipse>
        <draw:connector draw:style-name="gr4" draw:text-style-name="P2" draw:layer="layout" draw:type="line" svg:x1="22.611cm" svg:y1="7.378cm" svg:x2="22.611cm" svg:y2="5.19cm" draw:start-shape="id34" draw:start-glue-point="0" draw:end-shape="id35" draw:end-glue-point="2" svg:d="m22611 7378v-2188">
          <text:p/>
        </draw:connector>
        <draw:ellipse draw:style-name="gr3" draw:text-style-name="P2" draw:id="id35" draw:layer="layout" svg:width="2.337cm" svg:height="0.889cm" svg:x="21.443cm" svg:y="4.301cm">
          <text:p text:style-name="P1"><text:span text:style-name="T1">1111110</text:span></text:p>
        </draw:ellipse>
        <draw:connector draw:style-name="gr4" draw:text-style-name="P2" draw:layer="layout" draw:type="line" svg:x1="22.611cm" svg:y1="4.301cm" svg:x2="4.97cm" svg:y2="2.605cm" draw:start-shape="id35" draw:start-glue-point="0" draw:end-shape="id6" draw:end-glue-point="2" svg:d="m22611 4301-17641-1696">
          <text:p/>
        </draw:connector>
        <draw:connector draw:style-name="gr4" draw:text-style-name="P2" draw:layer="layout" draw:type="line" svg:x1="22.611cm" svg:y1="16.859cm" svg:x2="20.727cm" svg:y2="14.333cm" draw:start-shape="id20" draw:start-glue-point="0" draw:end-shape="id36" draw:end-glue-point="2" svg:d="m22611 16859-1884-2526">
          <text:p/>
        </draw:connector>
        <draw:connector draw:style-name="gr4" draw:text-style-name="P2" draw:layer="layout" draw:type="line" svg:x1="22.611cm" svg:y1="13.444cm" svg:x2="20.377cm" svg:y2="11.119cm" draw:start-shape="id31" draw:start-glue-point="0" draw:end-shape="id37" draw:end-glue-point="2" svg:d="m22611 13444-2234-2325">
          <text:p/>
        </draw:connector>
        <draw:connector draw:style-name="gr4" draw:text-style-name="P2" draw:layer="layout" draw:type="line" svg:x1="22.611cm" svg:y1="10.23cm" svg:x2="19.897cm" svg:y2="8.267cm" draw:start-shape="id33" draw:start-glue-point="0" draw:end-shape="id38" draw:end-glue-point="2" svg:d="m22611 10230-2714-1963">
          <text:p/>
        </draw:connector>
        <draw:connector draw:style-name="gr9" draw:text-style-name="P2" draw:layer="layout" draw:type="line" svg:x1="22.611cm" svg:y1="7.378cm" svg:x2="18.92cm" svg:y2="5.19cm" draw:start-shape="id34" draw:start-glue-point="0" draw:end-shape="id39" draw:end-glue-point="2" svg:d="m22611 7378-3691-2188">
          <text:p text:style-name="P1"><text:span text:style-name="T1"><text:tab/></text:span><text:span text:style-name="T1"><text:tab/></text:span><text:span text:style-name="T1"><text:tab/></text:span><text:span text:style-name="T1"><text:tab/></text:span><text:span text:style-name="T1"><text:tab/></text:span></text:p>
        </draw:connector>
        <draw:connector draw:style-name="gr4" draw:text-style-name="P2" draw:layer="layout" draw:type="line" svg:x1="7.278cm" svg:y1="7.378cm" svg:x2="11.305cm" svg:y2="5.19cm" draw:start-shape="id23" draw:start-glue-point="0" draw:end-shape="id40" draw:end-glue-point="2" svg:d="m7278 7378 4027-2188">
          <text:p/>
        </draw:connector>
        <draw:connector draw:style-name="gr4" draw:text-style-name="P2" draw:layer="layout" draw:type="line" svg:x1="10.627cm" svg:y1="7.378cm" svg:x2="15.112cm" svg:y2="5.19cm" draw:start-shape="id26" draw:start-glue-point="0" draw:end-shape="id41" draw:end-glue-point="2" svg:d="m10627 7378 4485-2188">
          <text:p/>
        </draw:connector>
        <draw:connector draw:style-name="gr4" draw:text-style-name="P2" draw:layer="layout" draw:type="line" svg:x1="6.376cm" svg:y1="10.23cm" svg:x2="13.43cm" svg:y2="8.267cm" draw:start-shape="id22" draw:start-glue-point="0" draw:end-shape="id42" draw:end-glue-point="2" svg:d="m6376 10230 7054-1963">
          <text:p/>
        </draw:connector>
        <draw:connector draw:style-name="gr4" draw:text-style-name="P2" draw:layer="layout" draw:type="line" svg:x1="9.029cm" svg:y1="10.23cm" svg:x2="15.585cm" svg:y2="8.267cm" draw:start-shape="id24" draw:start-glue-point="0" draw:end-shape="id43" draw:end-glue-point="2" svg:d="m9029 10230 6556-1963">
          <text:p/>
        </draw:connector>
        <draw:connector draw:style-name="gr4" draw:text-style-name="P2" draw:layer="layout" draw:type="line" svg:x1="11.911cm" svg:y1="10.23cm" svg:x2="17.741cm" svg:y2="8.267cm" draw:start-shape="id32" draw:start-glue-point="0" draw:end-shape="id44" draw:end-glue-point="2" svg:d="m11911 10230 5830-1963">
          <text:p/>
        </draw:connector>
        <draw:connector draw:style-name="gr4" draw:text-style-name="P2" draw:layer="layout" draw:type="line" svg:x1="18.565cm" svg:y1="19.098cm" svg:x2="19.959cm" svg:y2="17.748cm" draw:start-shape="id13" draw:start-glue-point="0" draw:end-shape="id45" draw:end-glue-point="2" svg:d="m18565 19098 1394-1350">
          <text:p/>
        </draw:connector>
        <draw:connector draw:style-name="gr4" draw:text-style-name="P2" draw:layer="layout" draw:type="line" svg:x1="14.93cm" svg:y1="19.192cm" svg:x2="19.147cm" svg:y2="17.759cm" draw:start-shape="id11" draw:start-glue-point="0" draw:end-shape="id46" draw:end-glue-point="2" svg:d="m14930 19192 4217-1433">
          <text:p/>
        </draw:connector>
        <draw:connector draw:style-name="gr4" draw:text-style-name="P2" draw:layer="layout" draw:type="line" svg:x1="11.801cm" svg:y1="19.227cm" svg:x2="18.336cm" svg:y2="17.748cm" draw:start-shape="id10" draw:start-glue-point="0" draw:end-shape="id47" svg:d="m11801 19227 6535-1479">
          <text:p/>
        </draw:connector>
        <draw:connector draw:style-name="gr4" draw:text-style-name="P2" draw:layer="layout" draw:type="line" svg:x1="9.138cm" svg:y1="19.245cm" svg:x2="17.525cm" svg:y2="17.748cm" draw:start-shape="id12" draw:start-glue-point="0" draw:end-shape="id48" draw:end-glue-point="2" svg:d="m9138 19245 8387-1497">
          <text:p/>
        </draw:connector>
        <draw:connector draw:style-name="gr4" draw:text-style-name="P2" draw:layer="layout" draw:type="line" svg:x1="5.776cm" svg:y1="16.859cm" svg:x2="15.43cm" svg:y2="14.333cm" draw:start-shape="id15" draw:start-glue-point="0" draw:end-shape="id49" draw:end-glue-point="2" svg:d="m5776 16859 9654-2526">
          <text:p/>
        </draw:connector>
        <draw:rect draw:style-name="gr10" draw:text-style-name="P1" draw:id="id41" draw:layer="layout" svg:width="2.515cm" svg:height="0.889cm" svg:x="13.855cm" svg:y="4.301cm">
          <text:p/>
        </draw:rect>
        <draw:rect draw:style-name="gr10" draw:text-style-name="P1" draw:id="id40" draw:layer="layout" svg:width="2.515cm" svg:height="0.889cm" svg:x="10.048cm" svg:y="4.301cm">
          <text:p/>
        </draw:rect>
        <draw:rect draw:style-name="gr10" draw:text-style-name="P1" draw:id="id39" draw:layer="layout" svg:width="2.515cm" svg:height="0.889cm" svg:x="17.663cm" svg:y="4.301cm">
          <text:p/>
        </draw:rect>
        <draw:rect draw:style-name="gr10" draw:text-style-name="P1" draw:id="id44" draw:layer="layout" svg:width="0.889cm" svg:height="0.889cm" svg:x="17.297cm" svg:y="7.378cm">
          <text:p/>
        </draw:rect>
        <draw:rect draw:style-name="gr10" draw:text-style-name="P1" draw:id="id43" draw:layer="layout" svg:width="0.889cm" svg:height="0.889cm" svg:x="15.141cm" svg:y="7.378cm">
          <text:p/>
        </draw:rect>
        <draw:rect draw:style-name="gr10" draw:text-style-name="P1" draw:id="id42" draw:layer="layout" svg:width="0.889cm" svg:height="0.889cm" svg:x="12.986cm" svg:y="7.378cm">
          <text:p/>
        </draw:rect>
        <draw:rect draw:style-name="gr10" draw:text-style-name="P1" draw:id="id38" draw:layer="layout" svg:width="0.889cm" svg:height="0.889cm" svg:x="19.453cm" svg:y="7.378cm">
          <text:p/>
        </draw:rect>
        <draw:rect draw:style-name="gr3" draw:text-style-name="P1" draw:id="id58" draw:layer="layout" svg:width="7.773cm" svg:height="0.867cm" svg:x="11.362cm" svg:y="4.268cm">
          <text:p text:style-name="P1"><text:span text:style-name="T2">... bit strings with 6 "1"s ...</text:span></text:p>
        </draw:rect>
        <draw:rect draw:style-name="gr10" draw:text-style-name="P1" draw:id="id37" draw:layer="layout" svg:width="0.889cm" svg:height="0.889cm" svg:x="19.933cm" svg:y="10.23cm">
          <text:p/>
        </draw:rect>
        <draw:rect draw:style-name="gr10" draw:text-style-name="P1" draw:id="id52" draw:layer="layout" svg:width="0.889cm" svg:height="0.889cm" svg:x="18.385cm" svg:y="10.23cm">
          <text:p/>
        </draw:rect>
        <draw:rect draw:style-name="gr10" draw:text-style-name="P1" draw:id="id51" draw:layer="layout" svg:width="0.889cm" svg:height="0.889cm" svg:x="16.836cm" svg:y="10.23cm">
          <text:p/>
        </draw:rect>
        <draw:rect draw:style-name="gr10" draw:text-style-name="P1" draw:id="id21" draw:layer="layout" svg:width="0.889cm" svg:height="0.889cm" svg:x="15.288cm" svg:y="10.23cm">
          <text:p/>
        </draw:rect>
        <draw:rect draw:style-name="gr10" draw:text-style-name="P1" draw:id="id50" draw:layer="layout" svg:width="0.889cm" svg:height="0.889cm" svg:x="13.739cm" svg:y="10.23cm">
          <text:p/>
        </draw:rect>
        <draw:connector draw:style-name="gr4" draw:text-style-name="P2" draw:layer="layout" draw:type="line" svg:x1="6.074cm" svg:y1="13.444cm" svg:x2="14.183cm" svg:y2="11.119cm" draw:start-shape="id17" draw:start-glue-point="0" draw:end-shape="id50" draw:end-glue-point="2" svg:d="m6074 13444 8109-2325">
          <text:p/>
        </draw:connector>
        <draw:connector draw:style-name="gr5" draw:text-style-name="P2" draw:layer="layout" draw:type="line" svg:x1="8.226cm" svg:y1="13.444cm" svg:x2="6.376cm" svg:y2="11.119cm" draw:start-shape="id18" draw:start-glue-point="0" draw:end-shape="id22" draw:end-glue-point="2" svg:d="m8226 13444-1850-2325">
          <text:p/>
        </draw:connector>
        <draw:connector draw:style-name="gr4" draw:text-style-name="P2" draw:layer="layout" draw:type="line" svg:x1="10.631cm" svg:y1="13.444cm" svg:x2="17.28cm" svg:y2="11.119cm" draw:start-shape="id29" draw:start-glue-point="0" draw:end-shape="id51" draw:end-glue-point="2" svg:d="m10631 13444 6649-2325">
          <text:p/>
        </draw:connector>
        <draw:connector draw:style-name="gr4" draw:text-style-name="P2" draw:layer="layout" draw:type="line" svg:x1="13.392cm" svg:y1="13.443cm" svg:x2="18.829cm" svg:y2="11.119cm" draw:start-shape="id30" draw:start-glue-point="0" draw:end-shape="id52" draw:end-glue-point="2" svg:d="m13392 13443 5437-2324">
          <text:p/>
        </draw:connector>
        <draw:rect draw:style-name="gr10" draw:text-style-name="P1" draw:id="id36" draw:layer="layout" svg:width="0.508cm" svg:height="0.889cm" svg:x="20.473cm" svg:y="13.444cm">
          <text:p/>
        </draw:rect>
        <draw:rect draw:style-name="gr10" draw:text-style-name="P1" draw:id="id56" draw:layer="layout" svg:width="0.508cm" svg:height="0.889cm" svg:x="18.354cm" svg:y="13.444cm">
          <text:p/>
        </draw:rect>
        <draw:rect draw:style-name="gr10" draw:text-style-name="P1" draw:id="id55" draw:layer="layout" svg:width="0.508cm" svg:height="0.889cm" svg:x="17.295cm" svg:y="13.444cm">
          <text:p/>
        </draw:rect>
        <draw:rect draw:style-name="gr10" draw:text-style-name="P1" draw:id="id54" draw:layer="layout" svg:width="0.508cm" svg:height="0.889cm" svg:x="16.235cm" svg:y="13.444cm">
          <text:p/>
        </draw:rect>
        <draw:rect draw:style-name="gr10" draw:text-style-name="P1" draw:id="id49" draw:layer="layout" svg:width="0.508cm" svg:height="0.889cm" svg:x="15.176cm" svg:y="13.444cm">
          <text:p/>
        </draw:rect>
        <draw:connector draw:style-name="gr4" draw:text-style-name="P2" draw:layer="layout" draw:type="line" svg:x1="22.611cm" svg:y1="19.14cm" svg:x2="20.77cm" svg:y2="17.748cm" draw:start-shape="id14" draw:start-glue-point="0" draw:end-shape="id53" draw:end-glue-point="2" svg:d="m22611 19140-1841-1392">
          <text:p/>
        </draw:connector>
        <draw:rect draw:style-name="gr10" draw:text-style-name="P1" draw:id="id53" draw:layer="layout" svg:width="0.508cm" svg:height="0.889cm" svg:x="20.516cm" svg:y="16.859cm">
          <text:p/>
        </draw:rect>
        <draw:rect draw:style-name="gr10" draw:text-style-name="P1" draw:id="id45" draw:layer="layout" svg:width="0.508cm" svg:height="0.889cm" svg:x="19.705cm" svg:y="16.859cm">
          <text:p/>
        </draw:rect>
        <draw:rect draw:style-name="gr10" draw:text-style-name="P1" draw:id="id46" draw:layer="layout" svg:width="0.508cm" svg:height="0.889cm" svg:x="18.893cm" svg:y="16.87cm">
          <text:p/>
        </draw:rect>
        <draw:rect draw:style-name="gr11" draw:text-style-name="P1" draw:id="id47" draw:layer="layout" svg:width="0.508cm" svg:height="0.889cm" svg:x="18.082cm" svg:y="16.859cm">
          <text:p/>
        </draw:rect>
        <draw:rect draw:style-name="gr11" draw:text-style-name="P1" draw:id="id48" draw:layer="layout" svg:width="0.508cm" svg:height="0.889cm" svg:x="17.271cm" svg:y="16.859cm">
          <text:p/>
        </draw:rect>
        <draw:connector draw:style-name="gr4" draw:text-style-name="P2" draw:layer="layout" draw:type="line" svg:x1="7.54cm" svg:y1="16.859cm" svg:x2="16.489cm" svg:y2="14.333cm" draw:start-shape="id16" draw:start-glue-point="0" draw:end-shape="id54" draw:end-glue-point="2" svg:d="m7540 16859 8949-2526">
          <text:p/>
        </draw:connector>
        <draw:connector draw:style-name="gr4" draw:text-style-name="P2" draw:layer="layout" draw:type="line" svg:x1="9.76cm" svg:y1="16.859cm" svg:x2="17.549cm" svg:y2="14.333cm" draw:start-shape="id19" draw:start-glue-point="0" draw:end-shape="id55" draw:end-glue-point="2" svg:d="m9760 16859 7789-2526">
          <text:p/>
        </draw:connector>
        <draw:connector draw:style-name="gr4" draw:text-style-name="P2" draw:layer="layout" draw:type="line" svg:x1="12.26cm" svg:y1="16.859cm" svg:x2="18.608cm" svg:y2="14.333cm" draw:start-shape="id27" draw:start-glue-point="0" draw:end-shape="id56" draw:end-glue-point="2" svg:d="m12260 16859 6348-2526">
          <text:p/>
        </draw:connector>
        <draw:connector draw:style-name="gr4" draw:text-style-name="P2" draw:layer="layout" draw:type="line" svg:x1="14.912cm" svg:y1="16.859cm" svg:x2="19.667cm" svg:y2="14.333cm" draw:start-shape="id28" draw:start-glue-point="0" draw:end-shape="id57" draw:end-glue-point="2" svg:d="m14912 16859 4755-2526">
          <text:p/>
        </draw:connector>
        <draw:rect draw:style-name="gr10" draw:text-style-name="P1" draw:id="id57" draw:layer="layout" svg:width="0.508cm" svg:height="0.889cm" svg:x="19.413cm" svg:y="13.444cm">
          <text:p/>
        </draw:rect>
        <draw:rect draw:style-name="gr3" draw:text-style-name="P1" draw:id="id59" draw:layer="layout" svg:width="6.628cm" svg:height="0.855cm" svg:x="13.363cm" svg:y="7.316cm">
          <text:p text:style-name="P1"><text:span text:style-name="T2">... bit strings with 5 "1"s ...</text:span></text:p>
        </draw:rect>
        <draw:rect draw:style-name="gr3" draw:text-style-name="P1" draw:id="id61" draw:layer="layout" svg:width="6.256cm" svg:height="0.886cm" svg:x="14.163cm" svg:y="10.17cm">
          <text:p text:style-name="P1"><text:span text:style-name="T2">... bit strings with 4 "1"s ...</text:span></text:p>
        </draw:rect>
        <draw:rect draw:style-name="gr3" draw:text-style-name="P1" draw:id="id60" draw:layer="layout" svg:width="5.43cm" svg:height="0.898cm" svg:x="15.363cm" svg:y="13.397cm">
          <text:p text:style-name="P1"><text:span text:style-name="T2">... bit strings with 3 "1"s ...</text:span></text:p>
        </draw:rect>
        <draw:rect draw:style-name="gr3" draw:text-style-name="P3" draw:id="id62" draw:layer="layout" svg:width="4.808cm" svg:height="0.91cm" svg:x="16.277cm" svg:y="16.77cm">
          <text:p text:style-name="P1"><text:span text:style-name="T2">... bit strings with 2 "1"s ...</text:span></text:p>
        </draw:rect>
        <draw:connector draw:style-name="gr4" draw:text-style-name="P2" draw:layer="layout" draw:type="line" svg:x1="15.248cm" svg:y1="4.268cm" svg:x2="4.97cm" svg:y2="2.605cm" draw:start-shape="id58" draw:start-glue-point="0" draw:end-shape="id6" draw:end-glue-point="2" svg:d="m15248 4268-10278-1663">
          <text:p/>
        </draw:connector>
        <draw:connector draw:style-name="gr4" draw:text-style-name="P2" draw:layer="layout" draw:type="line" svg:x1="16.677cm" svg:y1="7.316cm" svg:x2="15.112cm" svg:y2="5.19cm" draw:start-shape="id59" draw:start-glue-point="0" draw:end-shape="id41" draw:end-glue-point="2" svg:d="m16677 7316-1565-2126">
          <text:p/>
        </draw:connector>
        <draw:connector draw:style-name="gr4" draw:text-style-name="P2" draw:layer="layout" draw:type="line" svg:x1="16.677cm" svg:y1="7.316cm" svg:x2="22.611cm" svg:y2="5.19cm" draw:start-shape="id59" draw:start-glue-point="0" draw:end-shape="id35" draw:end-glue-point="2" svg:d="m16677 7316 5934-2126">
          <text:p/>
        </draw:connector>
        <draw:connector draw:style-name="gr4" draw:text-style-name="P2" draw:layer="layout" draw:type="line" svg:x1="17.28cm" svg:y1="10.23cm" svg:x2="16.677cm" svg:y2="8.171cm" draw:start-shape="id51" draw:start-glue-point="0" draw:end-shape="id59" draw:end-glue-point="2" svg:d="m17280 10230-603-2059">
          <text:p/>
        </draw:connector>
        <draw:connector draw:style-name="gr4" draw:text-style-name="P2" draw:layer="layout" draw:type="line" svg:x1="18.078cm" svg:y1="13.397cm" svg:x2="17.291cm" svg:y2="11.056cm" draw:start-shape="id60" draw:start-glue-point="0" draw:end-shape="id61" draw:end-glue-point="2" svg:d="m18078 13397-787-2341">
          <text:p/>
        </draw:connector>
        <draw:connector draw:style-name="gr4" draw:text-style-name="P2" draw:layer="layout" draw:type="line" svg:x1="17.291cm" svg:y1="10.17cm" svg:x2="22.611cm" svg:y2="8.267cm" draw:start-shape="id61" draw:start-glue-point="0" draw:end-shape="id34" draw:end-glue-point="2" svg:d="m17291 10170 5320-1903">
          <text:p/>
        </draw:connector>
        <draw:connector draw:style-name="gr4" draw:text-style-name="P2" draw:layer="layout" draw:type="line" svg:x1="18.078cm" svg:y1="13.397cm" svg:x2="22.611cm" svg:y2="11.119cm" draw:start-shape="id60" draw:start-glue-point="0" draw:end-shape="id33" draw:end-glue-point="2" svg:d="m18078 13397 4533-2278">
          <text:p/>
        </draw:connector>
        <draw:connector draw:style-name="gr4" draw:text-style-name="P2" draw:layer="layout" draw:type="line" svg:x1="18.681cm" svg:y1="16.77cm" svg:x2="18.078cm" svg:y2="14.295cm" draw:start-shape="id62" draw:start-glue-point="0" draw:end-shape="id60" svg:d="m18681 16770-603-2475">
          <text:p/>
        </draw:connector>
        <draw:connector draw:style-name="gr4" draw:text-style-name="P2" draw:layer="layout" draw:type="line" svg:x1="18.681cm" svg:y1="16.77cm" svg:x2="22.611cm" svg:y2="14.333cm" draw:start-shape="id62" draw:start-glue-point="0" draw:end-shape="id31" draw:end-glue-point="2" svg:d="m18681 16770 3930-2437">
          <text:p/>
        </draw:connector>
        <draw:connector draw:style-name="gr4" draw:text-style-name="P2" draw:layer="layout" draw:type="line" svg:x1="6.491cm" svg:y1="19.263cm" svg:x2="16.714cm" svg:y2="17.748cm" draw:start-shape="id9" draw:start-glue-point="0" draw:end-shape="id63" draw:end-glue-point="2" svg:d="m6491 19263 10223-1515">
          <text:p/>
        </draw:connector>
        <draw:rect draw:style-name="gr11" draw:text-style-name="P1" draw:id="id63" draw:layer="layout" svg:width="0.508cm" svg:height="0.889cm" svg:x="16.46cm" svg:y="16.859cm">
          <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_32__20_Dots_20_1_20_Dash"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solid" draw:stroke-dash="_32__20_Dots_20_1_20_Dash"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4"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T1" style:family="text">
      <style:text-properties fo:font-size="1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2" draw:layer="layout" svg:width="1.978cm" svg:height="1.016cm" svg:x="1.55cm" svg:y="4.018cm">
          <text:p text:style-name="P1"><text:span text:style-name="T1">11=x3</text:span></text:p>
        </draw:ellipse>
        <draw:ellipse draw:style-name="gr1" draw:text-style-name="P2" draw:id="id1" draw:layer="layout" svg:width="2.613cm" svg:height="1.537cm" svg:x="1.187cm" svg:y="6.249cm">
          <text:p text:style-name="P1"><text:span text:style-name="T1">Unary</text:span></text:p>
          <text:p text:style-name="P1"><text:span text:style-name="T1">(1=x1)</text:span></text:p>
        </draw:ellipse>
        <draw:connector draw:style-name="gr2" draw:text-style-name="P2" draw:layer="layout" draw:type="line" svg:x1="2.493cm" svg:y1="6.249cm" svg:x2="2.539cm" svg:y2="5.034cm" draw:start-shape="id1" draw:start-glue-point="0" draw:end-shape="id2" draw:end-glue-point="2" svg:d="m2493 6249 46-1215">
          <text:p/>
        </draw:connector>
        <draw:ellipse draw:style-name="gr3" draw:text-style-name="P2" draw:id="id3" draw:layer="layout" svg:width="2.603cm" svg:height="1.537cm" svg:x="4.652cm" svg:y="8.713cm">
          <text:p text:style-name="P1"><text:span text:style-name="T1">Nullary</text:span></text:p>
          <text:p text:style-name="P1"><text:span text:style-name="T1">(0=x0)</text:span></text:p>
        </draw:ellipse>
        <draw:connector draw:style-name="gr2" draw:text-style-name="P2" draw:layer="layout" draw:type="line" svg:x1="5.953cm" svg:y1="8.713cm" svg:x2="2.493cm" svg:y2="7.786cm" draw:start-shape="id3" draw:start-glue-point="0" draw:end-shape="id1" draw:end-glue-point="2" svg:d="m5953 8713-3460-927">
          <text:p/>
        </draw:connector>
        <draw:ellipse draw:style-name="gr3" draw:text-style-name="P2" draw:id="id4" draw:layer="layout" svg:width="2.439cm" svg:height="1.639cm" svg:x="4.705cm" svg:y="6.173cm">
          <text:p text:style-name="P1"><text:span text:style-name="T1">Binary</text:span></text:p>
          <text:p text:style-name="P1"><text:span text:style-name="T1">(10=x2)</text:span></text:p>
        </draw:ellipse>
        <draw:connector draw:style-name="gr2" draw:text-style-name="P2" draw:layer="layout" draw:type="line" svg:x1="5.953cm" svg:y1="8.713cm" svg:x2="5.924cm" svg:y2="7.812cm" draw:start-shape="id3" draw:start-glue-point="0" draw:end-shape="id4" draw:end-glue-point="2" svg:d="m5953 8713-29-901">
          <text:p/>
        </draw:connector>
        <draw:ellipse draw:style-name="gr1" draw:text-style-name="P2" draw:id="id5" draw:layer="layout" svg:width="3.951cm" svg:height="1.973cm" svg:x="7.864cm" svg:y="5.967cm">
          <text:p text:style-name="P1"><text:span text:style-name="T1">Ternary </text:span></text:p>
          <text:p text:style-name="P1"><text:span text:style-name="T1">and more</text:span></text:p>
          <text:p text:style-name="P1"><text:span text:style-name="T1">(100=x4)</text:span></text:p>
        </draw:ellipse>
        <draw:connector draw:style-name="gr2" draw:text-style-name="P2" draw:layer="layout" draw:type="line" svg:x1="5.953cm" svg:y1="8.713cm" svg:x2="9.839cm" svg:y2="7.94cm" draw:start-shape="id3" draw:start-glue-point="0" draw:end-shape="id5" draw:end-glue-point="2" svg:d="m5953 8713 3886-773">
          <text:p/>
        </draw:connector>
        <draw:connector draw:style-name="gr2" draw:text-style-name="P2" draw:layer="layout" draw:type="line" svg:x1="5.924cm" svg:y1="6.173cm" svg:x2="2.539cm" svg:y2="5.034cm" draw:start-shape="id4" draw:start-glue-point="0" draw:end-shape="id2" draw:end-glue-point="2" svg:d="m5924 6173-3385-1139">
          <text:p/>
        </draw:connector>
        <draw:ellipse draw:style-name="gr1" draw:text-style-name="P2" draw:id="id6" draw:layer="layout" svg:width="1.95cm" svg:height="1.016cm" svg:x="8.893cm" svg:y="3.961cm">
          <text:p text:style-name="P1"><text:span text:style-name="T1">110=x6</text:span></text:p>
        </draw:ellipse>
        <draw:connector draw:style-name="gr2" draw:text-style-name="P2" draw:layer="layout" draw:type="line" svg:x1="5.924cm" svg:y1="6.173cm" svg:x2="9.868cm" svg:y2="4.977cm" draw:start-shape="id4" draw:start-glue-point="0" draw:end-shape="id6" draw:end-glue-point="2" svg:d="m5924 6173 3944-1196">
          <text:p/>
        </draw:connector>
        <draw:connector draw:style-name="gr2" draw:text-style-name="P2" draw:layer="layout" draw:type="line" svg:x1="9.839cm" svg:y1="5.967cm" svg:x2="9.868cm" svg:y2="4.977cm" draw:start-shape="id5" draw:start-glue-point="0" draw:end-shape="id6" draw:end-glue-point="2" svg:d="m9839 5967 29-990">
          <text:p/>
        </draw:connector>
        <draw:ellipse draw:style-name="gr1" draw:text-style-name="P2" draw:id="id7" draw:layer="layout" svg:width="2.167cm" svg:height="1.016cm" svg:x="4.99cm" svg:y="3.979cm">
          <text:p text:style-name="P1"><text:span text:style-name="T1">101=x5</text:span></text:p>
        </draw:ellipse>
        <draw:connector draw:style-name="gr2" draw:text-style-name="P2" draw:layer="layout" draw:type="line" svg:x1="2.493cm" svg:y1="6.249cm" svg:x2="6.073cm" svg:y2="4.995cm" draw:start-shape="id1" draw:start-glue-point="0" draw:end-shape="id7" draw:end-glue-point="2" svg:d="m2493 6249 3580-1254">
          <text:p/>
        </draw:connector>
        <draw:connector draw:style-name="gr2" draw:text-style-name="P2" draw:layer="layout" draw:type="line" svg:x1="9.839cm" svg:y1="5.967cm" svg:x2="6.073cm" svg:y2="4.995cm" draw:start-shape="id5" draw:start-glue-point="0" draw:end-shape="id7" draw:end-glue-point="2" svg:d="m9839 5967-3766-972">
          <text:p/>
        </draw:connector>
        <draw:ellipse draw:style-name="gr4" draw:text-style-name="P2" draw:id="id8" draw:layer="layout" svg:width="2.995cm" svg:height="1.537cm" svg:x="4.554cm" svg:y="1.139cm">
          <text:p text:style-name="P1"><text:span text:style-name="T1">Polyadic</text:span></text:p>
          <text:p text:style-name="P1"><text:span text:style-name="T1">(111=x7)</text:span></text:p>
        </draw:ellipse>
        <draw:connector draw:style-name="gr2" draw:text-style-name="P1" draw:layer="layout" draw:type="line" svg:x1="2.539cm" svg:y1="4.018cm" svg:x2="6.051cm" svg:y2="2.676cm" draw:start-shape="id2" draw:start-glue-point="0" draw:end-shape="id8" draw:end-glue-point="2" svg:d="m2539 4018 3512-1342">
          <text:p/>
        </draw:connector>
        <draw:connector draw:style-name="gr2" draw:text-style-name="P1" draw:layer="layout" draw:type="line" svg:x1="6.073cm" svg:y1="3.979cm" svg:x2="6.051cm" svg:y2="2.676cm" draw:start-shape="id7" draw:start-glue-point="0" draw:end-shape="id8" draw:end-glue-point="2" svg:d="m6073 3979-22-1303">
          <text:p/>
        </draw:connector>
        <draw:connector draw:style-name="gr2" draw:text-style-name="P1" draw:layer="layout" draw:type="line" svg:x1="9.868cm" svg:y1="3.961cm" svg:x2="6.051cm" svg:y2="2.676cm" draw:start-shape="id6" draw:start-glue-point="0" draw:end-shape="id8" draw:end-glue-point="2" svg:d="m9868 3961-3817-1285">
          <text:p/>
        </draw:connector>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draw:stroke="dash" draw:stroke-dash="_32__20_Dots_20_1_20_Dash"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width="0.076cm" draw:marker-start-width="0.406cm" draw:marker-end="Arrow" draw:marker-end-width="0.33cm" draw:textarea-horizontal-align="center" draw:textarea-vertical-align="middle" fo:padding-top="0.163cm" fo:padding-bottom="0.163cm" fo:padding-left="0.288cm" fo:padding-right="0.288cm"/>
    </style:style>
    <style:style style:name="gr6" style:family="graphic" style:parent-style-name="standard">
      <style:graphic-properties draw:stroke="dash" draw:stroke-dash="_32__20_Dots_20_1_20_Dash" draw:fill="solid" draw:fill-color="#ffffcc"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fo:font-weight="bold" style:font-size-asian="18pt" style:font-size-complex="18pt"/>
    </style:style>
    <style:style style:name="P3" style:family="paragraph">
      <style:paragraph-properties fo:text-align="center"/>
      <style:text-properties fo:font-weight="bold"/>
    </style:style>
    <style:style style:name="T1" style:family="text">
      <style:text-properties fo:font-size="14pt" fo:font-weight="bold" style:font-size-asian="18pt" style:font-size-complex="18pt"/>
    </style:style>
    <style:style style:name="T2" style:family="text">
      <style:text-properties fo:font-size="12pt" fo:font-weight="bold"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1" draw:layer="layout" svg:width="4.064cm" svg:height="2.286cm" svg:x="1.06cm" svg:y="15.964cm">
          <text:p text:style-name="P1"><text:span text:style-name="T1">Ground</text:span></text:p>
          <text:p text:style-name="P1"><text:span text:style-name="T1">Facts</text:span></text:p>
          <text:p text:style-name="P1"><text:span text:style-name="T1">(11=x3)</text:span></text:p>
        </draw:ellipse>
        <draw:ellipse draw:style-name="gr1" draw:text-style-name="P2" draw:id="id2" draw:layer="layout" svg:width="4.064cm" svg:height="2.286cm" svg:x="1.06cm" svg:y="12.795cm">
          <text:p text:style-name="P1"><text:span text:style-name="T1">Ground</text:span></text:p>
          <text:p text:style-name="P1"><text:span text:style-name="T1">Logic</text:span></text:p>
          <text:p text:style-name="P1"><text:span text:style-name="T1">(111=x7)</text:span></text:p>
        </draw:ellipse>
        <draw:ellipse draw:style-name="gr1" draw:text-style-name="P2" draw:id="id6" draw:layer="layout" svg:width="4.064cm" svg:height="2.286cm" svg:x="1.06cm" svg:y="19.089cm">
          <text:p text:style-name="P1"><text:span text:style-name="T1">Atomic</text:span></text:p>
          <text:p text:style-name="P1"><text:span text:style-name="T1">Formulas</text:span></text:p>
          <text:p text:style-name="P1"><text:span text:style-name="T1">(1=x1)</text:span></text:p>
        </draw:ellipse>
        <draw:ellipse draw:style-name="gr1" draw:text-style-name="P2" draw:id="id3" draw:layer="layout" svg:width="4.064cm" svg:height="2.286cm" svg:x="1.06cm" svg:y="6.648cm">
          <text:p text:style-name="P1"><text:span text:style-name="T1">Horn</text:span></text:p>
          <text:p text:style-name="P1"><text:span text:style-name="T1">Logic</text:span></text:p>
          <text:p text:style-name="P1"><text:span text:style-name="T1">(11111=x1f)</text:span></text:p>
        </draw:ellipse>
        <draw:ellipse draw:style-name="gr1" draw:text-style-name="P2" draw:id="id4" draw:layer="layout" svg:width="4.064cm" svg:height="2.286cm" svg:x="1.06cm" svg:y="3.535cm">
          <text:p text:style-name="P1"><text:span text:style-name="T1">Disjunctive</text:span></text:p>
          <text:p text:style-name="P1"><text:span text:style-name="T1">Logic</text:span></text:p>
          <text:p text:style-name="P1"><text:span text:style-name="T1">(111111=x3f)</text:span></text:p>
        </draw:ellipse>
        <draw:ellipse draw:style-name="gr1" draw:text-style-name="P2" draw:id="id5" draw:layer="layout" svg:width="6.938cm" svg:height="1.549cm" svg:x="1.501cm" svg:y="1.056cm">
          <text:p text:style-name="P1"><text:span text:style-name="T1">Full First-Order Logic</text:span></text:p>
          <text:p text:style-name="P1"><text:span text:style-name="T1">(1111111=x7f)</text:span></text:p>
        </draw:ellipse>
        <draw:connector draw:style-name="gr2" draw:text-style-name="P2" draw:layer="layout" draw:type="line" svg:x1="3.092cm" svg:y1="15.964cm" svg:x2="3.092cm" svg:y2="15.081cm" draw:start-shape="id1" draw:end-shape="id2" draw:end-glue-point="2" svg:d="m3092 15964v-883">
          <text:p/>
        </draw:connector>
        <draw:connector draw:style-name="gr2" draw:text-style-name="P2" draw:layer="layout" draw:type="line" svg:x1="3.092cm" svg:y1="9.7cm" svg:x2="3.092cm" svg:y2="8.934cm" draw:end-shape="id3" draw:end-glue-point="2" svg:d="m3092 9700v-766">
          <text:p/>
        </draw:connector>
        <draw:connector draw:style-name="gr2" draw:text-style-name="P2" draw:layer="layout" draw:type="line" svg:x1="3.092cm" svg:y1="6.648cm" svg:x2="3.092cm" svg:y2="5.821cm" draw:start-shape="id3" draw:end-shape="id4" svg:d="m3092 6648v-827">
          <text:p/>
        </draw:connector>
        <draw:connector draw:style-name="gr2" draw:text-style-name="P2" draw:layer="layout" draw:type="line" svg:x1="3.092cm" svg:y1="3.535cm" svg:x2="4.97cm" svg:y2="2.605cm" draw:start-shape="id4" draw:start-glue-point="0" draw:end-shape="id5" svg:d="m3092 3535 1878-930">
          <text:p/>
        </draw:connector>
        <draw:connector draw:style-name="gr2" draw:text-style-name="P2" draw:layer="layout" draw:type="line" svg:x1="3.092cm" svg:y1="19.089cm" svg:x2="3.092cm" svg:y2="18.25cm" draw:start-shape="id6" draw:start-glue-point="0" draw:end-shape="id1" draw:end-glue-point="2" svg:d="m3092 19089v-839">
          <text:p/>
        </draw:connector>
        <draw:ellipse draw:style-name="gr3" draw:text-style-name="P2" draw:id="id7" draw:layer="layout" svg:width="2.603cm" svg:height="1.537cm" svg:x="10.217cm" svg:y="22.698cm">
          <text:p text:style-name="P1"><text:span text:style-name="T1">empty</text:span></text:p>
          <text:p text:style-name="P1"><text:span text:style-name="T1">(0=x0)</text:span></text:p>
        </draw:ellipse>
        <draw:connector draw:style-name="gr4" draw:text-style-name="P2" draw:layer="layout" draw:type="line" svg:x1="11.518cm" svg:y1="22.698cm" svg:x2="3.092cm" svg:y2="21.375cm" draw:start-shape="id7" draw:start-glue-point="0" draw:end-shape="id6" draw:end-glue-point="2" svg:d="m11518 22698-8426-1323">
          <text:p/>
        </draw:connector>
        <draw:ellipse draw:style-name="gr3" draw:text-style-name="P2" draw:id="id8" draw:layer="layout" svg:width="2.266cm" svg:height="1.763cm" svg:x="5.358cm" svg:y="19.263cm">
          <text:p text:style-name="P1"><text:span text:style-name="T1">and, or</text:span></text:p>
          <text:p text:style-name="P1"><text:span text:style-name="T1">(10=x2)</text:span></text:p>
        </draw:ellipse>
        <draw:connector draw:style-name="gr4" draw:text-style-name="P2" draw:layer="layout" draw:type="line" svg:x1="11.518cm" svg:y1="22.698cm" svg:x2="6.491cm" svg:y2="21.026cm" draw:start-shape="id7" draw:start-glue-point="0" draw:end-shape="id8" draw:end-glue-point="2" svg:d="m11518 22698-5027-1672">
          <text:p/>
        </draw:connector>
        <draw:ellipse draw:style-name="gr3" draw:text-style-name="P2" draw:id="id9" draw:layer="layout" svg:width="2.423cm" svg:height="1.781cm" svg:x="7.927cm" svg:y="19.245cm">
          <text:p text:style-name="P1"><text:span text:style-name="T1">implies</text:span></text:p>
          <text:p text:style-name="P1"><text:span text:style-name="T1">(100=x4)</text:span></text:p>
        </draw:ellipse>
        <draw:connector draw:style-name="gr4" draw:text-style-name="P2" draw:layer="layout" draw:type="line" svg:x1="11.518cm" svg:y1="22.698cm" svg:x2="9.138cm" svg:y2="21.026cm" draw:start-shape="id7" draw:start-glue-point="0" draw:end-shape="id9" draw:end-glue-point="2" svg:d="m11518 22698-2380-1672">
          <text:p/>
        </draw:connector>
        <draw:connector draw:style-name="gr5" draw:text-style-name="P2" draw:layer="layout" draw:type="line" svg:x1="6.491cm" svg:y1="19.263cm" svg:x2="3.092cm" svg:y2="18.25cm" draw:start-shape="id8" draw:start-glue-point="0" draw:end-shape="id1" draw:end-glue-point="2" svg:d="m6491 19263-3399-1013">
          <text:p/>
        </draw:connector>
        <draw:ellipse draw:style-name="gr6" draw:text-style-name="P2" draw:id="id10" draw:layer="layout" svg:width="1.27cm" svg:height="0.889cm" svg:x="5.141cm" svg:y="16.859cm">
          <text:p text:style-name="P1"><text:span text:style-name="T1">101</text:span></text:p>
        </draw:ellipse>
        <draw:connector draw:style-name="gr5" draw:text-style-name="P2" draw:layer="layout" draw:type="line" svg:x1="9.138cm" svg:y1="19.245cm" svg:x2="5.776cm" svg:y2="17.748cm" draw:start-shape="id9" draw:start-glue-point="0" draw:end-shape="id10" draw:end-glue-point="2" svg:d="m9138 19245-3362-1497">
          <text:p/>
        </draw:connector>
        <draw:connector draw:style-name="gr4" draw:text-style-name="P2" draw:layer="layout" draw:type="line" svg:x1="3.092cm" svg:y1="19.089cm" svg:x2="5.776cm" svg:y2="17.748cm" draw:start-shape="id6" draw:start-glue-point="0" draw:end-shape="id10" draw:end-glue-point="2" svg:d="m3092 19089 2684-1341">
          <text:p/>
        </draw:connector>
        <draw:connector draw:style-name="gr5" draw:text-style-name="P2" draw:layer="layout" draw:type="line" svg:x1="5.776cm" svg:y1="16.859cm" svg:x2="3.092cm" svg:y2="15.081cm" draw:start-shape="id10" draw:start-glue-point="0" draw:end-shape="id2" draw:end-glue-point="2" svg:d="m5776 16859-2684-1778">
          <text:p/>
        </draw:connector>
        <draw:connector draw:style-name="gr2" draw:text-style-name="P2" draw:layer="layout" draw:type="line" svg:x1="6.376cm" svg:y1="10.23cm" svg:x2="3.092cm" svg:y2="8.934cm" draw:end-shape="id3" draw:end-glue-point="2" svg:d="m6376 10230-3284-1296">
          <text:p/>
        </draw:connector>
        <draw:connector draw:style-name="gr2" draw:text-style-name="P2" draw:layer="layout" draw:type="line" svg:x1="7.278cm" svg:y1="7.378cm" svg:x2="3.092cm" svg:y2="5.821cm" draw:end-shape="id4" draw:end-glue-point="2" svg:d="m7278 7378-4186-1557">
          <text:p/>
        </draw:connector>
        <draw:connector draw:style-name="gr4" draw:text-style-name="P2" draw:layer="layout" draw:type="line" svg:x1="3.092cm" svg:y1="9.7cm" svg:x2="7.278cm" svg:y2="8.267cm" svg:d="m3092 9700 4186-1433">
          <text:p/>
        </draw:connector>
        <draw:ellipse draw:style-name="gr3" draw:text-style-name="P2" draw:id="id11" draw:layer="layout" svg:width="2.268cm" svg:height="0.899cm" svg:x="6.487cm" svg:y="4.296cm">
          <text:p text:style-name="P1"><text:span text:style-name="T1">1011111</text:span></text:p>
        </draw:ellipse>
        <draw:connector draw:style-name="gr2" draw:text-style-name="P2" draw:layer="layout" draw:type="line" svg:x1="7.621cm" svg:y1="4.296cm" svg:x2="4.97cm" svg:y2="2.605cm" draw:start-shape="id11" draw:start-glue-point="0" draw:end-shape="id5" draw:end-glue-point="2" svg:d="m7621 4296-2651-1691">
          <text:p/>
        </draw:connector>
        <draw:connector draw:style-name="gr4" draw:text-style-name="P2" draw:layer="layout" draw:type="line" svg:x1="3.092cm" svg:y1="6.648cm" svg:x2="7.621cm" svg:y2="5.195cm" draw:start-shape="id3" draw:start-glue-point="0" draw:end-shape="id11" draw:end-glue-point="2" svg:d="m3092 6648 4529-1453">
          <text:p/>
        </draw:connector>
        <draw:connector draw:style-name="gr2" draw:text-style-name="P2" draw:layer="layout" draw:type="line" svg:x1="10.627cm" svg:y1="7.378cm" svg:x2="7.621cm" svg:y2="5.195cm" draw:end-shape="id11" draw:end-glue-point="2" svg:d="m10627 7378-3006-2183">
          <text:p/>
        </draw:connector>
        <draw:connector draw:style-name="gr4" draw:text-style-name="P2" draw:layer="layout" draw:type="line" svg:x1="3.092cm" svg:y1="9.7cm" svg:x2="10.627cm" svg:y2="8.267cm" svg:d="m3092 9700 7535-1433">
          <text:p/>
        </draw:connector>
        <draw:connector draw:style-name="gr4" draw:text-style-name="P2" draw:layer="layout" draw:type="line" svg:x1="22.611cm" svg:y1="7.378cm" svg:x2="22.611cm" svg:y2="5.19cm" draw:end-shape="id12" draw:end-glue-point="2" svg:d="m22611 7378v-2188">
          <text:p/>
        </draw:connector>
        <draw:ellipse draw:style-name="gr3" draw:text-style-name="P2" draw:id="id12" draw:layer="layout" svg:width="2.337cm" svg:height="0.889cm" svg:x="21.443cm" svg:y="4.301cm">
          <text:p text:style-name="P1"><text:span text:style-name="T1">1111110</text:span></text:p>
        </draw:ellipse>
        <draw:connector draw:style-name="gr4" draw:text-style-name="P2" draw:layer="layout" draw:type="line" svg:x1="22.611cm" svg:y1="4.301cm" svg:x2="4.97cm" svg:y2="2.605cm" draw:start-shape="id12" draw:start-glue-point="0" draw:end-shape="id5" draw:end-glue-point="2" svg:d="m22611 4301-17641-1696">
          <text:p/>
        </draw:connector>
        <draw:connector draw:style-name="gr7" draw:text-style-name="P2" draw:layer="layout" draw:type="line" svg:x1="22.611cm" svg:y1="7.378cm" svg:x2="18.92cm" svg:y2="5.19cm" draw:end-shape="id13" draw:end-glue-point="2" svg:d="m22611 7378-3691-2188">
          <text:p text:style-name="P1"><text:span text:style-name="T1"><text:tab/></text:span><text:span text:style-name="T1"><text:tab/></text:span><text:span text:style-name="T1"><text:tab/></text:span><text:span text:style-name="T1"><text:tab/></text:span><text:span text:style-name="T1"><text:tab/></text:span></text:p>
        </draw:connector>
        <draw:connector draw:style-name="gr4" draw:text-style-name="P2" draw:layer="layout" draw:type="line" svg:x1="7.278cm" svg:y1="7.378cm" svg:x2="11.305cm" svg:y2="5.19cm" draw:end-shape="id14" draw:end-glue-point="2" svg:d="m7278 7378 4027-2188">
          <text:p/>
        </draw:connector>
        <draw:connector draw:style-name="gr4" draw:text-style-name="P2" draw:layer="layout" draw:type="line" svg:x1="10.627cm" svg:y1="7.378cm" svg:x2="15.112cm" svg:y2="5.19cm" draw:end-shape="id15" draw:end-glue-point="2" svg:d="m10627 7378 4485-2188">
          <text:p/>
        </draw:connector>
        <draw:rect draw:style-name="gr8" draw:text-style-name="P3" draw:id="id15" draw:layer="layout" svg:width="2.515cm" svg:height="0.889cm" svg:x="13.855cm" svg:y="4.301cm">
          <text:p/>
        </draw:rect>
        <draw:rect draw:style-name="gr8" draw:text-style-name="P3" draw:id="id14" draw:layer="layout" svg:width="2.515cm" svg:height="0.889cm" svg:x="10.048cm" svg:y="4.301cm">
          <text:p/>
        </draw:rect>
        <draw:rect draw:style-name="gr8" draw:text-style-name="P3" draw:id="id13" draw:layer="layout" svg:width="2.515cm" svg:height="0.889cm" svg:x="17.663cm" svg:y="4.301cm">
          <text:p/>
        </draw:rect>
        <draw:rect draw:style-name="gr3" draw:text-style-name="P3" draw:id="id16" draw:layer="layout" svg:width="7.773cm" svg:height="0.867cm" svg:x="11.362cm" svg:y="4.268cm">
          <text:p text:style-name="P1"><text:span text:style-name="T2">... bit strings with 6 "1"s ...</text:span></text:p>
        </draw:rect>
        <draw:connector draw:style-name="gr4" draw:text-style-name="P2" draw:layer="layout" draw:type="line" svg:x1="15.248cm" svg:y1="4.268cm" svg:x2="4.97cm" svg:y2="2.605cm" draw:start-shape="id16" draw:start-glue-point="0" draw:end-shape="id5" draw:end-glue-point="2" svg:d="m15248 4268-10278-1663">
          <text:p/>
        </draw:connector>
        <draw:connector draw:style-name="gr4" draw:text-style-name="P2" draw:layer="layout" draw:type="line" svg:x1="16.677cm" svg:y1="7.316cm" svg:x2="15.112cm" svg:y2="5.19cm" draw:end-shape="id15" draw:end-glue-point="2" svg:d="m16677 7316-1565-2126">
          <text:p/>
        </draw:connector>
        <draw:connector draw:style-name="gr4" draw:text-style-name="P2" draw:layer="layout" draw:type="line" svg:x1="16.677cm" svg:y1="7.316cm" svg:x2="22.611cm" svg:y2="5.19cm" draw:end-shape="id12" draw:end-glue-point="2" svg:d="m16677 7316 5934-2126">
          <text:p/>
        </draw:connector>
        <draw:ellipse draw:style-name="gr3" draw:text-style-name="P2" draw:id="id17" draw:layer="layout" svg:width="1.27cm" svg:height="0.889cm" svg:x="8.441cm" svg:y="16.86cm">
          <text:p text:style-name="P1"><text:span text:style-name="T1">110</text:span></text:p>
        </draw:ellipse>
        <draw:connector draw:style-name="gr4" draw:text-style-name="P2" draw:layer="layout" draw:type="line" svg:x1="6.491cm" svg:y1="19.263cm" svg:x2="9.076cm" svg:y2="17.749cm" draw:start-shape="id8" draw:start-glue-point="0" draw:end-shape="id17" draw:end-glue-point="2" svg:d="m6491 19263 2585-1514">
          <text:p/>
        </draw:connector>
        <draw:connector draw:style-name="gr4" draw:text-style-name="P2" draw:layer="layout" draw:type="line" svg:x1="9.138cm" svg:y1="19.245cm" svg:x2="9.076cm" svg:y2="17.749cm" draw:start-shape="id9" draw:start-glue-point="0" draw:end-shape="id17" draw:end-glue-point="2" svg:d="m9138 19245-62-1496">
          <text:p/>
        </draw:connector>
        <draw:connector draw:style-name="gr4" draw:text-style-name="P2" draw:layer="layout" draw:type="line" svg:x1="9.076cm" svg:y1="16.86cm" svg:x2="3.092cm" svg:y2="15.081cm" draw:start-shape="id17" draw:start-glue-point="0" draw:end-shape="id2" draw:end-glue-point="2" svg:d="m9076 16860-5984-1779">
          <text:p/>
        </draw:connector>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102cm" draw:marker-start-width="0.457cm" draw:marker-end-width="0.457cm" draw:fill="solid" draw:fill-color="#ffffff" draw:textarea-horizontal-align="center" draw:textarea-vertical-align="middle" fo:padding-top="0.176cm" fo:padding-bottom="0.176cm" fo:padding-left="0.301cm" fo:padding-right="0.301cm"/>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P1" style:family="paragraph">
      <style:paragraph-properties fo:text-align="center"/>
    </style:style>
    <style:style style:name="P2" style:family="paragraph">
      <style:paragraph-properties fo:text-align="center"/>
      <style:text-properties fo:font-size="14pt" fo:font-weight="bold" style:font-size-asian="18pt" style:font-size-complex="18pt"/>
    </style:style>
    <style:style style:name="T1" style:family="text">
      <style:text-properties fo:font-size="14pt" fo:font-weight="bold"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1" draw:layer="layout" svg:width="5.099cm" svg:height="1.076cm" svg:x="4.075cm" svg:y="13.868cm">
          <text:p text:style-name="P1"><text:span text:style-name="T1">bindatagroundfact</text:span></text:p>
        </draw:ellipse>
        <draw:ellipse draw:style-name="gr2" draw:text-style-name="P2" draw:id="id3" draw:layer="layout" svg:width="3.339cm" svg:height="0.967cm" svg:x="6.722cm" svg:y="11.073cm">
          <text:p text:style-name="P1"><text:span text:style-name="T1">bindatalog</text:span></text:p>
        </draw:ellipse>
        <draw:ellipse draw:style-name="gr2" draw:text-style-name="P2" draw:id="id2" draw:layer="layout" svg:width="4.995cm" svg:height="1.041cm" svg:x="4.86cm" svg:y="12.412cm">
          <text:p text:style-name="P1"><text:span text:style-name="T1">bindatagroundlog</text:span></text:p>
        </draw:ellipse>
        <draw:ellipse draw:style-name="gr2" draw:text-style-name="P2" draw:id="id6" draw:layer="layout" svg:width="3.073cm" svg:height="0.906cm" svg:x="1.102cm" svg:y="7.955cm">
          <text:p text:style-name="P1"><text:span text:style-name="T1">nafdatalog</text:span></text:p>
        </draw:ellipse>
        <draw:ellipse draw:style-name="gr2" draw:text-style-name="P2" draw:id="id5" draw:layer="layout" svg:width="3.073cm" svg:height="0.996cm" svg:x="5.289cm" svg:y="8.122cm">
          <text:p text:style-name="P1"><text:span text:style-name="T1">negdatalog</text:span></text:p>
        </draw:ellipse>
        <draw:ellipse draw:style-name="gr2" draw:text-style-name="P2" draw:id="id7" draw:layer="layout" svg:width="3.747cm" svg:height="1.124cm" svg:x="2.86cm" svg:y="6.616cm">
          <text:p text:style-name="P1"><text:span text:style-name="T1">nafnegdatalog</text:span></text:p>
        </draw:ellipse>
        <draw:ellipse draw:style-name="gr2" draw:text-style-name="P2" draw:id="id8" draw:layer="layout" svg:width="2.426cm" svg:height="1.256cm" svg:x="7.972cm" svg:y="7.236cm">
          <text:p text:style-name="P1"><text:span text:style-name="T1">hornlog</text:span></text:p>
        </draw:ellipse>
        <draw:ellipse draw:style-name="gr2" draw:text-style-name="P2" draw:id="id4" draw:layer="layout" svg:width="2.988cm" svg:height="0.951cm" svg:x="7.748cm" svg:y="9.719cm">
          <text:p text:style-name="P1"><text:span text:style-name="T1">datalog</text:span></text:p>
        </draw:ellipse>
        <draw:ellipse draw:style-name="gr2" draw:text-style-name="P2" draw:id="id10" draw:layer="layout" svg:width="3.057cm" svg:height="1.249cm" svg:x="10.16cm" svg:y="5.543cm">
          <text:p text:style-name="P1"><text:span text:style-name="T1">hornlogeq</text:span></text:p>
        </draw:ellipse>
        <draw:ellipse draw:style-name="gr2" draw:text-style-name="P2" draw:id="id12" draw:layer="layout" svg:width="2.833cm" svg:height="1.137cm" svg:x="6.986cm" svg:y="5.561cm">
          <text:p text:style-name="P1"><text:span text:style-name="T1">dishornlog</text:span></text:p>
        </draw:ellipse>
        <draw:ellipse draw:style-name="gr2" draw:text-style-name="P2" draw:id="id13" draw:layer="layout" svg:width="3.511cm" svg:height="1.051cm" svg:x="4.785cm" svg:y="4.142cm">
          <text:p text:style-name="P1"><text:span text:style-name="T1">folog</text:span></text:p>
        </draw:ellipse>
        <draw:ellipse draw:style-name="gr2" draw:text-style-name="P2" draw:id="id14" draw:layer="layout" svg:width="4.23cm" svg:height="0.947cm" svg:x="6.986cm" svg:y="2.744cm">
          <text:p text:style-name="P1"><text:span text:style-name="T1">fologeq</text:span></text:p>
        </draw:ellipse>
        <draw:ellipse draw:style-name="gr2" draw:text-style-name="P2" draw:id="id11" draw:layer="layout" svg:width="4.295cm" svg:height="0.948cm" svg:x="2.207cm" svg:y="2.775cm">
          <text:p text:style-name="P1"><text:span text:style-name="T1">naffolog</text:span></text:p>
        </draw:ellipse>
        <draw:ellipse draw:style-name="gr2" draw:text-style-name="P2" draw:id="id15" draw:layer="layout" svg:width="3.575cm" svg:height="1.165cm" svg:x="4.897cm" svg:y="1.1cm">
          <text:p text:style-name="P1"><text:span text:style-name="T1">naffologeq</text:span></text:p>
        </draw:ellipse>
        <draw:ellipse draw:style-name="gr2" draw:text-style-name="P2" draw:id="id9" draw:layer="layout" svg:width="2.994cm" svg:height="1.013cm" svg:x="1cm" svg:y="4.999cm">
          <text:p text:style-name="P1"><text:span text:style-name="T1">nafhornlog</text:span></text:p>
        </draw:ellipse>
        <draw:connector draw:style-name="gr3" draw:text-style-name="P2" draw:layer="layout" draw:type="line" svg:x1="6.624cm" svg:y1="13.868cm" svg:x2="7.357cm" svg:y2="13.453cm" draw:start-shape="id1" draw:start-glue-point="0" draw:end-shape="id2" draw:end-glue-point="2" svg:d="m6624 13868 733-415">
          <text:p/>
        </draw:connector>
        <draw:connector draw:style-name="gr3" draw:text-style-name="P2" draw:layer="layout" draw:type="line" svg:x1="7.357cm" svg:y1="12.412cm" svg:x2="8.391cm" svg:y2="12.04cm" draw:start-shape="id2" draw:start-glue-point="0" draw:end-shape="id3" draw:end-glue-point="2" svg:d="m7357 12412 1034-372">
          <text:p/>
        </draw:connector>
        <draw:connector draw:style-name="gr3" draw:text-style-name="P2" draw:layer="layout" draw:type="line" svg:x1="8.391cm" svg:y1="11.073cm" svg:x2="9.242cm" svg:y2="10.67cm" draw:start-shape="id3" draw:start-glue-point="0" draw:end-shape="id4" draw:end-glue-point="2" svg:d="m8391 11073 851-403">
          <text:p/>
        </draw:connector>
        <draw:connector draw:style-name="gr3" draw:text-style-name="P2" draw:layer="layout" draw:type="line" svg:x1="9.242cm" svg:y1="9.719cm" svg:x2="6.825cm" svg:y2="9.118cm" draw:start-shape="id4" draw:start-glue-point="0" draw:end-shape="id5" draw:end-glue-point="2" svg:d="m9242 9719-2417-601">
          <text:p/>
        </draw:connector>
        <draw:connector draw:style-name="gr3" draw:text-style-name="P2" draw:layer="layout" draw:type="line" svg:x1="9.242cm" svg:y1="9.719cm" svg:x2="2.638cm" svg:y2="8.861cm" draw:start-shape="id4" draw:start-glue-point="0" draw:end-shape="id6" draw:end-glue-point="2" svg:d="m9242 9719-6604-858">
          <text:p/>
        </draw:connector>
        <draw:connector draw:style-name="gr4" draw:text-style-name="P2" draw:layer="layout" draw:type="line" svg:x1="2.638cm" svg:y1="7.955cm" svg:x2="4.733cm" svg:y2="7.74cm" draw:start-shape="id6" draw:start-glue-point="0" draw:end-shape="id7" draw:end-glue-point="2" svg:d="m2638 7955 2095-215">
          <text:p/>
        </draw:connector>
        <draw:connector draw:style-name="gr3" draw:text-style-name="P2" draw:layer="layout" draw:type="line" svg:x1="6.825cm" svg:y1="8.122cm" svg:x2="4.733cm" svg:y2="7.74cm" draw:start-shape="id5" draw:start-glue-point="0" draw:end-shape="id7" draw:end-glue-point="2" svg:d="m6825 8122-2092-382">
          <text:p/>
        </draw:connector>
        <draw:connector draw:style-name="gr3" draw:text-style-name="P2" draw:layer="layout" draw:type="line" svg:x1="9.242cm" svg:y1="9.719cm" svg:x2="9.185cm" svg:y2="8.492cm" draw:start-shape="id4" draw:start-glue-point="0" draw:end-shape="id8" draw:end-glue-point="2" svg:d="m9242 9719-57-1227">
          <text:p/>
        </draw:connector>
        <draw:connector draw:style-name="gr3" draw:text-style-name="P2" draw:layer="layout" draw:type="line" svg:x1="9.185cm" svg:y1="7.236cm" svg:x2="2.497cm" svg:y2="6.012cm" draw:start-shape="id8" draw:start-glue-point="0" draw:end-shape="id9" draw:end-glue-point="2" svg:d="m9185 7236-6688-1224">
          <text:p/>
        </draw:connector>
        <draw:connector draw:style-name="gr3" draw:text-style-name="P2" draw:layer="layout" draw:type="line" svg:x1="9.185cm" svg:y1="7.236cm" svg:x2="11.688cm" svg:y2="6.792cm" draw:start-shape="id8" draw:start-glue-point="0" draw:end-shape="id10" draw:end-glue-point="2" svg:d="m9185 7236 2503-444">
          <text:p/>
        </draw:connector>
        <draw:connector draw:style-name="gr4" draw:text-style-name="P2" draw:layer="layout" draw:type="line" svg:x1="2.638cm" svg:y1="7.955cm" svg:x2="2.497cm" svg:y2="6.012cm" draw:start-shape="id6" draw:start-glue-point="0" draw:end-shape="id9" draw:end-glue-point="2" svg:d="m2638 7955-141-1943">
          <text:p/>
        </draw:connector>
        <draw:connector draw:style-name="gr4" draw:text-style-name="P2" draw:layer="layout" draw:type="line" svg:x1="4.733cm" svg:y1="6.616cm" svg:x2="4.354cm" svg:y2="3.723cm" draw:start-shape="id7" draw:start-glue-point="0" draw:end-shape="id11" draw:end-glue-point="2" svg:d="m4733 6616-379-2893">
          <text:p/>
        </draw:connector>
        <draw:connector draw:style-name="gr4" draw:text-style-name="P2" draw:layer="layout" draw:type="line" svg:x1="2.497cm" svg:y1="4.999cm" svg:x2="4.354cm" svg:y2="3.723cm" draw:start-shape="id9" draw:start-glue-point="0" draw:end-shape="id11" draw:end-glue-point="2" svg:d="m2497 4999 1857-1276">
          <text:p/>
        </draw:connector>
        <draw:connector draw:style-name="gr3" draw:text-style-name="P2" draw:layer="layout" draw:type="line" svg:x1="9.185cm" svg:y1="7.236cm" svg:x2="8.402cm" svg:y2="6.698cm" draw:start-shape="id8" draw:start-glue-point="0" draw:end-shape="id12" draw:end-glue-point="2" svg:d="m9185 7236-783-538">
          <text:p/>
        </draw:connector>
        <draw:connector draw:style-name="gr3" draw:text-style-name="P2" draw:layer="layout" draw:type="line" svg:x1="8.402cm" svg:y1="5.561cm" svg:x2="6.54cm" svg:y2="5.193cm" draw:start-shape="id12" draw:start-glue-point="0" draw:end-shape="id13" draw:end-glue-point="2" svg:d="m8402 5561-1862-368">
          <text:p/>
        </draw:connector>
        <draw:connector draw:style-name="gr4" draw:text-style-name="P2" draw:layer="layout" draw:type="line" svg:x1="11.688cm" svg:y1="5.543cm" svg:x2="9.101cm" svg:y2="3.691cm" draw:start-shape="id10" draw:start-glue-point="0" draw:end-shape="id14" draw:end-glue-point="2" svg:d="m11688 5543-2587-1852">
          <text:p/>
        </draw:connector>
        <draw:connector draw:style-name="gr4" draw:text-style-name="P2" draw:layer="layout" draw:type="line" svg:x1="9.101cm" svg:y1="2.744cm" svg:x2="6.684cm" svg:y2="2.265cm" draw:start-shape="id14" draw:start-glue-point="0" draw:end-shape="id15" draw:end-glue-point="2" svg:d="m9101 2744-2417-479">
          <text:p/>
        </draw:connector>
        <draw:connector draw:style-name="gr3" draw:text-style-name="P2" draw:layer="layout" draw:type="line" svg:x1="6.54cm" svg:y1="4.142cm" svg:x2="9.101cm" svg:y2="3.691cm" draw:start-shape="id13" draw:start-glue-point="0" draw:end-shape="id14" draw:end-glue-point="2" svg:d="m6540 4142 2561-451">
          <text:p/>
        </draw:connector>
        <draw:connector draw:style-name="gr3" draw:text-style-name="P2" draw:layer="layout" draw:type="line" svg:x1="4.354cm" svg:y1="2.775cm" svg:x2="6.684cm" svg:y2="2.265cm" draw:start-shape="id11" draw:start-glue-point="0" draw:end-shape="id15" draw:end-glue-point="2" svg:d="m4354 2775 2330-510">
          <text:p/>
        </draw:connector>
        <draw:connector draw:style-name="gr3" draw:text-style-name="P2" draw:layer="layout" draw:type="line" svg:x1="6.54cm" svg:y1="4.142cm" svg:x2="4.354cm" svg:y2="3.723cm" draw:start-shape="id13" draw:start-glue-point="0" draw:end-shape="id11" draw:end-glue-point="2" svg:d="m6540 4142-2186-419">
          <text:p/>
        </draw:connector>
        <draw:connector draw:style-name="gr4" draw:text-style-name="P2" draw:layer="layout" draw:type="line" svg:x1="6.825cm" svg:y1="8.122cm" svg:x2="6.54cm" svg:y2="5.193cm" draw:start-shape="id5" draw:start-glue-point="0" draw:end-shape="id13" draw:end-glue-point="2" svg:d="m6825 8122-285-2929">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svg:stroke-width="0.102cm" draw:marker-start-width="0.457cm" draw:marker-end-width="0.457cm" draw:fill="solid" draw:fill-color="#ffffff" draw:textarea-horizontal-align="center" draw:textarea-vertical-align="middle" fo:padding-top="0.175cm" fo:padding-bottom="0.175cm" fo:padding-left="0.3cm" fo:padding-right="0.3cm"/>
    </style:style>
    <style:style style:name="gr3" style:family="graphic" style:parent-style-name="standard">
      <style:graphic-properties draw:marker-start="Arrow" draw:marker-end=""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fo:font-weight="bold" style:font-size-asian="18pt" style:font-size-complex="18pt"/>
    </style:style>
    <style:style style:name="T1" style:family="text">
      <style:text-properties fo:font-size="14pt" fo:font-weight="bold"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1" draw:layer="layout" svg:width="5.099cm" svg:height="1.076cm" svg:x="4.075cm" svg:y="13.868cm">
          <text:p text:style-name="P1"><text:span text:style-name="T1">bindatagroundfact</text:span></text:p>
        </draw:ellipse>
        <draw:ellipse draw:style-name="gr1" draw:text-style-name="P2" draw:id="id3" draw:layer="layout" svg:width="3.339cm" svg:height="0.967cm" svg:x="6.722cm" svg:y="11.073cm">
          <text:p text:style-name="P1"><text:span text:style-name="T1">bindatalog</text:span></text:p>
        </draw:ellipse>
        <draw:ellipse draw:style-name="gr1" draw:text-style-name="P2" draw:id="id2" draw:layer="layout" svg:width="4.995cm" svg:height="1.041cm" svg:x="4.86cm" svg:y="12.412cm">
          <text:p text:style-name="P1"><text:span text:style-name="T1">bindatagroundlog</text:span></text:p>
        </draw:ellipse>
        <draw:ellipse draw:style-name="gr1" draw:text-style-name="P2" draw:id="id6" draw:layer="layout" svg:width="3.073cm" svg:height="0.906cm" svg:x="1.102cm" svg:y="7.955cm">
          <text:p text:style-name="P1"><text:span text:style-name="T1">nafdatalog</text:span></text:p>
        </draw:ellipse>
        <draw:ellipse draw:style-name="gr1" draw:text-style-name="P2" draw:id="id5" draw:layer="layout" svg:width="3.073cm" svg:height="0.996cm" svg:x="5.289cm" svg:y="8.122cm">
          <text:p text:style-name="P1"><text:span text:style-name="T1">negdatalog</text:span></text:p>
        </draw:ellipse>
        <draw:ellipse draw:style-name="gr1" draw:text-style-name="P2" draw:id="id7" draw:layer="layout" svg:width="3.747cm" svg:height="1.124cm" svg:x="2.86cm" svg:y="6.616cm">
          <text:p text:style-name="P1"><text:span text:style-name="T1">nafnegdatalog</text:span></text:p>
        </draw:ellipse>
        <draw:ellipse draw:style-name="gr1" draw:text-style-name="P2" draw:id="id8" draw:layer="layout" svg:width="2.426cm" svg:height="1.256cm" svg:x="7.972cm" svg:y="7.236cm">
          <text:p text:style-name="P1"><text:span text:style-name="T1">hornlog</text:span></text:p>
        </draw:ellipse>
        <draw:ellipse draw:style-name="gr2" draw:text-style-name="P2" draw:id="id4" draw:layer="layout" svg:width="2.988cm" svg:height="0.951cm" svg:x="7.748cm" svg:y="9.719cm">
          <text:p text:style-name="P1"><text:span text:style-name="T1">datalog</text:span></text:p>
        </draw:ellipse>
        <draw:ellipse draw:style-name="gr1" draw:text-style-name="P2" draw:id="id10" draw:layer="layout" svg:width="3.057cm" svg:height="1.249cm" svg:x="10.16cm" svg:y="5.543cm">
          <text:p text:style-name="P1"><text:span text:style-name="T1">hornlogeq</text:span></text:p>
        </draw:ellipse>
        <draw:ellipse draw:style-name="gr1" draw:text-style-name="P2" draw:id="id11" draw:layer="layout" svg:width="2.833cm" svg:height="1.137cm" svg:x="6.986cm" svg:y="5.561cm">
          <text:p text:style-name="P1"><text:span text:style-name="T1">dishornlog</text:span></text:p>
        </draw:ellipse>
        <draw:ellipse draw:style-name="gr1" draw:text-style-name="P2" draw:id="id12" draw:layer="layout" svg:width="3.511cm" svg:height="1.051cm" svg:x="4.785cm" svg:y="4.142cm">
          <text:p text:style-name="P1"><text:span text:style-name="T1">folog</text:span></text:p>
        </draw:ellipse>
        <draw:ellipse draw:style-name="gr1" draw:text-style-name="P2" draw:id="id13" draw:layer="layout" svg:width="4.23cm" svg:height="0.947cm" svg:x="6.986cm" svg:y="2.744cm">
          <text:p text:style-name="P1"><text:span text:style-name="T1">fologeq</text:span></text:p>
        </draw:ellipse>
        <draw:ellipse draw:style-name="gr1" draw:text-style-name="P2" draw:id="id14" draw:layer="layout" svg:width="4.295cm" svg:height="0.948cm" svg:x="2.207cm" svg:y="2.775cm">
          <text:p text:style-name="P1"><text:span text:style-name="T1">naffolog</text:span></text:p>
        </draw:ellipse>
        <draw:ellipse draw:style-name="gr1" draw:text-style-name="P2" draw:id="id15" draw:layer="layout" svg:width="3.575cm" svg:height="1.165cm" svg:x="4.897cm" svg:y="1.1cm">
          <text:p text:style-name="P1"><text:span text:style-name="T1">naffologeq</text:span></text:p>
        </draw:ellipse>
        <draw:ellipse draw:style-name="gr1" draw:text-style-name="P2" draw:id="id9" draw:layer="layout" svg:width="2.994cm" svg:height="1.013cm" svg:x="1cm" svg:y="4.999cm">
          <text:p text:style-name="P1"><text:span text:style-name="T1">nafhornlog</text:span></text:p>
        </draw:ellipse>
        <draw:connector draw:style-name="gr3" draw:text-style-name="P2" draw:layer="layout" draw:type="line" svg:x1="6.624cm" svg:y1="13.868cm" svg:x2="7.357cm" svg:y2="13.453cm" draw:start-shape="id1" draw:start-glue-point="0" draw:end-shape="id2" draw:end-glue-point="2" svg:d="m6624 13868 733-415">
          <text:p/>
        </draw:connector>
        <draw:connector draw:style-name="gr3" draw:text-style-name="P2" draw:layer="layout" draw:type="line" svg:x1="7.357cm" svg:y1="12.412cm" svg:x2="8.391cm" svg:y2="12.04cm" draw:start-shape="id2" draw:start-glue-point="0" draw:end-shape="id3" draw:end-glue-point="2" svg:d="m7357 12412 1034-372">
          <text:p/>
        </draw:connector>
        <draw:connector draw:style-name="gr3" draw:text-style-name="P2" draw:layer="layout" draw:type="line" svg:x1="8.391cm" svg:y1="11.073cm" svg:x2="9.242cm" svg:y2="10.67cm" draw:start-shape="id3" draw:start-glue-point="0" draw:end-shape="id4" draw:end-glue-point="2" svg:d="m8391 11073 851-403">
          <text:p/>
        </draw:connector>
        <draw:connector draw:style-name="gr4" draw:text-style-name="P2" draw:layer="layout" draw:type="line" svg:x1="9.242cm" svg:y1="9.719cm" svg:x2="6.825cm" svg:y2="9.118cm" draw:start-shape="id4" draw:start-glue-point="0" draw:end-shape="id5" draw:end-glue-point="2" svg:d="m9242 9719-2417-601">
          <text:p/>
        </draw:connector>
        <draw:connector draw:style-name="gr4" draw:text-style-name="P2" draw:layer="layout" draw:type="line" svg:x1="9.242cm" svg:y1="9.719cm" svg:x2="2.638cm" svg:y2="8.861cm" draw:start-shape="id4" draw:start-glue-point="0" draw:end-shape="id6" draw:end-glue-point="2" svg:d="m9242 9719-6604-858">
          <text:p/>
        </draw:connector>
        <draw:connector draw:style-name="gr4" draw:text-style-name="P2" draw:layer="layout" draw:type="line" svg:x1="6.825cm" svg:y1="8.122cm" svg:x2="4.733cm" svg:y2="7.74cm" draw:start-shape="id5" draw:start-glue-point="0" draw:end-shape="id7" draw:end-glue-point="2" svg:d="m6825 8122-2092-382">
          <text:p/>
        </draw:connector>
        <draw:connector draw:style-name="gr4" draw:text-style-name="P2" draw:layer="layout" draw:type="line" svg:x1="9.242cm" svg:y1="9.719cm" svg:x2="9.185cm" svg:y2="8.492cm" draw:start-shape="id4" draw:start-glue-point="0" draw:end-shape="id8" draw:end-glue-point="2" svg:d="m9242 9719-57-1227">
          <text:p/>
        </draw:connector>
        <draw:connector draw:style-name="gr4" draw:text-style-name="P2" draw:layer="layout" draw:type="line" svg:x1="9.185cm" svg:y1="7.236cm" svg:x2="2.497cm" svg:y2="6.012cm" draw:start-shape="id8" draw:start-glue-point="0" draw:end-shape="id9" draw:end-glue-point="2" svg:d="m9185 7236-6688-1224">
          <text:p/>
        </draw:connector>
        <draw:connector draw:style-name="gr4" draw:text-style-name="P2" draw:layer="layout" draw:type="line" svg:x1="9.185cm" svg:y1="7.236cm" svg:x2="11.688cm" svg:y2="6.792cm" draw:start-shape="id8" draw:start-glue-point="0" draw:end-shape="id10" draw:end-glue-point="2" svg:d="m9185 7236 2503-444">
          <text:p/>
        </draw:connector>
        <draw:connector draw:style-name="gr4" draw:text-style-name="P2" draw:layer="layout" draw:type="line" svg:x1="9.185cm" svg:y1="7.236cm" svg:x2="8.402cm" svg:y2="6.698cm" draw:start-shape="id8" draw:start-glue-point="0" draw:end-shape="id11" draw:end-glue-point="2" svg:d="m9185 7236-783-538">
          <text:p/>
        </draw:connector>
        <draw:connector draw:style-name="gr4" draw:text-style-name="P2" draw:layer="layout" draw:type="line" svg:x1="8.402cm" svg:y1="5.561cm" svg:x2="6.54cm" svg:y2="5.193cm" draw:start-shape="id11" draw:start-glue-point="0" draw:end-shape="id12" draw:end-glue-point="2" svg:d="m8402 5561-1862-368">
          <text:p/>
        </draw:connector>
        <draw:connector draw:style-name="gr4" draw:text-style-name="P2" draw:layer="layout" draw:type="line" svg:x1="6.54cm" svg:y1="4.142cm" svg:x2="9.101cm" svg:y2="3.691cm" draw:start-shape="id12" draw:start-glue-point="0" draw:end-shape="id13" draw:end-glue-point="2" svg:d="m6540 4142 2561-451">
          <text:p/>
        </draw:connector>
        <draw:connector draw:style-name="gr4" draw:text-style-name="P2" draw:layer="layout" draw:type="line" svg:x1="4.354cm" svg:y1="2.775cm" svg:x2="6.684cm" svg:y2="2.265cm" draw:start-shape="id14" draw:start-glue-point="0" draw:end-shape="id15" draw:end-glue-point="2" svg:d="m4354 2775 2330-510">
          <text:p/>
        </draw:connector>
        <draw:connector draw:style-name="gr4" draw:text-style-name="P2" draw:layer="layout" draw:type="line" svg:x1="6.54cm" svg:y1="4.142cm" svg:x2="4.354cm" svg:y2="3.723cm" draw:start-shape="id12" draw:start-glue-point="0" draw:end-shape="id14" draw:end-glue-point="2" svg:d="m6540 4142-2186-419">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text-properties fo:font-size="14pt" fo:font-weight="bold"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id="id1" draw:layer="layout" svg:width="5.099cm" svg:height="1.076cm" svg:x="4.075cm" svg:y="13.868cm">
          <text:p text:style-name="P1">(1)</text:p>
        </draw:ellipse>
        <draw:ellipse draw:style-name="gr1" draw:text-style-name="P1" draw:id="id3" draw:layer="layout" svg:width="3.339cm" svg:height="0.967cm" svg:x="6.722cm" svg:y="11.073cm">
          <text:p text:style-name="P1">(111)</text:p>
        </draw:ellipse>
        <draw:ellipse draw:style-name="gr1" draw:text-style-name="P1" draw:id="id2" draw:layer="layout" svg:width="4.995cm" svg:height="1.041cm" svg:x="4.86cm" svg:y="12.412cm">
          <text:p text:style-name="P1">(11)</text:p>
        </draw:ellipse>
        <draw:ellipse draw:style-name="gr1" draw:text-style-name="P1" draw:id="id6" draw:layer="layout" svg:width="3.073cm" svg:height="0.906cm" svg:x="1.102cm" svg:y="7.955cm">
          <text:p text:style-name="P1">(11111)</text:p>
        </draw:ellipse>
        <draw:ellipse draw:style-name="gr1" draw:text-style-name="P1" draw:id="id5" draw:layer="layout" svg:width="3.073cm" svg:height="0.996cm" svg:x="5.289cm" svg:y="8.122cm">
          <text:p text:style-name="P1">(101111)</text:p>
        </draw:ellipse>
        <draw:ellipse draw:style-name="gr1" draw:text-style-name="P1" draw:id="id7" draw:layer="layout" svg:width="3.747cm" svg:height="1.124cm" svg:x="2.86cm" svg:y="6.616cm">
          <text:p text:style-name="P1">(111111)</text:p>
        </draw:ellipse>
        <draw:ellipse draw:style-name="gr1" draw:text-style-name="P1" draw:id="id8" draw:layer="layout" svg:width="2.426cm" svg:height="1.256cm" svg:x="7.972cm" svg:y="7.236cm">
          <text:p text:style-name="P1">(1001111)</text:p>
        </draw:ellipse>
        <draw:ellipse draw:style-name="gr1" draw:text-style-name="P1" draw:id="id4" draw:layer="layout" svg:width="2.988cm" svg:height="0.951cm" svg:x="7.748cm" svg:y="9.719cm">
          <text:p text:style-name="P1">(1111)</text:p>
        </draw:ellipse>
        <draw:ellipse draw:style-name="gr1" draw:text-style-name="P1" draw:id="id10" draw:layer="layout" svg:width="3.057cm" svg:height="1.249cm" svg:x="10.16cm" svg:y="5.543cm">
          <text:p text:style-name="P1">(101001111)</text:p>
        </draw:ellipse>
        <draw:ellipse draw:style-name="gr1" draw:text-style-name="P1" draw:id="id12" draw:layer="layout" svg:width="2.833cm" svg:height="1.137cm" svg:x="6.986cm" svg:y="5.561cm">
          <text:p text:style-name="P1">(11001111)</text:p>
        </draw:ellipse>
        <draw:ellipse draw:style-name="gr1" draw:text-style-name="P1" draw:id="id13" draw:layer="layout" svg:width="3.511cm" svg:height="1.051cm" svg:x="4.785cm" svg:y="4.142cm">
          <text:p text:style-name="P1">(1011101111)</text:p>
        </draw:ellipse>
        <draw:ellipse draw:style-name="gr1" draw:text-style-name="P1" draw:id="id14" draw:layer="layout" svg:width="4.23cm" svg:height="0.947cm" svg:x="6.986cm" svg:y="2.744cm">
          <text:p text:style-name="P1">(1111101111)</text:p>
        </draw:ellipse>
        <draw:ellipse draw:style-name="gr1" draw:text-style-name="P1" draw:id="id11" draw:layer="layout" svg:width="4.295cm" svg:height="0.948cm" svg:x="2.207cm" svg:y="2.775cm">
          <text:p text:style-name="P1">(1011111111)</text:p>
        </draw:ellipse>
        <draw:ellipse draw:style-name="gr1" draw:text-style-name="P1" draw:id="id15" draw:layer="layout" svg:width="3.575cm" svg:height="1.165cm" svg:x="4.897cm" svg:y="1.1cm">
          <text:p text:style-name="P1">(1111111111)</text:p>
        </draw:ellipse>
        <draw:ellipse draw:style-name="gr1" draw:text-style-name="P1" draw:id="id9" draw:layer="layout" svg:width="2.994cm" svg:height="1.013cm" svg:x="1cm" svg:y="4.999cm">
          <text:p text:style-name="P1">(1011111)</text:p>
        </draw:ellipse>
        <draw:connector draw:style-name="gr2" draw:text-style-name="P1" draw:layer="layout" draw:type="line" svg:x1="6.624cm" svg:y1="13.868cm" svg:x2="7.357cm" svg:y2="13.453cm" draw:start-shape="id1" draw:start-glue-point="0" draw:end-shape="id2" draw:end-glue-point="2" svg:d="m6624 13868 733-415">
          <text:p/>
        </draw:connector>
        <draw:connector draw:style-name="gr2" draw:text-style-name="P1" draw:layer="layout" draw:type="line" svg:x1="7.357cm" svg:y1="12.412cm" svg:x2="8.391cm" svg:y2="12.04cm" draw:start-shape="id2" draw:start-glue-point="0" draw:end-shape="id3" draw:end-glue-point="2" svg:d="m7357 12412 1034-372">
          <text:p/>
        </draw:connector>
        <draw:connector draw:style-name="gr2" draw:text-style-name="P1" draw:layer="layout" draw:type="line" svg:x1="8.391cm" svg:y1="11.073cm" svg:x2="9.242cm" svg:y2="10.67cm" draw:start-shape="id3" draw:start-glue-point="0" draw:end-shape="id4" draw:end-glue-point="2" svg:d="m8391 11073 851-403">
          <text:p/>
        </draw:connector>
        <draw:connector draw:style-name="gr2" draw:text-style-name="P1" draw:layer="layout" draw:type="line" svg:x1="9.242cm" svg:y1="9.719cm" svg:x2="6.825cm" svg:y2="9.118cm" draw:start-shape="id4" draw:start-glue-point="0" draw:end-shape="id5" draw:end-glue-point="2" svg:d="m9242 9719-2417-601">
          <text:p/>
        </draw:connector>
        <draw:connector draw:style-name="gr2" draw:text-style-name="P1" draw:layer="layout" draw:type="line" svg:x1="9.242cm" svg:y1="9.719cm" svg:x2="2.638cm" svg:y2="8.861cm" draw:start-shape="id4" draw:start-glue-point="0" draw:end-shape="id6" draw:end-glue-point="2" svg:d="m9242 9719-6604-858">
          <text:p/>
        </draw:connector>
        <draw:connector draw:style-name="gr2" draw:text-style-name="P1" draw:layer="layout" draw:type="line" svg:x1="2.638cm" svg:y1="7.955cm" svg:x2="4.733cm" svg:y2="7.74cm" draw:start-shape="id6" draw:start-glue-point="0" draw:end-shape="id7" draw:end-glue-point="2" svg:d="m2638 7955 2095-215">
          <text:p/>
        </draw:connector>
        <draw:connector draw:style-name="gr2" draw:text-style-name="P1" draw:layer="layout" draw:type="line" svg:x1="6.825cm" svg:y1="8.122cm" svg:x2="4.733cm" svg:y2="7.74cm" draw:start-shape="id5" draw:start-glue-point="0" draw:end-shape="id7" draw:end-glue-point="2" svg:d="m6825 8122-2092-382">
          <text:p/>
        </draw:connector>
        <draw:connector draw:style-name="gr2" draw:text-style-name="P1" draw:layer="layout" draw:type="line" svg:x1="9.242cm" svg:y1="9.719cm" svg:x2="9.185cm" svg:y2="8.492cm" draw:start-shape="id4" draw:start-glue-point="0" draw:end-shape="id8" draw:end-glue-point="2" svg:d="m9242 9719-57-1227">
          <text:p/>
        </draw:connector>
        <draw:connector draw:style-name="gr2" draw:text-style-name="P1" draw:layer="layout" draw:type="line" svg:x1="9.185cm" svg:y1="7.236cm" svg:x2="2.497cm" svg:y2="6.012cm" draw:start-shape="id8" draw:start-glue-point="0" draw:end-shape="id9" draw:end-glue-point="2" svg:d="m9185 7236-6688-1224">
          <text:p/>
        </draw:connector>
        <draw:connector draw:style-name="gr2" draw:text-style-name="P1" draw:layer="layout" draw:type="line" svg:x1="9.185cm" svg:y1="7.236cm" svg:x2="11.688cm" svg:y2="6.792cm" draw:start-shape="id8" draw:start-glue-point="0" draw:end-shape="id10" draw:end-glue-point="2" svg:d="m9185 7236 2503-444">
          <text:p/>
        </draw:connector>
        <draw:connector draw:style-name="gr2" draw:text-style-name="P1" draw:layer="layout" draw:type="line" svg:x1="2.638cm" svg:y1="7.955cm" svg:x2="2.497cm" svg:y2="6.012cm" draw:start-shape="id6" draw:start-glue-point="0" draw:end-shape="id9" draw:end-glue-point="2" svg:d="m2638 7955-141-1943">
          <text:p/>
        </draw:connector>
        <draw:connector draw:style-name="gr2" draw:text-style-name="P1" draw:layer="layout" draw:type="line" svg:x1="4.733cm" svg:y1="6.616cm" svg:x2="4.354cm" svg:y2="3.723cm" draw:start-shape="id7" draw:start-glue-point="0" draw:end-shape="id11" draw:end-glue-point="2" svg:d="m4733 6616-379-2893">
          <text:p/>
        </draw:connector>
        <draw:connector draw:style-name="gr2" draw:text-style-name="P1" draw:layer="layout" draw:type="line" svg:x1="2.497cm" svg:y1="4.999cm" svg:x2="4.354cm" svg:y2="3.723cm" draw:start-shape="id9" draw:start-glue-point="0" draw:end-shape="id11" draw:end-glue-point="2" svg:d="m2497 4999 1857-1276">
          <text:p/>
        </draw:connector>
        <draw:connector draw:style-name="gr2" draw:text-style-name="P1" draw:layer="layout" draw:type="line" svg:x1="9.185cm" svg:y1="7.236cm" svg:x2="8.402cm" svg:y2="6.698cm" draw:start-shape="id8" draw:start-glue-point="0" draw:end-shape="id12" draw:end-glue-point="2" svg:d="m9185 7236-783-538">
          <text:p/>
        </draw:connector>
        <draw:connector draw:style-name="gr2" draw:text-style-name="P1" draw:layer="layout" draw:type="line" svg:x1="8.402cm" svg:y1="5.561cm" svg:x2="6.54cm" svg:y2="5.193cm" draw:start-shape="id12" draw:start-glue-point="0" draw:end-shape="id13" draw:end-glue-point="2" svg:d="m8402 5561-1862-368">
          <text:p/>
        </draw:connector>
        <draw:connector draw:style-name="gr2" draw:text-style-name="P1" draw:layer="layout" draw:type="line" svg:x1="11.688cm" svg:y1="5.543cm" svg:x2="9.101cm" svg:y2="3.691cm" draw:start-shape="id10" draw:start-glue-point="0" draw:end-shape="id14" draw:end-glue-point="2" svg:d="m11688 5543-2587-1852">
          <text:p/>
        </draw:connector>
        <draw:connector draw:style-name="gr2" draw:text-style-name="P1" draw:layer="layout" draw:type="line" svg:x1="9.101cm" svg:y1="2.744cm" svg:x2="6.684cm" svg:y2="2.265cm" draw:start-shape="id14" draw:start-glue-point="0" draw:end-shape="id15" draw:end-glue-point="2" svg:d="m9101 2744-2417-479">
          <text:p/>
        </draw:connector>
        <draw:connector draw:style-name="gr2" draw:text-style-name="P1" draw:layer="layout" draw:type="line" svg:x1="6.54cm" svg:y1="4.142cm" svg:x2="9.101cm" svg:y2="3.691cm" draw:start-shape="id13" draw:start-glue-point="0" draw:end-shape="id14" draw:end-glue-point="2" svg:d="m6540 4142 2561-451">
          <text:p/>
        </draw:connector>
        <draw:connector draw:style-name="gr2" draw:text-style-name="P1" draw:layer="layout" draw:type="line" svg:x1="4.354cm" svg:y1="2.775cm" svg:x2="6.684cm" svg:y2="2.265cm" draw:start-shape="id11" draw:start-glue-point="0" draw:end-shape="id15" draw:end-glue-point="2" svg:d="m4354 2775 2330-510">
          <text:p/>
        </draw:connector>
        <draw:connector draw:style-name="gr2" draw:text-style-name="P1" draw:layer="layout" draw:type="line" svg:x1="6.54cm" svg:y1="4.142cm" svg:x2="4.354cm" svg:y2="3.723cm" draw:start-shape="id13" draw:start-glue-point="0" draw:end-shape="id11" draw:end-glue-point="2" svg:d="m6540 4142-2186-419">
          <text:p/>
        </draw:connector>
        <draw:connector draw:style-name="gr2" draw:text-style-name="P1" draw:layer="layout" draw:type="line" svg:x1="6.825cm" svg:y1="8.122cm" svg:x2="6.54cm" svg:y2="5.193cm" draw:start-shape="id5" draw:start-glue-point="0" draw:end-shape="id13" draw:end-glue-point="2" svg:d="m6825 8122-285-2929">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cc"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draw:stroke="dash" draw:stroke-dash="_32__20_Dots_20_1_20_Dash" draw:fill="solid" draw:fill-color="#ffffff"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fo:font-weight="bold" style:font-size-asian="18pt" style:font-size-complex="18pt"/>
    </style:style>
    <style:style style:name="P3" style:family="paragraph">
      <style:paragraph-properties fo:text-align="center"/>
      <style:text-properties fo:font-weight="bold"/>
    </style:style>
    <style:style style:name="T1" style:family="text">
      <style:text-properties fo:font-size="14pt" fo:font-weight="bold" style:font-size-asian="18pt" style:font-size-complex="18pt"/>
    </style:style>
    <style:style style:name="T2" style:family="text">
      <style:text-properties fo:font-size="12pt" fo:font-weight="bold"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5" draw:layer="layout" svg:width="4.064cm" svg:height="2.286cm" svg:x="1.06cm" svg:y="19.089cm">
          <text:p text:style-name="P1"><text:span text:style-name="T1">Atomic</text:span></text:p>
          <text:p text:style-name="P1"><text:span text:style-name="T1">Formulas</text:span></text:p>
          <text:p text:style-name="P1"><text:span text:style-name="T1">(1=x1)</text:span></text:p>
        </draw:ellipse>
        <draw:ellipse draw:style-name="gr2" draw:text-style-name="P2" draw:id="id1" draw:layer="layout" svg:width="4.064cm" svg:height="2.286cm" svg:x="1.06cm" svg:y="6.648cm">
          <text:p text:style-name="P1"><text:span text:style-name="T1">Horn</text:span></text:p>
          <text:p text:style-name="P1"><text:span text:style-name="T1">Logic</text:span></text:p>
          <text:p text:style-name="P1"><text:span text:style-name="T1">(11111=x1f)</text:span></text:p>
        </draw:ellipse>
        <draw:ellipse draw:style-name="gr2" draw:text-style-name="P2" draw:id="id2" draw:layer="layout" svg:width="4.064cm" svg:height="2.286cm" svg:x="1.06cm" svg:y="3.535cm">
          <text:p text:style-name="P1"><text:span text:style-name="T1">Disjunctive</text:span></text:p>
          <text:p text:style-name="P1"><text:span text:style-name="T1">Logic</text:span></text:p>
          <text:p text:style-name="P1"><text:span text:style-name="T1">(111111=x3f)</text:span></text:p>
        </draw:ellipse>
        <draw:ellipse draw:style-name="gr2" draw:text-style-name="P2" draw:id="id3" draw:layer="layout" svg:width="6.938cm" svg:height="1.549cm" svg:x="1.501cm" svg:y="1.056cm">
          <text:p text:style-name="P1"><text:span text:style-name="T1">Full First-Order Logic</text:span></text:p>
          <text:p text:style-name="P1"><text:span text:style-name="T1">(1111111=x7f)</text:span></text:p>
        </draw:ellipse>
        <draw:connector draw:style-name="gr3" draw:text-style-name="P2" draw:layer="layout" draw:type="line" svg:x1="3.092cm" svg:y1="9.7cm" svg:x2="3.092cm" svg:y2="8.934cm" draw:end-shape="id1" draw:end-glue-point="2" svg:d="m3092 9700v-766">
          <text:p/>
        </draw:connector>
        <draw:connector draw:style-name="gr3" draw:text-style-name="P2" draw:layer="layout" draw:type="line" svg:x1="3.092cm" svg:y1="6.648cm" svg:x2="3.092cm" svg:y2="5.821cm" draw:start-shape="id1" draw:end-shape="id2" svg:d="m3092 6648v-827">
          <text:p/>
        </draw:connector>
        <draw:connector draw:style-name="gr3" draw:text-style-name="P2" draw:layer="layout" draw:type="line" svg:x1="3.092cm" svg:y1="3.535cm" svg:x2="4.97cm" svg:y2="2.605cm" draw:start-shape="id2" draw:start-glue-point="0" draw:end-shape="id3" svg:d="m3092 3535 1878-930">
          <text:p/>
        </draw:connector>
        <draw:ellipse draw:style-name="gr4" draw:text-style-name="P2" draw:id="id4" draw:layer="layout" svg:width="2.603cm" svg:height="1.537cm" svg:x="10.217cm" svg:y="22.698cm">
          <text:p text:style-name="P1"><text:span text:style-name="T1">empty</text:span></text:p>
          <text:p text:style-name="P1"><text:span text:style-name="T1">(0=x0)</text:span></text:p>
        </draw:ellipse>
        <draw:connector draw:style-name="gr5" draw:text-style-name="P2" draw:layer="layout" draw:type="line" svg:x1="11.518cm" svg:y1="22.698cm" svg:x2="3.092cm" svg:y2="21.375cm" draw:start-shape="id4" draw:start-glue-point="0" draw:end-shape="id5" draw:end-glue-point="2" svg:d="m11518 22698-8426-1323">
          <text:p/>
        </draw:connector>
        <draw:connector draw:style-name="gr3" draw:text-style-name="P2" draw:layer="layout" draw:type="line" svg:x1="6.376cm" svg:y1="10.23cm" svg:x2="3.092cm" svg:y2="8.934cm" draw:end-shape="id1" draw:end-glue-point="2" svg:d="m6376 10230-3284-1296">
          <text:p/>
        </draw:connector>
        <draw:connector draw:style-name="gr3" draw:text-style-name="P2" draw:layer="layout" draw:type="line" svg:x1="7.278cm" svg:y1="7.378cm" svg:x2="3.092cm" svg:y2="5.821cm" draw:end-shape="id2" draw:end-glue-point="2" svg:d="m7278 7378-4186-1557">
          <text:p/>
        </draw:connector>
        <draw:connector draw:style-name="gr5" draw:text-style-name="P2" draw:layer="layout" draw:type="line" svg:x1="3.092cm" svg:y1="9.7cm" svg:x2="7.278cm" svg:y2="8.267cm" svg:d="m3092 9700 4186-1433">
          <text:p/>
        </draw:connector>
        <draw:ellipse draw:style-name="gr4" draw:text-style-name="P2" draw:id="id6" draw:layer="layout" svg:width="2.268cm" svg:height="0.899cm" svg:x="6.487cm" svg:y="4.296cm">
          <text:p text:style-name="P1"><text:span text:style-name="T1">1011111</text:span></text:p>
        </draw:ellipse>
        <draw:connector draw:style-name="gr3" draw:text-style-name="P2" draw:layer="layout" draw:type="line" svg:x1="7.621cm" svg:y1="4.296cm" svg:x2="4.97cm" svg:y2="2.605cm" draw:start-shape="id6" draw:start-glue-point="0" draw:end-shape="id3" draw:end-glue-point="2" svg:d="m7621 4296-2651-1691">
          <text:p/>
        </draw:connector>
        <draw:connector draw:style-name="gr5" draw:text-style-name="P2" draw:layer="layout" draw:type="line" svg:x1="3.092cm" svg:y1="6.648cm" svg:x2="7.621cm" svg:y2="5.195cm" draw:start-shape="id1" draw:start-glue-point="0" draw:end-shape="id6" draw:end-glue-point="2" svg:d="m3092 6648 4529-1453">
          <text:p/>
        </draw:connector>
        <draw:connector draw:style-name="gr3" draw:text-style-name="P2" draw:layer="layout" draw:type="line" svg:x1="10.627cm" svg:y1="7.378cm" svg:x2="7.621cm" svg:y2="5.195cm" draw:end-shape="id6" draw:end-glue-point="2" svg:d="m10627 7378-3006-2183">
          <text:p/>
        </draw:connector>
        <draw:connector draw:style-name="gr5" draw:text-style-name="P2" draw:layer="layout" draw:type="line" svg:x1="3.092cm" svg:y1="9.7cm" svg:x2="10.627cm" svg:y2="8.267cm" svg:d="m3092 9700 7535-1433">
          <text:p/>
        </draw:connector>
        <draw:connector draw:style-name="gr5" draw:text-style-name="P2" draw:layer="layout" draw:type="line" svg:x1="22.611cm" svg:y1="7.378cm" svg:x2="22.611cm" svg:y2="5.19cm" draw:end-shape="id7" draw:end-glue-point="2" svg:d="m22611 7378v-2188">
          <text:p/>
        </draw:connector>
        <draw:ellipse draw:style-name="gr4" draw:text-style-name="P2" draw:id="id7" draw:layer="layout" svg:width="2.337cm" svg:height="0.889cm" svg:x="21.443cm" svg:y="4.301cm">
          <text:p text:style-name="P1"><text:span text:style-name="T1">1111110</text:span></text:p>
        </draw:ellipse>
        <draw:connector draw:style-name="gr5" draw:text-style-name="P2" draw:layer="layout" draw:type="line" svg:x1="22.611cm" svg:y1="4.301cm" svg:x2="4.97cm" svg:y2="2.605cm" draw:start-shape="id7" draw:start-glue-point="0" draw:end-shape="id3" draw:end-glue-point="2" svg:d="m22611 4301-17641-1696">
          <text:p/>
        </draw:connector>
        <draw:connector draw:style-name="gr6" draw:text-style-name="P2" draw:layer="layout" draw:type="line" svg:x1="22.611cm" svg:y1="7.378cm" svg:x2="18.92cm" svg:y2="5.19cm" draw:end-shape="id8" draw:end-glue-point="2" svg:d="m22611 7378-3691-2188">
          <text:p text:style-name="P1"><text:span text:style-name="T1"><text:tab/></text:span><text:span text:style-name="T1"><text:tab/></text:span><text:span text:style-name="T1"><text:tab/></text:span><text:span text:style-name="T1"><text:tab/></text:span><text:span text:style-name="T1"><text:tab/></text:span></text:p>
        </draw:connector>
        <draw:connector draw:style-name="gr5" draw:text-style-name="P2" draw:layer="layout" draw:type="line" svg:x1="7.278cm" svg:y1="7.378cm" svg:x2="11.305cm" svg:y2="5.19cm" draw:end-shape="id9" draw:end-glue-point="2" svg:d="m7278 7378 4027-2188">
          <text:p/>
        </draw:connector>
        <draw:connector draw:style-name="gr5" draw:text-style-name="P2" draw:layer="layout" draw:type="line" svg:x1="10.627cm" svg:y1="7.378cm" svg:x2="15.112cm" svg:y2="5.19cm" draw:end-shape="id10" draw:end-glue-point="2" svg:d="m10627 7378 4485-2188">
          <text:p/>
        </draw:connector>
        <draw:rect draw:style-name="gr7" draw:text-style-name="P3" draw:id="id10" draw:layer="layout" svg:width="2.515cm" svg:height="0.889cm" svg:x="13.855cm" svg:y="4.301cm">
          <text:p/>
        </draw:rect>
        <draw:rect draw:style-name="gr7" draw:text-style-name="P3" draw:id="id9" draw:layer="layout" svg:width="2.515cm" svg:height="0.889cm" svg:x="10.048cm" svg:y="4.301cm">
          <text:p/>
        </draw:rect>
        <draw:rect draw:style-name="gr7" draw:text-style-name="P3" draw:id="id8" draw:layer="layout" svg:width="2.515cm" svg:height="0.889cm" svg:x="17.663cm" svg:y="4.301cm">
          <text:p/>
        </draw:rect>
        <draw:rect draw:style-name="gr4" draw:text-style-name="P3" draw:id="id11" draw:layer="layout" svg:width="7.773cm" svg:height="0.867cm" svg:x="11.362cm" svg:y="4.268cm">
          <text:p text:style-name="P1"><text:span text:style-name="T2">... bit strings with 6 "1"s ...</text:span></text:p>
        </draw:rect>
        <draw:connector draw:style-name="gr5" draw:text-style-name="P2" draw:layer="layout" draw:type="line" svg:x1="15.248cm" svg:y1="4.268cm" svg:x2="4.97cm" svg:y2="2.605cm" draw:start-shape="id11" draw:start-glue-point="0" draw:end-shape="id3" draw:end-glue-point="2" svg:d="m15248 4268-10278-1663">
          <text:p/>
        </draw:connector>
        <draw:connector draw:style-name="gr5" draw:text-style-name="P2" draw:layer="layout" draw:type="line" svg:x1="16.677cm" svg:y1="7.316cm" svg:x2="15.112cm" svg:y2="5.19cm" draw:end-shape="id10" draw:end-glue-point="2" svg:d="m16677 7316-1565-2126">
          <text:p/>
        </draw:connector>
        <draw:connector draw:style-name="gr5" draw:text-style-name="P2" draw:layer="layout" draw:type="line" svg:x1="16.677cm" svg:y1="7.316cm" svg:x2="22.611cm" svg:y2="5.19cm" draw:end-shape="id7" draw:end-glue-point="2" svg:d="m16677 7316 5934-2126">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draw:stroke="dash" draw:stroke-dash="_32__20_Dots_20_1_20_Dash"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width="0.076cm" draw:marker-start-width="0.406cm" draw:marker-end="Arrow" draw:marker-end-width="0.33cm" draw:textarea-horizontal-align="center" draw:textarea-vertical-align="middle" fo:padding-top="0.163cm" fo:padding-bottom="0.163cm" fo:padding-left="0.288cm" fo:padding-right="0.288cm"/>
    </style:style>
    <style:style style:name="gr6" style:family="graphic" style:parent-style-name="standard">
      <style:graphic-properties svg:stroke-width="0.051cm" draw:marker-start-width="0.381cm" draw:marker-end="Arrow" draw:marker-end-width="0.279cm" draw:textarea-horizontal-align="center" draw:textarea-vertical-align="middle" fo:padding-top="0.151cm" fo:padding-bottom="0.151cm" fo:padding-left="0.276cm" fo:padding-right="0.276cm"/>
    </style:style>
    <style:style style:name="gr7" style:family="graphic" style:parent-style-name="standard">
      <style:graphic-properties svg:stroke-width="0.051cm" draw:marker-start-width="0.381cm" draw:marker-end="Arrow" draw:marker-end-width="0.33cm" draw:textarea-horizontal-align="center" draw:textarea-vertical-align="middle" fo:padding-top="0.151cm" fo:padding-bottom="0.151cm" fo:padding-left="0.276cm" fo:padding-right="0.276cm"/>
    </style:style>
    <style:style style:name="gr8" style:family="graphic" style:parent-style-name="standard">
      <style:graphic-properties svg:stroke-width="0.076cm" draw:marker-start-width="0.406cm" draw:marker-end="Arrow" draw:marker-end-width="0.356cm" draw:textarea-horizontal-align="center" draw:textarea-vertical-align="middle" fo:padding-top="0.163cm" fo:padding-bottom="0.163cm" fo:padding-left="0.288cm" fo:padding-right="0.288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draw:fill="none" draw:fill-color="#ffffff"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8pt" style:font-size-complex="18pt"/>
    </style:style>
    <style:style style:name="T2"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1" draw:layer="layout" svg:width="4.064cm" svg:height="2.286cm" svg:x="1.06cm" svg:y="15.964cm">
          <text:p text:style-name="P1"><text:span text:style-name="T1">Ground</text:span></text:p>
          <text:p text:style-name="P1"><text:span text:style-name="T1">Facts</text:span></text:p>
          <text:p text:style-name="P1"><text:span text:style-name="T1">(11=x3)</text:span></text:p>
        </draw:ellipse>
        <draw:ellipse draw:style-name="gr1" draw:text-style-name="P2" draw:id="id3" draw:layer="layout" svg:width="4.064cm" svg:height="2.286cm" svg:x="1.06cm" svg:y="9.7cm">
          <text:p text:style-name="P1"><text:span text:style-name="T1">Datalog</text:span></text:p>
          <text:p text:style-name="P1"><text:span text:style-name="T1">(1111=xf)</text:span></text:p>
        </draw:ellipse>
        <draw:ellipse draw:style-name="gr1" draw:text-style-name="P2" draw:id="id2" draw:layer="layout" svg:width="4.064cm" svg:height="2.286cm" svg:x="1.06cm" svg:y="12.795cm">
          <text:p text:style-name="P1"><text:span text:style-name="T1">Ground</text:span></text:p>
          <text:p text:style-name="P1"><text:span text:style-name="T1">Logic</text:span></text:p>
          <text:p text:style-name="P1"><text:span text:style-name="T1">(111=x7)</text:span></text:p>
        </draw:ellipse>
        <draw:ellipse draw:style-name="gr1" draw:text-style-name="P2" draw:id="id7" draw:layer="layout" svg:width="4.064cm" svg:height="2.286cm" svg:x="1.06cm" svg:y="19.089cm">
          <text:p text:style-name="P1"><text:span text:style-name="T1">Atomic</text:span></text:p>
          <text:p text:style-name="P1"><text:span text:style-name="T1">Formulas</text:span></text:p>
          <text:p text:style-name="P1"><text:span text:style-name="T1">(1=x1)</text:span></text:p>
        </draw:ellipse>
        <draw:ellipse draw:style-name="gr1" draw:text-style-name="P2" draw:id="id4" draw:layer="layout" svg:width="4.064cm" svg:height="2.286cm" svg:x="1.06cm" svg:y="6.648cm">
          <text:p text:style-name="P1"><text:span text:style-name="T1">Horn</text:span></text:p>
          <text:p text:style-name="P1"><text:span text:style-name="T1">Logic</text:span></text:p>
          <text:p text:style-name="P1"><text:span text:style-name="T1">(11111=x1f)</text:span></text:p>
        </draw:ellipse>
        <draw:ellipse draw:style-name="gr1" draw:text-style-name="P2" draw:id="id5" draw:layer="layout" svg:width="4.064cm" svg:height="2.286cm" svg:x="1.06cm" svg:y="3.535cm">
          <text:p text:style-name="P1"><text:span text:style-name="T1">Disjunctive</text:span></text:p>
          <text:p text:style-name="P1"><text:span text:style-name="T1">Logic</text:span></text:p>
          <text:p text:style-name="P1"><text:span text:style-name="T1">(111111=x3f)</text:span></text:p>
        </draw:ellipse>
        <draw:ellipse draw:style-name="gr1" draw:text-style-name="P2" draw:id="id6" draw:layer="layout" svg:width="6.938cm" svg:height="1.549cm" svg:x="1.501cm" svg:y="1.056cm">
          <text:p text:style-name="P1"><text:span text:style-name="T1">Full First-Order Logic</text:span></text:p>
          <text:p text:style-name="P1"><text:span text:style-name="T1">(1111111=x7f)</text:span></text:p>
        </draw:ellipse>
        <draw:connector draw:style-name="gr2" draw:text-style-name="P2" draw:layer="layout" draw:type="line" svg:x1="3.092cm" svg:y1="15.964cm" svg:x2="3.092cm" svg:y2="15.081cm" draw:start-shape="id1" draw:end-shape="id2" draw:end-glue-point="2" svg:d="m3092 15964v-883">
          <text:p/>
        </draw:connector>
        <draw:connector draw:style-name="gr2" draw:text-style-name="P2" draw:layer="layout" draw:type="line" svg:x1="3.092cm" svg:y1="12.795cm" svg:x2="3.092cm" svg:y2="11.986cm" draw:start-shape="id2" draw:start-glue-point="0" draw:end-shape="id3" draw:end-glue-point="2" svg:d="m3092 12795v-809">
          <text:p/>
        </draw:connector>
        <draw:connector draw:style-name="gr2" draw:text-style-name="P2" draw:layer="layout" draw:type="line" svg:x1="3.092cm" svg:y1="9.7cm" svg:x2="3.092cm" svg:y2="8.934cm" draw:start-shape="id3" draw:end-shape="id4" draw:end-glue-point="2" svg:d="m3092 9700v-766">
          <text:p/>
        </draw:connector>
        <draw:connector draw:style-name="gr2" draw:text-style-name="P2" draw:layer="layout" draw:type="line" svg:x1="3.092cm" svg:y1="6.648cm" svg:x2="3.092cm" svg:y2="5.821cm" draw:start-shape="id4" draw:end-shape="id5" svg:d="m3092 6648v-827">
          <text:p/>
        </draw:connector>
        <draw:connector draw:style-name="gr2" draw:text-style-name="P2" draw:layer="layout" draw:type="line" svg:x1="3.092cm" svg:y1="3.535cm" svg:x2="4.97cm" svg:y2="2.605cm" draw:start-shape="id5" draw:start-glue-point="0" draw:end-shape="id6" svg:d="m3092 3535 1878-930">
          <text:p/>
        </draw:connector>
        <draw:connector draw:style-name="gr2" draw:text-style-name="P2" draw:layer="layout" draw:type="line" svg:x1="3.092cm" svg:y1="19.089cm" svg:x2="3.092cm" svg:y2="18.25cm" draw:start-shape="id7" draw:start-glue-point="0" draw:end-shape="id1" draw:end-glue-point="2" svg:d="m3092 19089v-839">
          <text:p/>
        </draw:connector>
        <draw:ellipse draw:style-name="gr3" draw:text-style-name="P2" draw:id="id8" draw:layer="layout" svg:width="2.603cm" svg:height="1.537cm" svg:x="10.217cm" svg:y="22.698cm">
          <text:p text:style-name="P1"><text:span text:style-name="T1">empty</text:span></text:p>
          <text:p text:style-name="P1"><text:span text:style-name="T1">(0=x0)</text:span></text:p>
        </draw:ellipse>
        <draw:connector draw:style-name="gr4" draw:text-style-name="P2" draw:layer="layout" draw:type="line" svg:x1="11.518cm" svg:y1="22.698cm" svg:x2="3.092cm" svg:y2="21.375cm" draw:start-shape="id8" draw:start-glue-point="0" draw:end-shape="id7" draw:end-glue-point="2" svg:d="m11518 22698-8426-1323">
          <text:p/>
        </draw:connector>
        <draw:ellipse draw:style-name="gr3" draw:text-style-name="P2" draw:id="id9" draw:layer="layout" svg:width="2.266cm" svg:height="1.763cm" svg:x="5.358cm" svg:y="19.263cm">
          <text:p text:style-name="P1"><text:span text:style-name="T1">and, or</text:span></text:p>
          <text:p text:style-name="P1"><text:span text:style-name="T1">(10=x2)</text:span></text:p>
        </draw:ellipse>
        <draw:connector draw:style-name="gr4" draw:text-style-name="P2" draw:layer="layout" draw:type="line" svg:x1="11.518cm" svg:y1="22.698cm" svg:x2="6.491cm" svg:y2="21.026cm" draw:start-shape="id8" draw:start-glue-point="0" draw:end-shape="id9" draw:end-glue-point="2" svg:d="m11518 22698-5027-1672">
          <text:p/>
        </draw:connector>
        <draw:ellipse draw:style-name="gr3" draw:text-style-name="P2" draw:id="id10" draw:layer="layout" svg:width="2.739cm" svg:height="1.799cm" svg:x="10.432cm" svg:y="19.227cm">
          <text:p text:style-name="P1"><text:span text:style-name="T1">variables</text:span></text:p>
          <text:p text:style-name="P1"><text:span text:style-name="T1">(100=x8)</text:span></text:p>
        </draw:ellipse>
        <draw:connector draw:style-name="gr4" draw:text-style-name="P2" draw:layer="layout" draw:type="line" svg:x1="11.518cm" svg:y1="22.698cm" svg:x2="11.801cm" svg:y2="21.026cm" draw:start-shape="id8" draw:start-glue-point="0" draw:end-shape="id10" draw:end-glue-point="2" svg:d="m11518 22698 283-1672">
          <text:p/>
        </draw:connector>
        <draw:ellipse draw:style-name="gr3" draw:text-style-name="P2" draw:id="id11" draw:layer="layout" svg:width="3.118cm" svg:height="1.834cm" svg:x="13.371cm" svg:y="19.192cm">
          <text:p text:style-name="P1"><text:span text:style-name="T1">functions</text:span></text:p>
          <text:p text:style-name="P1"><text:span text:style-name="T1">(1000=x10)</text:span></text:p>
        </draw:ellipse>
        <draw:connector draw:style-name="gr4" draw:text-style-name="P2" draw:layer="layout" draw:type="line" svg:x1="11.518cm" svg:y1="22.698cm" svg:x2="14.93cm" svg:y2="21.026cm" draw:start-shape="id8" draw:start-glue-point="0" draw:end-shape="id11" draw:end-glue-point="2" svg:d="m11518 22698 3412-1672">
          <text:p/>
        </draw:connector>
        <draw:ellipse draw:style-name="gr3" draw:text-style-name="P2" draw:id="id12" draw:layer="layout" svg:width="2.423cm" svg:height="1.781cm" svg:x="7.927cm" svg:y="19.245cm">
          <text:p text:style-name="P1"><text:span text:style-name="T1">implies</text:span></text:p>
          <text:p text:style-name="P1"><text:span text:style-name="T1">(100=x4)</text:span></text:p>
        </draw:ellipse>
        <draw:connector draw:style-name="gr4" draw:text-style-name="P2" draw:layer="layout" draw:type="line" svg:x1="11.518cm" svg:y1="22.698cm" svg:x2="9.138cm" svg:y2="21.026cm" draw:start-shape="id8" draw:start-glue-point="0" draw:end-shape="id12" draw:end-glue-point="2" svg:d="m11518 22698-2380-1672">
          <text:p/>
        </draw:connector>
        <draw:ellipse draw:style-name="gr3" draw:text-style-name="P2" draw:id="id13" draw:layer="layout" svg:width="3.769cm" svg:height="2.293cm" svg:x="16.681cm" svg:y="19.098cm">
          <text:p text:style-name="P1"><text:span text:style-name="T1">disjunctive</text:span></text:p>
          <text:p text:style-name="P1"><text:span text:style-name="T1">rules</text:span></text:p>
          <text:p text:style-name="P1"><text:span text:style-name="T1">(10000=x20)</text:span></text:p>
        </draw:ellipse>
        <draw:connector draw:style-name="gr4" draw:text-style-name="P2" draw:layer="layout" draw:type="line" svg:x1="11.518cm" svg:y1="22.698cm" svg:x2="18.565cm" svg:y2="21.391cm" draw:start-shape="id8" draw:start-glue-point="0" draw:end-shape="id13" draw:end-glue-point="2" svg:d="m11518 22698 7047-1307">
          <text:p/>
        </draw:connector>
        <draw:ellipse draw:style-name="gr3" draw:text-style-name="P2" draw:id="id14" draw:layer="layout" svg:width="3.991cm" svg:height="2.186cm" svg:x="20.616cm" svg:y="19.14cm">
          <text:p text:style-name="P1"><text:span text:style-name="T1">unrestrained</text:span></text:p>
          <text:p text:style-name="P1"><text:span text:style-name="T1">compounding</text:span></text:p>
          <text:p text:style-name="P1"><text:span text:style-name="T1">(100000=x40)</text:span></text:p>
        </draw:ellipse>
        <draw:connector draw:style-name="gr4" draw:text-style-name="P2" draw:layer="layout" draw:type="line" svg:x1="11.518cm" svg:y1="22.698cm" svg:x2="22.611cm" svg:y2="21.326cm" draw:start-shape="id8" draw:start-glue-point="0" draw:end-shape="id14" draw:end-glue-point="2" svg:d="m11518 22698 11093-1372">
          <text:p/>
        </draw:connector>
        <draw:connector draw:style-name="gr5" draw:text-style-name="P2" draw:layer="layout" draw:type="line" svg:x1="6.491cm" svg:y1="19.263cm" svg:x2="3.092cm" svg:y2="18.25cm" draw:start-shape="id9" draw:start-glue-point="0" draw:end-shape="id1" draw:end-glue-point="2" svg:d="m6491 19263-3399-1013">
          <text:p/>
        </draw:connector>
        <draw:ellipse draw:style-name="gr3" draw:text-style-name="P2" draw:id="id15" draw:layer="layout" svg:width="1.27cm" svg:height="0.889cm" svg:x="5.141cm" svg:y="16.859cm">
          <text:p text:style-name="P1"><text:span text:style-name="T1">101</text:span></text:p>
        </draw:ellipse>
        <draw:ellipse draw:style-name="gr3" draw:text-style-name="P2" draw:id="id16" draw:layer="layout" svg:width="1.651cm" svg:height="0.889cm" svg:x="6.715cm" svg:y="16.859cm">
          <text:p text:style-name="P1"><text:span text:style-name="T1">1001</text:span></text:p>
        </draw:ellipse>
        <draw:connector draw:style-name="gr5" draw:text-style-name="P2" draw:layer="layout" draw:type="line" svg:x1="9.138cm" svg:y1="19.245cm" svg:x2="5.776cm" svg:y2="17.748cm" draw:start-shape="id12" draw:start-glue-point="0" draw:end-shape="id15" draw:end-glue-point="2" svg:d="m9138 19245-3362-1497">
          <text:p/>
        </draw:connector>
        <draw:connector draw:style-name="gr4" draw:text-style-name="P2" draw:layer="layout" draw:type="line" svg:x1="3.092cm" svg:y1="19.089cm" svg:x2="5.776cm" svg:y2="17.748cm" draw:start-shape="id7" draw:start-glue-point="0" draw:end-shape="id15" draw:end-glue-point="2" svg:d="m3092 19089 2684-1341">
          <text:p/>
        </draw:connector>
        <draw:connector draw:style-name="gr4" draw:text-style-name="P2" draw:layer="layout" draw:type="line" svg:x1="3.092cm" svg:y1="19.089cm" svg:x2="7.54cm" svg:y2="17.748cm" draw:start-shape="id7" draw:start-glue-point="0" draw:end-shape="id16" draw:end-glue-point="2" svg:d="m3092 19089 4448-1341">
          <text:p/>
        </draw:connector>
        <draw:connector draw:style-name="gr5" draw:text-style-name="P2" draw:layer="layout" draw:type="line" svg:x1="11.801cm" svg:y1="19.227cm" svg:x2="7.54cm" svg:y2="17.748cm" draw:start-shape="id10" draw:start-glue-point="0" draw:end-shape="id16" draw:end-glue-point="2" svg:d="m11801 19227-4261-1479">
          <text:p/>
        </draw:connector>
        <draw:connector draw:style-name="gr5" draw:text-style-name="P2" draw:layer="layout" draw:type="line" svg:x1="5.776cm" svg:y1="16.859cm" svg:x2="3.092cm" svg:y2="15.081cm" draw:start-shape="id15" draw:start-glue-point="0" draw:end-shape="id2" draw:end-glue-point="2" svg:d="m5776 16859-2684-1778">
          <text:p/>
        </draw:connector>
        <draw:ellipse draw:style-name="gr3" draw:text-style-name="P2" draw:id="id17" draw:layer="layout" svg:width="1.448cm" svg:height="0.889cm" svg:x="5.35cm" svg:y="13.444cm">
          <text:p text:style-name="P1"><text:span text:style-name="T1">1011</text:span></text:p>
        </draw:ellipse>
        <draw:ellipse draw:style-name="gr3" draw:text-style-name="P2" draw:id="id18" draw:layer="layout" svg:width="1.753cm" svg:height="0.889cm" svg:x="7.35cm" svg:y="13.444cm">
          <text:p text:style-name="P1"><text:span text:style-name="T1">10011</text:span></text:p>
        </draw:ellipse>
        <draw:connector draw:style-name="gr5" draw:text-style-name="P2" draw:layer="layout" draw:type="line" svg:x1="7.54cm" svg:y1="16.859cm" svg:x2="6.074cm" svg:y2="14.333cm" draw:start-shape="id16" draw:start-glue-point="0" draw:end-shape="id17" draw:end-glue-point="2" svg:d="m7540 16859-1466-2526">
          <text:p/>
        </draw:connector>
        <draw:connector draw:style-name="gr4" draw:text-style-name="P2" draw:layer="layout" draw:type="line" svg:x1="3.092cm" svg:y1="15.964cm" svg:x2="6.074cm" svg:y2="14.333cm" draw:start-shape="id1" draw:start-glue-point="0" draw:end-shape="id17" draw:end-glue-point="2" svg:d="m3092 15964 2982-1631">
          <text:p/>
        </draw:connector>
        <draw:connector draw:style-name="gr4" draw:text-style-name="P2" draw:layer="layout" draw:type="line" svg:x1="3.092cm" svg:y1="15.964cm" svg:x2="8.226cm" svg:y2="14.333cm" draw:start-shape="id1" draw:start-glue-point="0" draw:end-shape="id18" draw:end-glue-point="2" svg:d="m3092 15964 5134-1631">
          <text:p/>
        </draw:connector>
        <draw:connector draw:style-name="gr5" draw:text-style-name="P2" draw:layer="layout" draw:type="line" svg:x1="9.76cm" svg:y1="16.859cm" svg:x2="8.226cm" svg:y2="14.333cm" draw:start-shape="id19" draw:start-glue-point="0" draw:end-shape="id18" draw:end-glue-point="2" svg:d="m9760 16859-1534-2526">
          <text:p/>
        </draw:connector>
        <draw:ellipse draw:style-name="gr3" draw:text-style-name="P2" draw:id="id20" draw:layer="layout" svg:width="2.616cm" svg:height="0.889cm" svg:x="21.303cm" svg:y="16.859cm">
          <text:p text:style-name="P1"><text:span text:style-name="T1">1100000</text:span></text:p>
        </draw:ellipse>
        <draw:connector draw:style-name="gr4" draw:text-style-name="P2" draw:layer="layout" draw:type="line" svg:x1="22.611cm" svg:y1="19.14cm" svg:x2="22.611cm" svg:y2="17.748cm" draw:start-shape="id14" draw:start-glue-point="0" draw:end-shape="id20" draw:end-glue-point="2" svg:d="m22611 19140v-1392">
          <text:p/>
        </draw:connector>
        <draw:connector draw:style-name="gr4" draw:text-style-name="P2" draw:layer="layout" draw:type="line" svg:x1="18.565cm" svg:y1="19.098cm" svg:x2="22.611cm" svg:y2="17.748cm" draw:start-shape="id13" draw:start-glue-point="0" draw:end-shape="id20" draw:end-glue-point="2" svg:d="m18565 19098 4046-1350">
          <text:p/>
        </draw:connector>
        <draw:connector draw:style-name="gr5" draw:text-style-name="P2" draw:layer="layout" draw:type="line" svg:x1="6.074cm" svg:y1="13.444cm" svg:x2="3.092cm" svg:y2="11.986cm" draw:start-shape="id17" draw:start-glue-point="0" draw:end-shape="id3" draw:end-glue-point="2" svg:d="m6074 13444-2982-1458">
          <text:p/>
        </draw:connector>
        <draw:ellipse draw:style-name="gr3" draw:text-style-name="P2" draw:id="id22" draw:layer="layout" svg:width="1.88cm" svg:height="0.889cm" svg:x="5.436cm" svg:y="10.23cm">
          <text:p text:style-name="P1"><text:span text:style-name="T1">10111</text:span></text:p>
        </draw:ellipse>
        <draw:connector draw:style-name="gr4" draw:text-style-name="P2" draw:layer="layout" draw:type="line" svg:x1="8.226cm" svg:y1="13.444cm" svg:x2="15.732cm" svg:y2="11.119cm" draw:start-shape="id18" draw:start-glue-point="0" draw:end-shape="id21" draw:end-glue-point="2" svg:d="m8226 13444 7506-2325">
          <text:p/>
        </draw:connector>
        <draw:connector draw:style-name="gr4" draw:text-style-name="P2" draw:layer="layout" draw:type="line" svg:x1="3.092cm" svg:y1="12.795cm" svg:x2="6.376cm" svg:y2="11.119cm" draw:start-shape="id2" draw:start-glue-point="0" draw:end-shape="id22" draw:end-glue-point="2" svg:d="m3092 12795 3284-1676">
          <text:p/>
        </draw:connector>
        <draw:connector draw:style-name="gr6" draw:text-style-name="P2" draw:layer="layout" draw:type="line" svg:x1="6.376cm" svg:y1="10.23cm" svg:x2="3.092cm" svg:y2="8.934cm" draw:start-shape="id22" draw:start-glue-point="0" draw:end-shape="id4" draw:end-glue-point="2" svg:d="m6376 10230-3284-1296">
          <text:p/>
        </draw:connector>
        <draw:ellipse draw:style-name="gr3" draw:text-style-name="P2" draw:id="id23" draw:layer="layout" svg:width="1.981cm" svg:height="0.889cm" svg:x="6.288cm" svg:y="7.378cm">
          <text:p text:style-name="P1"><text:span text:style-name="T1">101111</text:span></text:p>
        </draw:ellipse>
        <draw:connector draw:style-name="gr7" draw:text-style-name="P2" draw:layer="layout" draw:type="line" svg:x1="7.278cm" svg:y1="7.378cm" svg:x2="3.092cm" svg:y2="5.821cm" draw:start-shape="id23" draw:start-glue-point="0" draw:end-shape="id5" draw:end-glue-point="2" svg:d="m7278 7378-4186-1557">
          <text:p/>
        </draw:connector>
        <draw:connector draw:style-name="gr4" draw:text-style-name="P2" draw:layer="layout" draw:type="line" svg:x1="3.092cm" svg:y1="9.7cm" svg:x2="7.278cm" svg:y2="8.267cm" draw:start-shape="id3" draw:start-glue-point="0" draw:end-shape="id23" draw:end-glue-point="2" svg:d="m3092 9700 4186-1433">
          <text:p/>
        </draw:connector>
        <draw:connector draw:style-name="gr5" draw:text-style-name="P2" draw:layer="layout" draw:type="line" svg:x1="9.029cm" svg:y1="10.23cm" svg:x2="7.278cm" svg:y2="8.267cm" draw:start-shape="id24" draw:start-glue-point="0" draw:end-shape="id23" draw:end-glue-point="2" svg:d="m9029 10230-1751-1963">
          <text:p/>
        </draw:connector>
        <draw:ellipse draw:style-name="gr3" draw:text-style-name="P2" draw:id="id25" draw:layer="layout" svg:width="2.268cm" svg:height="0.899cm" svg:x="6.487cm" svg:y="4.296cm">
          <text:p text:style-name="P1"><text:span text:style-name="T1">1011111</text:span></text:p>
        </draw:ellipse>
        <draw:connector draw:style-name="gr8" draw:text-style-name="P2" draw:layer="layout" draw:type="line" svg:x1="7.621cm" svg:y1="4.296cm" svg:x2="4.97cm" svg:y2="2.605cm" draw:start-shape="id25" draw:start-glue-point="0" draw:end-shape="id6" draw:end-glue-point="2" svg:d="m7621 4296-2651-1691">
          <text:p/>
        </draw:connector>
        <draw:connector draw:style-name="gr4" draw:text-style-name="P2" draw:layer="layout" draw:type="line" svg:x1="3.092cm" svg:y1="6.648cm" svg:x2="7.621cm" svg:y2="5.195cm" draw:start-shape="id4" draw:start-glue-point="0" draw:end-shape="id25" draw:end-glue-point="2" svg:d="m3092 6648 4529-1453">
          <text:p/>
        </draw:connector>
        <draw:connector draw:style-name="gr7" draw:text-style-name="P2" draw:layer="layout" draw:type="line" svg:x1="10.627cm" svg:y1="7.378cm" svg:x2="7.621cm" svg:y2="5.195cm" draw:start-shape="id26" draw:start-glue-point="0" draw:end-shape="id25" draw:end-glue-point="2" svg:d="m10627 7378-3006-2183">
          <text:p/>
        </draw:connector>
        <draw:ellipse draw:style-name="gr3" draw:text-style-name="P2" draw:id="id19" draw:layer="layout" svg:width="2.184cm" svg:height="0.889cm" svg:x="8.668cm" svg:y="16.859cm">
          <text:p text:style-name="P1"><text:span text:style-name="T1">10001</text:span></text:p>
        </draw:ellipse>
        <draw:ellipse draw:style-name="gr3" draw:text-style-name="P2" draw:id="id27" draw:layer="layout" svg:width="2.21cm" svg:height="0.889cm" svg:x="11.155cm" svg:y="16.859cm">
          <text:p text:style-name="P1"><text:span text:style-name="T1">100001</text:span></text:p>
        </draw:ellipse>
        <draw:ellipse draw:style-name="gr3" draw:text-style-name="P2" draw:id="id28" draw:layer="layout" svg:width="2.489cm" svg:height="0.889cm" svg:x="13.668cm" svg:y="16.859cm">
          <text:p text:style-name="P1"><text:span text:style-name="T1">1000001</text:span></text:p>
        </draw:ellipse>
        <draw:connector draw:style-name="gr4" draw:text-style-name="P2" draw:layer="layout" draw:type="line" svg:x1="3.092cm" svg:y1="19.089cm" svg:x2="9.76cm" svg:y2="17.748cm" draw:start-shape="id7" draw:start-glue-point="0" draw:end-shape="id19" draw:end-glue-point="2" svg:d="m3092 19089 6668-1341">
          <text:p/>
        </draw:connector>
        <draw:connector draw:style-name="gr4" draw:text-style-name="P2" draw:layer="layout" draw:type="line" svg:x1="3.092cm" svg:y1="19.089cm" svg:x2="12.26cm" svg:y2="17.748cm" draw:start-shape="id7" draw:start-glue-point="0" draw:end-shape="id27" draw:end-glue-point="2" svg:d="m3092 19089 9168-1341">
          <text:p/>
        </draw:connector>
        <draw:connector draw:style-name="gr4" draw:text-style-name="P2" draw:layer="layout" draw:type="line" svg:x1="3.092cm" svg:y1="19.089cm" svg:x2="14.912cm" svg:y2="17.748cm" draw:start-shape="id7" draw:start-glue-point="0" draw:end-shape="id28" draw:end-glue-point="2" svg:d="m3092 19089 11820-1341">
          <text:p/>
        </draw:connector>
        <draw:ellipse draw:style-name="gr3" draw:text-style-name="P2" draw:id="id29" draw:layer="layout" svg:width="1.956cm" svg:height="0.889cm" svg:x="9.653cm" svg:y="13.444cm">
          <text:p text:style-name="P1"><text:span text:style-name="T1">100011</text:span></text:p>
        </draw:ellipse>
        <draw:ellipse draw:style-name="gr3" draw:text-style-name="P2" draw:id="id30" draw:layer="layout" svg:width="2.464cm" svg:height="0.89cm" svg:x="12.16cm" svg:y="13.443cm">
          <text:p text:style-name="P1"><text:span text:style-name="T1">1000011</text:span></text:p>
        </draw:ellipse>
        <draw:connector draw:style-name="gr4" draw:text-style-name="P2" draw:layer="layout" draw:type="line" svg:x1="3.092cm" svg:y1="15.964cm" svg:x2="10.631cm" svg:y2="14.333cm" draw:start-shape="id1" draw:start-glue-point="0" draw:end-shape="id29" draw:end-glue-point="2" svg:d="m3092 15964 7539-1631">
          <text:p/>
        </draw:connector>
        <draw:connector draw:style-name="gr4" draw:text-style-name="P2" draw:layer="layout" draw:type="line" svg:x1="3.092cm" svg:y1="15.964cm" svg:x2="13.392cm" svg:y2="14.333cm" draw:start-shape="id1" draw:start-glue-point="0" draw:end-shape="id30" draw:end-glue-point="2" svg:d="m3092 15964 10300-1631">
          <text:p/>
        </draw:connector>
        <draw:connector draw:style-name="gr5" draw:text-style-name="P2" draw:layer="layout" draw:type="line" svg:x1="12.26cm" svg:y1="16.859cm" svg:x2="10.631cm" svg:y2="14.333cm" draw:start-shape="id27" draw:start-glue-point="0" draw:end-shape="id29" draw:end-glue-point="2" svg:d="m12260 16859-1629-2526">
          <text:p/>
        </draw:connector>
        <draw:connector draw:style-name="gr5" draw:text-style-name="P2" draw:layer="layout" draw:type="line" svg:x1="14.912cm" svg:y1="16.859cm" svg:x2="13.392cm" svg:y2="14.333cm" draw:start-shape="id28" draw:start-glue-point="0" draw:end-shape="id30" draw:end-glue-point="2" svg:d="m14912 16859-1520-2526">
          <text:p/>
        </draw:connector>
        <draw:connector draw:style-name="gr5" draw:text-style-name="P2" draw:layer="layout" draw:type="line" svg:x1="22.611cm" svg:y1="19.14cm" svg:x2="14.912cm" svg:y2="17.748cm" draw:start-shape="id14" draw:start-glue-point="0" draw:end-shape="id28" draw:end-glue-point="2" svg:d="m22611 19140-7699-1392">
          <text:p/>
        </draw:connector>
        <draw:connector draw:style-name="gr5" draw:text-style-name="P2" draw:layer="layout" draw:type="line" svg:x1="18.565cm" svg:y1="19.098cm" svg:x2="12.26cm" svg:y2="17.748cm" draw:start-shape="id13" draw:start-glue-point="0" draw:end-shape="id27" draw:end-glue-point="2" svg:d="m18565 19098-6305-1350">
          <text:p/>
        </draw:connector>
        <draw:connector draw:style-name="gr5" draw:text-style-name="P2" draw:layer="layout" draw:type="line" svg:x1="14.93cm" svg:y1="19.192cm" svg:x2="9.76cm" svg:y2="17.748cm" draw:start-shape="id11" draw:start-glue-point="0" draw:end-shape="id19" draw:end-glue-point="2" svg:d="m14930 19192-5170-1444">
          <text:p/>
        </draw:connector>
        <draw:connector draw:style-name="gr4" draw:text-style-name="P2" draw:layer="layout" draw:type="line" svg:x1="22.611cm" svg:y1="16.859cm" svg:x2="22.611cm" svg:y2="14.333cm" draw:start-shape="id20" draw:start-glue-point="0" draw:end-shape="id31" draw:end-glue-point="2" svg:d="m22611 16859v-2526">
          <text:p/>
        </draw:connector>
        <draw:connector draw:style-name="gr5" draw:text-style-name="P2" draw:layer="layout" draw:type="line" svg:x1="10.631cm" svg:y1="13.444cm" svg:x2="9.029cm" svg:y2="11.119cm" draw:start-shape="id29" draw:start-glue-point="0" draw:end-shape="id24" draw:end-glue-point="2" svg:d="m10631 13444-1602-2325">
          <text:p/>
        </draw:connector>
        <draw:connector draw:style-name="gr5" draw:text-style-name="P2" draw:layer="layout" draw:type="line" svg:x1="13.392cm" svg:y1="13.443cm" svg:x2="11.911cm" svg:y2="11.119cm" draw:start-shape="id30" draw:start-glue-point="0" draw:end-shape="id32" draw:end-glue-point="2" svg:d="m13392 13443-1481-2324">
          <text:p/>
        </draw:connector>
        <draw:connector draw:style-name="gr4" draw:text-style-name="P2" draw:layer="layout" draw:type="line" svg:x1="3.092cm" svg:y1="12.795cm" svg:x2="9.029cm" svg:y2="11.119cm" draw:start-shape="id2" draw:start-glue-point="0" draw:end-shape="id24" draw:end-glue-point="2" svg:d="m3092 12795 5937-1676">
          <text:p/>
        </draw:connector>
        <draw:ellipse draw:style-name="gr3" draw:text-style-name="P2" draw:id="id24" draw:layer="layout" svg:width="2.108cm" svg:height="0.889cm" svg:x="7.975cm" svg:y="10.23cm">
          <text:p text:style-name="P1"><text:span text:style-name="T1">100111</text:span></text:p>
        </draw:ellipse>
        <draw:ellipse draw:style-name="gr3" draw:text-style-name="P2" draw:id="id32" draw:layer="layout" svg:width="2.337cm" svg:height="0.889cm" svg:x="10.743cm" svg:y="10.23cm">
          <text:p text:style-name="P1"><text:span text:style-name="T1">1000111</text:span></text:p>
        </draw:ellipse>
        <draw:connector draw:style-name="gr4" draw:text-style-name="P2" draw:layer="layout" draw:type="line" svg:x1="3.092cm" svg:y1="12.795cm" svg:x2="11.911cm" svg:y2="11.119cm" draw:start-shape="id2" draw:start-glue-point="0" draw:end-shape="id32" draw:end-glue-point="2" svg:d="m3092 12795 8819-1676">
          <text:p/>
        </draw:connector>
        <draw:connector draw:style-name="gr7" draw:text-style-name="P2" draw:layer="layout" draw:type="line" svg:x1="11.911cm" svg:y1="10.23cm" svg:x2="10.627cm" svg:y2="8.267cm" draw:start-shape="id32" draw:start-glue-point="0" draw:end-shape="id26" draw:end-glue-point="2" svg:d="m11911 10230-1284-1963">
          <text:p/>
        </draw:connector>
        <draw:ellipse draw:style-name="gr3" draw:text-style-name="P2" draw:id="id26" draw:layer="layout" svg:width="2.184cm" svg:height="0.889cm" svg:x="9.535cm" svg:y="7.378cm">
          <text:p text:style-name="P1"><text:span text:style-name="T1">1001111</text:span></text:p>
        </draw:ellipse>
        <draw:connector draw:style-name="gr4" draw:text-style-name="P2" draw:layer="layout" draw:type="line" svg:x1="3.092cm" svg:y1="9.7cm" svg:x2="10.627cm" svg:y2="8.267cm" draw:start-shape="id3" draw:start-glue-point="0" draw:end-shape="id26" draw:end-glue-point="2" svg:d="m3092 9700 7535-1433">
          <text:p/>
        </draw:connector>
        <draw:ellipse draw:style-name="gr3" draw:text-style-name="P2" draw:id="id31" draw:layer="layout" svg:width="2.21cm" svg:height="0.889cm" svg:x="21.506cm" svg:y="13.444cm">
          <text:p text:style-name="P1"><text:span text:style-name="T1">1110000</text:span></text:p>
        </draw:ellipse>
        <draw:connector draw:style-name="gr4" draw:text-style-name="P2" draw:layer="layout" draw:type="line" svg:x1="22.611cm" svg:y1="13.444cm" svg:x2="22.611cm" svg:y2="11.119cm" draw:start-shape="id31" draw:start-glue-point="0" draw:end-shape="id33" draw:end-glue-point="2" svg:d="m22611 13444v-2325">
          <text:p/>
        </draw:connector>
        <draw:ellipse draw:style-name="gr3" draw:text-style-name="P2" draw:id="id33" draw:layer="layout" svg:width="2.311cm" svg:height="0.889cm" svg:x="21.456cm" svg:y="10.23cm">
          <text:p text:style-name="P1"><text:span text:style-name="T1">1111000</text:span></text:p>
        </draw:ellipse>
        <draw:connector draw:style-name="gr4" draw:text-style-name="P2" draw:layer="layout" draw:type="line" svg:x1="22.611cm" svg:y1="10.23cm" svg:x2="22.611cm" svg:y2="8.267cm" draw:start-shape="id33" draw:start-glue-point="0" draw:end-shape="id34" draw:end-glue-point="2" svg:d="m22611 10230v-1963">
          <text:p/>
        </draw:connector>
        <draw:ellipse draw:style-name="gr3" draw:text-style-name="P2" draw:id="id34" draw:layer="layout" svg:width="2.057cm" svg:height="0.889cm" svg:x="21.583cm" svg:y="7.378cm">
          <text:p text:style-name="P1"><text:span text:style-name="T1">1111100</text:span></text:p>
        </draw:ellipse>
        <draw:connector draw:style-name="gr4" draw:text-style-name="P2" draw:layer="layout" draw:type="line" svg:x1="22.611cm" svg:y1="7.378cm" svg:x2="22.611cm" svg:y2="5.19cm" draw:start-shape="id34" draw:start-glue-point="0" draw:end-shape="id35" draw:end-glue-point="2" svg:d="m22611 7378v-2188">
          <text:p/>
        </draw:connector>
        <draw:ellipse draw:style-name="gr3" draw:text-style-name="P2" draw:id="id35" draw:layer="layout" svg:width="2.337cm" svg:height="0.889cm" svg:x="21.443cm" svg:y="4.301cm">
          <text:p text:style-name="P1"><text:span text:style-name="T1">1111110</text:span></text:p>
        </draw:ellipse>
        <draw:connector draw:style-name="gr4" draw:text-style-name="P2" draw:layer="layout" draw:type="line" svg:x1="22.611cm" svg:y1="4.301cm" svg:x2="4.97cm" svg:y2="2.605cm" draw:start-shape="id35" draw:start-glue-point="0" draw:end-shape="id6" draw:end-glue-point="2" svg:d="m22611 4301-17641-1696">
          <text:p/>
        </draw:connector>
        <draw:connector draw:style-name="gr4" draw:text-style-name="P2" draw:layer="layout" draw:type="line" svg:x1="22.611cm" svg:y1="16.859cm" svg:x2="20.727cm" svg:y2="14.333cm" draw:start-shape="id20" draw:start-glue-point="0" draw:end-shape="id36" draw:end-glue-point="2" svg:d="m22611 16859-1884-2526">
          <text:p/>
        </draw:connector>
        <draw:connector draw:style-name="gr4" draw:text-style-name="P2" draw:layer="layout" draw:type="line" svg:x1="22.611cm" svg:y1="13.444cm" svg:x2="20.377cm" svg:y2="11.119cm" draw:start-shape="id31" draw:start-glue-point="0" draw:end-shape="id37" draw:end-glue-point="2" svg:d="m22611 13444-2234-2325">
          <text:p/>
        </draw:connector>
        <draw:connector draw:style-name="gr4" draw:text-style-name="P2" draw:layer="layout" draw:type="line" svg:x1="22.611cm" svg:y1="10.23cm" svg:x2="19.897cm" svg:y2="8.267cm" draw:start-shape="id33" draw:start-glue-point="0" draw:end-shape="id38" draw:end-glue-point="2" svg:d="m22611 10230-2714-1963">
          <text:p/>
        </draw:connector>
        <draw:connector draw:style-name="gr9" draw:text-style-name="P2" draw:layer="layout" draw:type="line" svg:x1="22.611cm" svg:y1="7.378cm" svg:x2="18.92cm" svg:y2="5.19cm" draw:start-shape="id34" draw:start-glue-point="0" draw:end-shape="id39" draw:end-glue-point="2" svg:d="m22611 7378-3691-2188">
          <text:p text:style-name="P1"><text:span text:style-name="T1"><text:tab/></text:span><text:span text:style-name="T1"><text:tab/></text:span><text:span text:style-name="T1"><text:tab/></text:span><text:span text:style-name="T1"><text:tab/></text:span><text:span text:style-name="T1"><text:tab/></text:span></text:p>
        </draw:connector>
        <draw:connector draw:style-name="gr4" draw:text-style-name="P2" draw:layer="layout" draw:type="line" svg:x1="7.278cm" svg:y1="7.378cm" svg:x2="11.305cm" svg:y2="5.19cm" draw:start-shape="id23" draw:start-glue-point="0" draw:end-shape="id40" draw:end-glue-point="2" svg:d="m7278 7378 4027-2188">
          <text:p/>
        </draw:connector>
        <draw:connector draw:style-name="gr4" draw:text-style-name="P2" draw:layer="layout" draw:type="line" svg:x1="10.627cm" svg:y1="7.378cm" svg:x2="15.112cm" svg:y2="5.19cm" draw:start-shape="id26" draw:start-glue-point="0" draw:end-shape="id41" draw:end-glue-point="2" svg:d="m10627 7378 4485-2188">
          <text:p/>
        </draw:connector>
        <draw:connector draw:style-name="gr4" draw:text-style-name="P2" draw:layer="layout" draw:type="line" svg:x1="6.376cm" svg:y1="10.23cm" svg:x2="13.43cm" svg:y2="8.267cm" draw:start-shape="id22" draw:start-glue-point="0" draw:end-shape="id42" draw:end-glue-point="2" svg:d="m6376 10230 7054-1963">
          <text:p/>
        </draw:connector>
        <draw:connector draw:style-name="gr4" draw:text-style-name="P2" draw:layer="layout" draw:type="line" svg:x1="9.029cm" svg:y1="10.23cm" svg:x2="15.585cm" svg:y2="8.267cm" draw:start-shape="id24" draw:start-glue-point="0" draw:end-shape="id43" draw:end-glue-point="2" svg:d="m9029 10230 6556-1963">
          <text:p/>
        </draw:connector>
        <draw:connector draw:style-name="gr4" draw:text-style-name="P2" draw:layer="layout" draw:type="line" svg:x1="11.911cm" svg:y1="10.23cm" svg:x2="17.741cm" svg:y2="8.267cm" draw:start-shape="id32" draw:start-glue-point="0" draw:end-shape="id44" draw:end-glue-point="2" svg:d="m11911 10230 5830-1963">
          <text:p/>
        </draw:connector>
        <draw:connector draw:style-name="gr4" draw:text-style-name="P2" draw:layer="layout" draw:type="line" svg:x1="18.565cm" svg:y1="19.098cm" svg:x2="19.959cm" svg:y2="17.748cm" draw:start-shape="id13" draw:start-glue-point="0" draw:end-shape="id45" draw:end-glue-point="2" svg:d="m18565 19098 1394-1350">
          <text:p/>
        </draw:connector>
        <draw:connector draw:style-name="gr4" draw:text-style-name="P2" draw:layer="layout" draw:type="line" svg:x1="14.93cm" svg:y1="19.192cm" svg:x2="19.147cm" svg:y2="17.759cm" draw:start-shape="id11" draw:start-glue-point="0" draw:end-shape="id46" draw:end-glue-point="2" svg:d="m14930 19192 4217-1433">
          <text:p/>
        </draw:connector>
        <draw:connector draw:style-name="gr4" draw:text-style-name="P2" draw:layer="layout" draw:type="line" svg:x1="11.801cm" svg:y1="19.227cm" svg:x2="18.336cm" svg:y2="17.748cm" draw:start-shape="id10" draw:start-glue-point="0" draw:end-shape="id47" svg:d="m11801 19227 6535-1479">
          <text:p/>
        </draw:connector>
        <draw:connector draw:style-name="gr4" draw:text-style-name="P2" draw:layer="layout" draw:type="line" svg:x1="9.138cm" svg:y1="19.245cm" svg:x2="17.525cm" svg:y2="17.748cm" draw:start-shape="id12" draw:start-glue-point="0" draw:end-shape="id48" draw:end-glue-point="2" svg:d="m9138 19245 8387-1497">
          <text:p/>
        </draw:connector>
        <draw:connector draw:style-name="gr4" draw:text-style-name="P2" draw:layer="layout" draw:type="line" svg:x1="5.776cm" svg:y1="16.859cm" svg:x2="15.43cm" svg:y2="14.333cm" draw:start-shape="id15" draw:start-glue-point="0" draw:end-shape="id49" draw:end-glue-point="2" svg:d="m5776 16859 9654-2526">
          <text:p/>
        </draw:connector>
        <draw:rect draw:style-name="gr10" draw:text-style-name="P1" draw:id="id41" draw:layer="layout" svg:width="2.515cm" svg:height="0.889cm" svg:x="13.855cm" svg:y="4.301cm">
          <text:p/>
        </draw:rect>
        <draw:rect draw:style-name="gr10" draw:text-style-name="P1" draw:id="id40" draw:layer="layout" svg:width="2.515cm" svg:height="0.889cm" svg:x="10.048cm" svg:y="4.301cm">
          <text:p/>
        </draw:rect>
        <draw:rect draw:style-name="gr10" draw:text-style-name="P1" draw:id="id39" draw:layer="layout" svg:width="2.515cm" svg:height="0.889cm" svg:x="17.663cm" svg:y="4.301cm">
          <text:p/>
        </draw:rect>
        <draw:rect draw:style-name="gr10" draw:text-style-name="P1" draw:id="id44" draw:layer="layout" svg:width="0.889cm" svg:height="0.889cm" svg:x="17.297cm" svg:y="7.378cm">
          <text:p/>
        </draw:rect>
        <draw:rect draw:style-name="gr10" draw:text-style-name="P1" draw:id="id43" draw:layer="layout" svg:width="0.889cm" svg:height="0.889cm" svg:x="15.141cm" svg:y="7.378cm">
          <text:p/>
        </draw:rect>
        <draw:rect draw:style-name="gr10" draw:text-style-name="P1" draw:id="id42" draw:layer="layout" svg:width="0.889cm" svg:height="0.889cm" svg:x="12.986cm" svg:y="7.378cm">
          <text:p/>
        </draw:rect>
        <draw:rect draw:style-name="gr10" draw:text-style-name="P1" draw:id="id38" draw:layer="layout" svg:width="0.889cm" svg:height="0.889cm" svg:x="19.453cm" svg:y="7.378cm">
          <text:p/>
        </draw:rect>
        <draw:rect draw:style-name="gr3" draw:text-style-name="P1" draw:id="id58" draw:layer="layout" svg:width="7.773cm" svg:height="0.867cm" svg:x="11.362cm" svg:y="4.268cm">
          <text:p text:style-name="P1"><text:span text:style-name="T2">... bit strings with 6 "1"s ...</text:span></text:p>
        </draw:rect>
        <draw:rect draw:style-name="gr10" draw:text-style-name="P1" draw:id="id37" draw:layer="layout" svg:width="0.889cm" svg:height="0.889cm" svg:x="19.933cm" svg:y="10.23cm">
          <text:p/>
        </draw:rect>
        <draw:rect draw:style-name="gr10" draw:text-style-name="P1" draw:id="id52" draw:layer="layout" svg:width="0.889cm" svg:height="0.889cm" svg:x="18.385cm" svg:y="10.23cm">
          <text:p/>
        </draw:rect>
        <draw:rect draw:style-name="gr10" draw:text-style-name="P1" draw:id="id51" draw:layer="layout" svg:width="0.889cm" svg:height="0.889cm" svg:x="16.836cm" svg:y="10.23cm">
          <text:p/>
        </draw:rect>
        <draw:rect draw:style-name="gr10" draw:text-style-name="P1" draw:id="id21" draw:layer="layout" svg:width="0.889cm" svg:height="0.889cm" svg:x="15.288cm" svg:y="10.23cm">
          <text:p/>
        </draw:rect>
        <draw:rect draw:style-name="gr10" draw:text-style-name="P1" draw:id="id50" draw:layer="layout" svg:width="0.889cm" svg:height="0.889cm" svg:x="13.739cm" svg:y="10.23cm">
          <text:p/>
        </draw:rect>
        <draw:connector draw:style-name="gr4" draw:text-style-name="P2" draw:layer="layout" draw:type="line" svg:x1="6.074cm" svg:y1="13.444cm" svg:x2="14.183cm" svg:y2="11.119cm" draw:start-shape="id17" draw:start-glue-point="0" draw:end-shape="id50" draw:end-glue-point="2" svg:d="m6074 13444 8109-2325">
          <text:p/>
        </draw:connector>
        <draw:connector draw:style-name="gr5" draw:text-style-name="P2" draw:layer="layout" draw:type="line" svg:x1="8.226cm" svg:y1="13.444cm" svg:x2="6.376cm" svg:y2="11.119cm" draw:start-shape="id18" draw:start-glue-point="0" draw:end-shape="id22" draw:end-glue-point="2" svg:d="m8226 13444-1850-2325">
          <text:p/>
        </draw:connector>
        <draw:connector draw:style-name="gr4" draw:text-style-name="P2" draw:layer="layout" draw:type="line" svg:x1="10.631cm" svg:y1="13.444cm" svg:x2="17.28cm" svg:y2="11.119cm" draw:start-shape="id29" draw:start-glue-point="0" draw:end-shape="id51" draw:end-glue-point="2" svg:d="m10631 13444 6649-2325">
          <text:p/>
        </draw:connector>
        <draw:connector draw:style-name="gr4" draw:text-style-name="P2" draw:layer="layout" draw:type="line" svg:x1="13.392cm" svg:y1="13.443cm" svg:x2="18.829cm" svg:y2="11.119cm" draw:start-shape="id30" draw:start-glue-point="0" draw:end-shape="id52" draw:end-glue-point="2" svg:d="m13392 13443 5437-2324">
          <text:p/>
        </draw:connector>
        <draw:rect draw:style-name="gr10" draw:text-style-name="P1" draw:id="id36" draw:layer="layout" svg:width="0.508cm" svg:height="0.889cm" svg:x="20.473cm" svg:y="13.444cm">
          <text:p/>
        </draw:rect>
        <draw:rect draw:style-name="gr10" draw:text-style-name="P1" draw:id="id56" draw:layer="layout" svg:width="0.508cm" svg:height="0.889cm" svg:x="18.354cm" svg:y="13.444cm">
          <text:p/>
        </draw:rect>
        <draw:rect draw:style-name="gr10" draw:text-style-name="P1" draw:id="id55" draw:layer="layout" svg:width="0.508cm" svg:height="0.889cm" svg:x="17.295cm" svg:y="13.444cm">
          <text:p/>
        </draw:rect>
        <draw:rect draw:style-name="gr10" draw:text-style-name="P1" draw:id="id54" draw:layer="layout" svg:width="0.508cm" svg:height="0.889cm" svg:x="16.235cm" svg:y="13.444cm">
          <text:p/>
        </draw:rect>
        <draw:rect draw:style-name="gr10" draw:text-style-name="P1" draw:id="id49" draw:layer="layout" svg:width="0.508cm" svg:height="0.889cm" svg:x="15.176cm" svg:y="13.444cm">
          <text:p/>
        </draw:rect>
        <draw:connector draw:style-name="gr4" draw:text-style-name="P2" draw:layer="layout" draw:type="line" svg:x1="22.611cm" svg:y1="19.14cm" svg:x2="20.77cm" svg:y2="17.748cm" draw:start-shape="id14" draw:start-glue-point="0" draw:end-shape="id53" draw:end-glue-point="2" svg:d="m22611 19140-1841-1392">
          <text:p/>
        </draw:connector>
        <draw:rect draw:style-name="gr10" draw:text-style-name="P1" draw:id="id53" draw:layer="layout" svg:width="0.508cm" svg:height="0.889cm" svg:x="20.516cm" svg:y="16.859cm">
          <text:p/>
        </draw:rect>
        <draw:rect draw:style-name="gr10" draw:text-style-name="P1" draw:id="id45" draw:layer="layout" svg:width="0.508cm" svg:height="0.889cm" svg:x="19.705cm" svg:y="16.859cm">
          <text:p/>
        </draw:rect>
        <draw:rect draw:style-name="gr10" draw:text-style-name="P1" draw:id="id46" draw:layer="layout" svg:width="0.508cm" svg:height="0.889cm" svg:x="18.893cm" svg:y="16.87cm">
          <text:p/>
        </draw:rect>
        <draw:rect draw:style-name="gr11" draw:text-style-name="P1" draw:id="id47" draw:layer="layout" svg:width="0.508cm" svg:height="0.889cm" svg:x="18.082cm" svg:y="16.859cm">
          <text:p/>
        </draw:rect>
        <draw:rect draw:style-name="gr11" draw:text-style-name="P1" draw:id="id48" draw:layer="layout" svg:width="0.508cm" svg:height="0.889cm" svg:x="17.271cm" svg:y="16.859cm">
          <text:p/>
        </draw:rect>
        <draw:connector draw:style-name="gr4" draw:text-style-name="P2" draw:layer="layout" draw:type="line" svg:x1="7.54cm" svg:y1="16.859cm" svg:x2="16.489cm" svg:y2="14.333cm" draw:start-shape="id16" draw:start-glue-point="0" draw:end-shape="id54" draw:end-glue-point="2" svg:d="m7540 16859 8949-2526">
          <text:p/>
        </draw:connector>
        <draw:connector draw:style-name="gr4" draw:text-style-name="P2" draw:layer="layout" draw:type="line" svg:x1="9.76cm" svg:y1="16.859cm" svg:x2="17.549cm" svg:y2="14.333cm" draw:start-shape="id19" draw:start-glue-point="0" draw:end-shape="id55" draw:end-glue-point="2" svg:d="m9760 16859 7789-2526">
          <text:p/>
        </draw:connector>
        <draw:connector draw:style-name="gr4" draw:text-style-name="P2" draw:layer="layout" draw:type="line" svg:x1="12.26cm" svg:y1="16.859cm" svg:x2="18.608cm" svg:y2="14.333cm" draw:start-shape="id27" draw:start-glue-point="0" draw:end-shape="id56" draw:end-glue-point="2" svg:d="m12260 16859 6348-2526">
          <text:p/>
        </draw:connector>
        <draw:connector draw:style-name="gr4" draw:text-style-name="P2" draw:layer="layout" draw:type="line" svg:x1="14.912cm" svg:y1="16.859cm" svg:x2="19.667cm" svg:y2="14.333cm" draw:start-shape="id28" draw:start-glue-point="0" draw:end-shape="id57" draw:end-glue-point="2" svg:d="m14912 16859 4755-2526">
          <text:p/>
        </draw:connector>
        <draw:rect draw:style-name="gr10" draw:text-style-name="P1" draw:id="id57" draw:layer="layout" svg:width="0.508cm" svg:height="0.889cm" svg:x="19.413cm" svg:y="13.444cm">
          <text:p/>
        </draw:rect>
        <draw:rect draw:style-name="gr3" draw:text-style-name="P1" draw:id="id59" draw:layer="layout" svg:width="6.628cm" svg:height="0.855cm" svg:x="13.363cm" svg:y="7.316cm">
          <text:p text:style-name="P1"><text:span text:style-name="T2">... bit strings with 5 "1"s ...</text:span></text:p>
        </draw:rect>
        <draw:rect draw:style-name="gr3" draw:text-style-name="P1" draw:id="id61" draw:layer="layout" svg:width="6.256cm" svg:height="0.886cm" svg:x="14.163cm" svg:y="10.17cm">
          <text:p text:style-name="P1"><text:span text:style-name="T2">... bit strings with 4 "1"s ...</text:span></text:p>
        </draw:rect>
        <draw:rect draw:style-name="gr3" draw:text-style-name="P1" draw:id="id60" draw:layer="layout" svg:width="5.43cm" svg:height="0.898cm" svg:x="15.363cm" svg:y="13.397cm">
          <text:p text:style-name="P1"><text:span text:style-name="T2">... bit strings with 3 "1"s ...</text:span></text:p>
        </draw:rect>
        <draw:rect draw:style-name="gr3" draw:text-style-name="P3" draw:id="id62" draw:layer="layout" svg:width="4.808cm" svg:height="0.91cm" svg:x="16.277cm" svg:y="16.77cm">
          <text:p text:style-name="P1"><text:span text:style-name="T2">... bit strings with 2 "1"s ...</text:span></text:p>
        </draw:rect>
        <draw:connector draw:style-name="gr4" draw:text-style-name="P2" draw:layer="layout" draw:type="line" svg:x1="15.248cm" svg:y1="4.268cm" svg:x2="4.97cm" svg:y2="2.605cm" draw:start-shape="id58" draw:start-glue-point="0" draw:end-shape="id6" draw:end-glue-point="2" svg:d="m15248 4268-10278-1663">
          <text:p/>
        </draw:connector>
        <draw:connector draw:style-name="gr4" draw:text-style-name="P2" draw:layer="layout" draw:type="line" svg:x1="16.677cm" svg:y1="7.316cm" svg:x2="15.112cm" svg:y2="5.19cm" draw:start-shape="id59" draw:start-glue-point="0" draw:end-shape="id41" draw:end-glue-point="2" svg:d="m16677 7316-1565-2126">
          <text:p/>
        </draw:connector>
        <draw:connector draw:style-name="gr4" draw:text-style-name="P2" draw:layer="layout" draw:type="line" svg:x1="16.677cm" svg:y1="7.316cm" svg:x2="22.611cm" svg:y2="5.19cm" draw:start-shape="id59" draw:start-glue-point="0" draw:end-shape="id35" draw:end-glue-point="2" svg:d="m16677 7316 5934-2126">
          <text:p/>
        </draw:connector>
        <draw:connector draw:style-name="gr4" draw:text-style-name="P2" draw:layer="layout" draw:type="line" svg:x1="17.28cm" svg:y1="10.23cm" svg:x2="16.677cm" svg:y2="8.171cm" draw:start-shape="id51" draw:start-glue-point="0" draw:end-shape="id59" draw:end-glue-point="2" svg:d="m17280 10230-603-2059">
          <text:p/>
        </draw:connector>
        <draw:connector draw:style-name="gr4" draw:text-style-name="P2" draw:layer="layout" draw:type="line" svg:x1="18.078cm" svg:y1="13.397cm" svg:x2="17.291cm" svg:y2="11.056cm" draw:start-shape="id60" draw:start-glue-point="0" draw:end-shape="id61" draw:end-glue-point="2" svg:d="m18078 13397-787-2341">
          <text:p/>
        </draw:connector>
        <draw:connector draw:style-name="gr4" draw:text-style-name="P2" draw:layer="layout" draw:type="line" svg:x1="17.291cm" svg:y1="10.17cm" svg:x2="22.611cm" svg:y2="8.267cm" draw:start-shape="id61" draw:start-glue-point="0" draw:end-shape="id34" draw:end-glue-point="2" svg:d="m17291 10170 5320-1903">
          <text:p/>
        </draw:connector>
        <draw:connector draw:style-name="gr4" draw:text-style-name="P2" draw:layer="layout" draw:type="line" svg:x1="18.078cm" svg:y1="13.397cm" svg:x2="22.611cm" svg:y2="11.119cm" draw:start-shape="id60" draw:start-glue-point="0" draw:end-shape="id33" draw:end-glue-point="2" svg:d="m18078 13397 4533-2278">
          <text:p/>
        </draw:connector>
        <draw:connector draw:style-name="gr4" draw:text-style-name="P2" draw:layer="layout" draw:type="line" svg:x1="18.681cm" svg:y1="16.77cm" svg:x2="18.078cm" svg:y2="14.295cm" draw:start-shape="id62" draw:start-glue-point="0" draw:end-shape="id60" svg:d="m18681 16770-603-2475">
          <text:p/>
        </draw:connector>
        <draw:connector draw:style-name="gr4" draw:text-style-name="P2" draw:layer="layout" draw:type="line" svg:x1="18.681cm" svg:y1="16.77cm" svg:x2="22.611cm" svg:y2="14.333cm" draw:start-shape="id62" draw:start-glue-point="0" draw:end-shape="id31" draw:end-glue-point="2" svg:d="m18681 16770 3930-2437">
          <text:p/>
        </draw:connector>
        <draw:connector draw:style-name="gr4" draw:text-style-name="P2" draw:layer="layout" draw:type="line" svg:x1="6.491cm" svg:y1="19.263cm" svg:x2="16.714cm" svg:y2="17.748cm" draw:start-shape="id9" draw:start-glue-point="0" draw:end-shape="id63" draw:end-glue-point="2" svg:d="m6491 19263 10223-1515">
          <text:p/>
        </draw:connector>
        <draw:rect draw:style-name="gr11" draw:text-style-name="P1" draw:id="id63" draw:layer="layout" svg:width="0.508cm" svg:height="0.889cm" svg:x="16.46cm" svg:y="16.859cm">
          <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381cm" draw:marker-end-width="0.381cm" draw:fill="solid" draw:fill-color="#ffffcc" draw:textarea-horizontal-align="center" draw:textarea-vertical-align="middle" fo:padding-top="0.15cm" fo:padding-bottom="0.15cm" fo:padding-left="0.275cm" fo:padding-right="0.275cm"/>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draw:stroke="dash" draw:stroke-dash="_32__20_Dots_20_1_20_Dash" draw:fill="solid" draw:fill-color="#ffffff"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076cm" draw:marker-start-width="0.406cm" draw:marker-end="Arrow" draw:marker-end-width="0.33cm" draw:textarea-horizontal-align="center" draw:textarea-vertical-align="middle" fo:padding-top="0.163cm" fo:padding-bottom="0.163cm" fo:padding-left="0.288cm" fo:padding-right="0.288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fo:font-weight="bold" style:font-size-asian="18pt" style:font-size-complex="18pt"/>
    </style:style>
    <style:style style:name="P3" style:family="paragraph">
      <style:paragraph-properties fo:text-align="center"/>
      <style:text-properties fo:font-weight="bold"/>
    </style:style>
    <style:style style:name="T1" style:family="text">
      <style:text-properties fo:font-size="14pt" fo:font-weight="bold" style:font-size-asian="18pt" style:font-size-complex="18pt"/>
    </style:style>
    <style:style style:name="T2" style:family="text">
      <style:text-properties fo:font-size="12pt" fo:font-weight="bold"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1" draw:layer="layout" svg:width="4.064cm" svg:height="2.286cm" svg:x="1.06cm" svg:y="15.964cm">
          <text:p text:style-name="P1"><text:span text:style-name="T1">Ground</text:span></text:p>
          <text:p text:style-name="P1"><text:span text:style-name="T1">Facts</text:span></text:p>
          <text:p text:style-name="P1"><text:span text:style-name="T1">(11=x3)</text:span></text:p>
        </draw:ellipse>
        <draw:ellipse draw:style-name="gr2" draw:text-style-name="P2" draw:id="id2" draw:layer="layout" svg:width="4.064cm" svg:height="2.286cm" svg:x="1.06cm" svg:y="12.795cm">
          <text:p text:style-name="P1"><text:span text:style-name="T1">Ground</text:span></text:p>
          <text:p text:style-name="P1"><text:span text:style-name="T1">Logic</text:span></text:p>
          <text:p text:style-name="P1"><text:span text:style-name="T1">(111=x7)</text:span></text:p>
        </draw:ellipse>
        <draw:ellipse draw:style-name="gr1" draw:text-style-name="P2" draw:id="id6" draw:layer="layout" svg:width="4.064cm" svg:height="2.286cm" svg:x="1.06cm" svg:y="19.089cm">
          <text:p text:style-name="P1"><text:span text:style-name="T1">Atomic</text:span></text:p>
          <text:p text:style-name="P1"><text:span text:style-name="T1">Formulas</text:span></text:p>
          <text:p text:style-name="P1"><text:span text:style-name="T1">(1=x1)</text:span></text:p>
        </draw:ellipse>
        <draw:ellipse draw:style-name="gr1" draw:text-style-name="P2" draw:id="id3" draw:layer="layout" svg:width="4.064cm" svg:height="2.286cm" svg:x="1.06cm" svg:y="6.648cm">
          <text:p text:style-name="P1"><text:span text:style-name="T1">Horn</text:span></text:p>
          <text:p text:style-name="P1"><text:span text:style-name="T1">Logic</text:span></text:p>
          <text:p text:style-name="P1"><text:span text:style-name="T1">(11111=x1f)</text:span></text:p>
        </draw:ellipse>
        <draw:ellipse draw:style-name="gr1" draw:text-style-name="P2" draw:id="id4" draw:layer="layout" svg:width="4.064cm" svg:height="2.286cm" svg:x="1.06cm" svg:y="3.535cm">
          <text:p text:style-name="P1"><text:span text:style-name="T1">Disjunctive</text:span></text:p>
          <text:p text:style-name="P1"><text:span text:style-name="T1">Logic</text:span></text:p>
          <text:p text:style-name="P1"><text:span text:style-name="T1">(111111=x3f)</text:span></text:p>
        </draw:ellipse>
        <draw:ellipse draw:style-name="gr1" draw:text-style-name="P2" draw:id="id5" draw:layer="layout" svg:width="6.938cm" svg:height="1.549cm" svg:x="1.501cm" svg:y="1.056cm">
          <text:p text:style-name="P1"><text:span text:style-name="T1">Full First-Order Logic</text:span></text:p>
          <text:p text:style-name="P1"><text:span text:style-name="T1">(1111111=x7f)</text:span></text:p>
        </draw:ellipse>
        <draw:connector draw:style-name="gr3" draw:text-style-name="P2" draw:layer="layout" draw:type="line" svg:x1="3.092cm" svg:y1="15.964cm" svg:x2="3.092cm" svg:y2="15.081cm" draw:start-shape="id1" draw:end-shape="id2" draw:end-glue-point="2" svg:d="m3092 15964v-883">
          <text:p/>
        </draw:connector>
        <draw:connector draw:style-name="gr3" draw:text-style-name="P2" draw:layer="layout" draw:type="line" svg:x1="3.092cm" svg:y1="9.7cm" svg:x2="3.092cm" svg:y2="8.934cm" draw:end-shape="id3" draw:end-glue-point="2" svg:d="m3092 9700v-766">
          <text:p/>
        </draw:connector>
        <draw:connector draw:style-name="gr3" draw:text-style-name="P2" draw:layer="layout" draw:type="line" svg:x1="3.092cm" svg:y1="6.648cm" svg:x2="3.092cm" svg:y2="5.821cm" draw:start-shape="id3" draw:end-shape="id4" svg:d="m3092 6648v-827">
          <text:p/>
        </draw:connector>
        <draw:connector draw:style-name="gr3" draw:text-style-name="P2" draw:layer="layout" draw:type="line" svg:x1="3.092cm" svg:y1="3.535cm" svg:x2="4.97cm" svg:y2="2.605cm" draw:start-shape="id4" draw:start-glue-point="0" draw:end-shape="id5" svg:d="m3092 3535 1878-930">
          <text:p/>
        </draw:connector>
        <draw:connector draw:style-name="gr3" draw:text-style-name="P2" draw:layer="layout" draw:type="line" svg:x1="3.092cm" svg:y1="19.089cm" svg:x2="3.092cm" svg:y2="18.25cm" draw:start-shape="id6" draw:start-glue-point="0" draw:end-shape="id1" draw:end-glue-point="2" svg:d="m3092 19089v-839">
          <text:p/>
        </draw:connector>
        <draw:ellipse draw:style-name="gr4" draw:text-style-name="P2" draw:id="id7" draw:layer="layout" svg:width="2.603cm" svg:height="1.537cm" svg:x="10.217cm" svg:y="22.698cm">
          <text:p text:style-name="P1"><text:span text:style-name="T1">empty</text:span></text:p>
          <text:p text:style-name="P1"><text:span text:style-name="T1">(0=x0)</text:span></text:p>
        </draw:ellipse>
        <draw:connector draw:style-name="gr5" draw:text-style-name="P2" draw:layer="layout" draw:type="line" svg:x1="11.518cm" svg:y1="22.698cm" svg:x2="3.092cm" svg:y2="21.375cm" draw:start-shape="id7" draw:start-glue-point="0" draw:end-shape="id6" draw:end-glue-point="2" svg:d="m11518 22698-8426-1323">
          <text:p/>
        </draw:connector>
        <draw:ellipse draw:style-name="gr4" draw:text-style-name="P2" draw:id="id8" draw:layer="layout" svg:width="2.266cm" svg:height="1.763cm" svg:x="5.358cm" svg:y="19.263cm">
          <text:p text:style-name="P1"><text:span text:style-name="T1">and, or</text:span></text:p>
          <text:p text:style-name="P1"><text:span text:style-name="T1">(10=x2)</text:span></text:p>
        </draw:ellipse>
        <draw:connector draw:style-name="gr5" draw:text-style-name="P2" draw:layer="layout" draw:type="line" svg:x1="11.518cm" svg:y1="22.698cm" svg:x2="6.491cm" svg:y2="21.026cm" draw:start-shape="id7" draw:start-glue-point="0" draw:end-shape="id8" draw:end-glue-point="2" svg:d="m11518 22698-5027-1672">
          <text:p/>
        </draw:connector>
        <draw:ellipse draw:style-name="gr4" draw:text-style-name="P2" draw:id="id9" draw:layer="layout" svg:width="2.423cm" svg:height="1.781cm" svg:x="7.927cm" svg:y="19.245cm">
          <text:p text:style-name="P1"><text:span text:style-name="T1">implies</text:span></text:p>
          <text:p text:style-name="P1"><text:span text:style-name="T1">(100=x4)</text:span></text:p>
        </draw:ellipse>
        <draw:connector draw:style-name="gr5" draw:text-style-name="P2" draw:layer="layout" draw:type="line" svg:x1="11.518cm" svg:y1="22.698cm" svg:x2="9.138cm" svg:y2="21.026cm" draw:start-shape="id7" draw:start-glue-point="0" draw:end-shape="id9" draw:end-glue-point="2" svg:d="m11518 22698-2380-1672">
          <text:p/>
        </draw:connector>
        <draw:connector draw:style-name="gr6" draw:text-style-name="P2" draw:layer="layout" draw:type="line" svg:x1="6.491cm" svg:y1="19.263cm" svg:x2="3.092cm" svg:y2="18.25cm" draw:start-shape="id8" draw:start-glue-point="0" draw:end-shape="id1" draw:end-glue-point="2" svg:d="m6491 19263-3399-1013">
          <text:p/>
        </draw:connector>
        <draw:ellipse draw:style-name="gr4" draw:text-style-name="P2" draw:id="id10" draw:layer="layout" svg:width="1.27cm" svg:height="0.889cm" svg:x="5.141cm" svg:y="16.859cm">
          <text:p text:style-name="P1"><text:span text:style-name="T1">101</text:span></text:p>
        </draw:ellipse>
        <draw:connector draw:style-name="gr6" draw:text-style-name="P2" draw:layer="layout" draw:type="line" svg:x1="9.138cm" svg:y1="19.245cm" svg:x2="5.776cm" svg:y2="17.748cm" draw:start-shape="id9" draw:start-glue-point="0" draw:end-shape="id10" draw:end-glue-point="2" svg:d="m9138 19245-3362-1497">
          <text:p/>
        </draw:connector>
        <draw:connector draw:style-name="gr5" draw:text-style-name="P2" draw:layer="layout" draw:type="line" svg:x1="3.092cm" svg:y1="19.089cm" svg:x2="5.776cm" svg:y2="17.748cm" draw:start-shape="id6" draw:start-glue-point="0" draw:end-shape="id10" draw:end-glue-point="2" svg:d="m3092 19089 2684-1341">
          <text:p/>
        </draw:connector>
        <draw:connector draw:style-name="gr6" draw:text-style-name="P2" draw:layer="layout" draw:type="line" svg:x1="5.776cm" svg:y1="16.859cm" svg:x2="3.092cm" svg:y2="15.081cm" draw:start-shape="id10" draw:start-glue-point="0" draw:end-shape="id2" draw:end-glue-point="2" svg:d="m5776 16859-2684-1778">
          <text:p/>
        </draw:connector>
        <draw:connector draw:style-name="gr3" draw:text-style-name="P2" draw:layer="layout" draw:type="line" svg:x1="6.376cm" svg:y1="10.23cm" svg:x2="3.092cm" svg:y2="8.934cm" draw:end-shape="id3" draw:end-glue-point="2" svg:d="m6376 10230-3284-1296">
          <text:p/>
        </draw:connector>
        <draw:connector draw:style-name="gr3" draw:text-style-name="P2" draw:layer="layout" draw:type="line" svg:x1="7.278cm" svg:y1="7.378cm" svg:x2="3.092cm" svg:y2="5.821cm" draw:end-shape="id4" draw:end-glue-point="2" svg:d="m7278 7378-4186-1557">
          <text:p/>
        </draw:connector>
        <draw:connector draw:style-name="gr5" draw:text-style-name="P2" draw:layer="layout" draw:type="line" svg:x1="3.092cm" svg:y1="9.7cm" svg:x2="7.278cm" svg:y2="8.267cm" svg:d="m3092 9700 4186-1433">
          <text:p/>
        </draw:connector>
        <draw:ellipse draw:style-name="gr4" draw:text-style-name="P2" draw:id="id11" draw:layer="layout" svg:width="2.268cm" svg:height="0.899cm" svg:x="6.487cm" svg:y="4.296cm">
          <text:p text:style-name="P1"><text:span text:style-name="T1">1011111</text:span></text:p>
        </draw:ellipse>
        <draw:connector draw:style-name="gr3" draw:text-style-name="P2" draw:layer="layout" draw:type="line" svg:x1="7.621cm" svg:y1="4.296cm" svg:x2="4.97cm" svg:y2="2.605cm" draw:start-shape="id11" draw:start-glue-point="0" draw:end-shape="id5" draw:end-glue-point="2" svg:d="m7621 4296-2651-1691">
          <text:p/>
        </draw:connector>
        <draw:connector draw:style-name="gr5" draw:text-style-name="P2" draw:layer="layout" draw:type="line" svg:x1="3.092cm" svg:y1="6.648cm" svg:x2="7.621cm" svg:y2="5.195cm" draw:start-shape="id3" draw:start-glue-point="0" draw:end-shape="id11" draw:end-glue-point="2" svg:d="m3092 6648 4529-1453">
          <text:p/>
        </draw:connector>
        <draw:connector draw:style-name="gr3" draw:text-style-name="P2" draw:layer="layout" draw:type="line" svg:x1="10.627cm" svg:y1="7.378cm" svg:x2="7.621cm" svg:y2="5.195cm" draw:end-shape="id11" draw:end-glue-point="2" svg:d="m10627 7378-3006-2183">
          <text:p/>
        </draw:connector>
        <draw:connector draw:style-name="gr5" draw:text-style-name="P2" draw:layer="layout" draw:type="line" svg:x1="3.092cm" svg:y1="9.7cm" svg:x2="10.627cm" svg:y2="8.267cm" svg:d="m3092 9700 7535-1433">
          <text:p/>
        </draw:connector>
        <draw:connector draw:style-name="gr5" draw:text-style-name="P2" draw:layer="layout" draw:type="line" svg:x1="22.611cm" svg:y1="7.378cm" svg:x2="22.611cm" svg:y2="5.19cm" draw:end-shape="id12" draw:end-glue-point="2" svg:d="m22611 7378v-2188">
          <text:p/>
        </draw:connector>
        <draw:ellipse draw:style-name="gr4" draw:text-style-name="P2" draw:id="id12" draw:layer="layout" svg:width="2.337cm" svg:height="0.889cm" svg:x="21.443cm" svg:y="4.301cm">
          <text:p text:style-name="P1"><text:span text:style-name="T1">1111110</text:span></text:p>
        </draw:ellipse>
        <draw:connector draw:style-name="gr5" draw:text-style-name="P2" draw:layer="layout" draw:type="line" svg:x1="22.611cm" svg:y1="4.301cm" svg:x2="4.97cm" svg:y2="2.605cm" draw:start-shape="id12" draw:start-glue-point="0" draw:end-shape="id5" draw:end-glue-point="2" svg:d="m22611 4301-17641-1696">
          <text:p/>
        </draw:connector>
        <draw:connector draw:style-name="gr7" draw:text-style-name="P2" draw:layer="layout" draw:type="line" svg:x1="22.611cm" svg:y1="7.378cm" svg:x2="18.92cm" svg:y2="5.19cm" draw:end-shape="id13" draw:end-glue-point="2" svg:d="m22611 7378-3691-2188">
          <text:p text:style-name="P1"><text:span text:style-name="T1"><text:tab/></text:span><text:span text:style-name="T1"><text:tab/></text:span><text:span text:style-name="T1"><text:tab/></text:span><text:span text:style-name="T1"><text:tab/></text:span><text:span text:style-name="T1"><text:tab/></text:span></text:p>
        </draw:connector>
        <draw:connector draw:style-name="gr5" draw:text-style-name="P2" draw:layer="layout" draw:type="line" svg:x1="7.278cm" svg:y1="7.378cm" svg:x2="11.305cm" svg:y2="5.19cm" draw:end-shape="id14" draw:end-glue-point="2" svg:d="m7278 7378 4027-2188">
          <text:p/>
        </draw:connector>
        <draw:connector draw:style-name="gr5" draw:text-style-name="P2" draw:layer="layout" draw:type="line" svg:x1="10.627cm" svg:y1="7.378cm" svg:x2="15.112cm" svg:y2="5.19cm" draw:end-shape="id15" draw:end-glue-point="2" svg:d="m10627 7378 4485-2188">
          <text:p/>
        </draw:connector>
        <draw:rect draw:style-name="gr8" draw:text-style-name="P3" draw:id="id15" draw:layer="layout" svg:width="2.515cm" svg:height="0.889cm" svg:x="13.855cm" svg:y="4.301cm">
          <text:p/>
        </draw:rect>
        <draw:rect draw:style-name="gr8" draw:text-style-name="P3" draw:id="id14" draw:layer="layout" svg:width="2.515cm" svg:height="0.889cm" svg:x="10.048cm" svg:y="4.301cm">
          <text:p/>
        </draw:rect>
        <draw:rect draw:style-name="gr8" draw:text-style-name="P3" draw:id="id13" draw:layer="layout" svg:width="2.515cm" svg:height="0.889cm" svg:x="17.663cm" svg:y="4.301cm">
          <text:p/>
        </draw:rect>
        <draw:rect draw:style-name="gr4" draw:text-style-name="P3" draw:id="id16" draw:layer="layout" svg:width="7.773cm" svg:height="0.867cm" svg:x="11.362cm" svg:y="4.268cm">
          <text:p text:style-name="P1"><text:span text:style-name="T2">... bit strings with 6 "1"s ...</text:span></text:p>
        </draw:rect>
        <draw:connector draw:style-name="gr5" draw:text-style-name="P2" draw:layer="layout" draw:type="line" svg:x1="15.248cm" svg:y1="4.268cm" svg:x2="4.97cm" svg:y2="2.605cm" draw:start-shape="id16" draw:start-glue-point="0" draw:end-shape="id5" draw:end-glue-point="2" svg:d="m15248 4268-10278-1663">
          <text:p/>
        </draw:connector>
        <draw:connector draw:style-name="gr5" draw:text-style-name="P2" draw:layer="layout" draw:type="line" svg:x1="16.677cm" svg:y1="7.316cm" svg:x2="15.112cm" svg:y2="5.19cm" draw:end-shape="id15" draw:end-glue-point="2" svg:d="m16677 7316-1565-2126">
          <text:p/>
        </draw:connector>
        <draw:connector draw:style-name="gr5" draw:text-style-name="P2" draw:layer="layout" draw:type="line" svg:x1="16.677cm" svg:y1="7.316cm" svg:x2="22.611cm" svg:y2="5.19cm" draw:end-shape="id12" draw:end-glue-point="2" svg:d="m16677 7316 5934-2126">
          <text:p/>
        </draw:connector>
        <draw:ellipse draw:style-name="gr4" draw:text-style-name="P2" draw:id="id17" draw:layer="layout" svg:width="1.27cm" svg:height="0.889cm" svg:x="8.441cm" svg:y="16.86cm">
          <text:p text:style-name="P1"><text:span text:style-name="T1">110</text:span></text:p>
        </draw:ellipse>
        <draw:connector draw:style-name="gr5" draw:text-style-name="P2" draw:layer="layout" draw:type="line" svg:x1="6.491cm" svg:y1="19.263cm" svg:x2="9.076cm" svg:y2="17.749cm" draw:start-shape="id8" draw:start-glue-point="0" draw:end-shape="id17" draw:end-glue-point="2" svg:d="m6491 19263 2585-1514">
          <text:p/>
        </draw:connector>
        <draw:connector draw:style-name="gr5" draw:text-style-name="P2" draw:layer="layout" draw:type="line" svg:x1="9.138cm" svg:y1="19.245cm" svg:x2="9.076cm" svg:y2="17.749cm" draw:start-shape="id9" draw:start-glue-point="0" draw:end-shape="id17" draw:end-glue-point="2" svg:d="m9138 19245-62-1496">
          <text:p/>
        </draw:connector>
        <draw:connector draw:style-name="gr5" draw:text-style-name="P2" draw:layer="layout" draw:type="line" svg:x1="9.076cm" svg:y1="16.86cm" svg:x2="3.092cm" svg:y2="15.081cm" draw:start-shape="id17" draw:start-glue-point="0" draw:end-shape="id2" draw:end-glue-point="2" svg:d="m9076 16860-5984-1779">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cc" draw:textarea-horizontal-align="center" draw:textarea-vertical-align="middle" fo:padding-top="0.15cm" fo:padding-bottom="0.15cm" fo:padding-left="0.275cm" fo:padding-right="0.275cm"/>
    </style:style>
    <style:style style:name="gr2"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draw:stroke="dash" draw:stroke-dash="_32__20_Dots_20_1_20_Dash" draw:fill="solid" draw:fill-color="#ffffff"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076cm" draw:marker-start-width="0.406cm" draw:marker-end="Arrow" draw:marker-end-width="0.33cm" draw:textarea-horizontal-align="center" draw:textarea-vertical-align="middle" fo:padding-top="0.163cm" fo:padding-bottom="0.163cm" fo:padding-left="0.288cm" fo:padding-right="0.288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fo:font-weight="bold" style:font-size-asian="18pt" style:font-size-complex="18pt"/>
    </style:style>
    <style:style style:name="P3" style:family="paragraph">
      <style:paragraph-properties fo:text-align="center"/>
      <style:text-properties fo:font-weight="bold"/>
    </style:style>
    <style:style style:name="T1" style:family="text">
      <style:text-properties fo:font-size="14pt" fo:font-weight="bold" style:font-size-asian="18pt" style:font-size-complex="18pt"/>
    </style:style>
    <style:style style:name="T2" style:family="text">
      <style:text-properties fo:font-size="12pt" fo:font-weight="bold"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5" draw:layer="layout" svg:width="4.064cm" svg:height="2.286cm" svg:x="1.06cm" svg:y="15.964cm">
          <text:p text:style-name="P1"><text:span text:style-name="T1">Ground</text:span></text:p>
          <text:p text:style-name="P1"><text:span text:style-name="T1">Facts</text:span></text:p>
          <text:p text:style-name="P1"><text:span text:style-name="T1">(11=x3)</text:span></text:p>
        </draw:ellipse>
        <draw:ellipse draw:style-name="gr2" draw:text-style-name="P2" draw:id="id4" draw:layer="layout" svg:width="4.064cm" svg:height="2.286cm" svg:x="1.06cm" svg:y="19.089cm">
          <text:p text:style-name="P1"><text:span text:style-name="T1">Atomic</text:span></text:p>
          <text:p text:style-name="P1"><text:span text:style-name="T1">Formulas</text:span></text:p>
          <text:p text:style-name="P1"><text:span text:style-name="T1">(1=x1)</text:span></text:p>
        </draw:ellipse>
        <draw:ellipse draw:style-name="gr2" draw:text-style-name="P2" draw:id="id1" draw:layer="layout" svg:width="4.064cm" svg:height="2.286cm" svg:x="1.06cm" svg:y="6.648cm">
          <text:p text:style-name="P1"><text:span text:style-name="T1">Horn</text:span></text:p>
          <text:p text:style-name="P1"><text:span text:style-name="T1">Logic</text:span></text:p>
          <text:p text:style-name="P1"><text:span text:style-name="T1">(11111=x1f)</text:span></text:p>
        </draw:ellipse>
        <draw:ellipse draw:style-name="gr2" draw:text-style-name="P2" draw:id="id2" draw:layer="layout" svg:width="4.064cm" svg:height="2.286cm" svg:x="1.06cm" svg:y="3.535cm">
          <text:p text:style-name="P1"><text:span text:style-name="T1">Disjunctive</text:span></text:p>
          <text:p text:style-name="P1"><text:span text:style-name="T1">Logic</text:span></text:p>
          <text:p text:style-name="P1"><text:span text:style-name="T1">(111111=x3f)</text:span></text:p>
        </draw:ellipse>
        <draw:ellipse draw:style-name="gr2" draw:text-style-name="P2" draw:id="id3" draw:layer="layout" svg:width="6.938cm" svg:height="1.549cm" svg:x="1.501cm" svg:y="1.056cm">
          <text:p text:style-name="P1"><text:span text:style-name="T1">Full First-Order Logic</text:span></text:p>
          <text:p text:style-name="P1"><text:span text:style-name="T1">(1111111=x7f)</text:span></text:p>
        </draw:ellipse>
        <draw:connector draw:style-name="gr3" draw:text-style-name="P2" draw:layer="layout" draw:type="line" svg:x1="3.092cm" svg:y1="9.7cm" svg:x2="3.092cm" svg:y2="8.934cm" draw:end-shape="id1" draw:end-glue-point="2" svg:d="m3092 9700v-766">
          <text:p/>
        </draw:connector>
        <draw:connector draw:style-name="gr3" draw:text-style-name="P2" draw:layer="layout" draw:type="line" svg:x1="3.092cm" svg:y1="6.648cm" svg:x2="3.092cm" svg:y2="5.821cm" draw:start-shape="id1" draw:end-shape="id2" svg:d="m3092 6648v-827">
          <text:p/>
        </draw:connector>
        <draw:connector draw:style-name="gr3" draw:text-style-name="P2" draw:layer="layout" draw:type="line" svg:x1="3.092cm" svg:y1="3.535cm" svg:x2="4.97cm" svg:y2="2.605cm" draw:start-shape="id2" draw:start-glue-point="0" draw:end-shape="id3" svg:d="m3092 3535 1878-930">
          <text:p/>
        </draw:connector>
        <draw:connector draw:style-name="gr3" draw:text-style-name="P2" draw:layer="layout" draw:type="line" svg:x1="3.092cm" svg:y1="19.089cm" svg:x2="3.092cm" svg:y2="18.25cm" draw:start-shape="id4" draw:start-glue-point="0" draw:end-shape="id5" draw:end-glue-point="2" svg:d="m3092 19089v-839">
          <text:p/>
        </draw:connector>
        <draw:ellipse draw:style-name="gr4" draw:text-style-name="P2" draw:id="id6" draw:layer="layout" svg:width="2.603cm" svg:height="1.537cm" svg:x="10.217cm" svg:y="22.698cm">
          <text:p text:style-name="P1"><text:span text:style-name="T1">empty</text:span></text:p>
          <text:p text:style-name="P1"><text:span text:style-name="T1">(0=x0)</text:span></text:p>
        </draw:ellipse>
        <draw:connector draw:style-name="gr5" draw:text-style-name="P2" draw:layer="layout" draw:type="line" svg:x1="11.518cm" svg:y1="22.698cm" svg:x2="3.092cm" svg:y2="21.375cm" draw:start-shape="id6" draw:start-glue-point="0" draw:end-shape="id4" draw:end-glue-point="2" svg:d="m11518 22698-8426-1323">
          <text:p/>
        </draw:connector>
        <draw:ellipse draw:style-name="gr4" draw:text-style-name="P2" draw:id="id7" draw:layer="layout" svg:width="2.266cm" svg:height="1.763cm" svg:x="5.358cm" svg:y="19.263cm">
          <text:p text:style-name="P1"><text:span text:style-name="T1">and, or</text:span></text:p>
          <text:p text:style-name="P1"><text:span text:style-name="T1">(10=x2)</text:span></text:p>
        </draw:ellipse>
        <draw:connector draw:style-name="gr5" draw:text-style-name="P2" draw:layer="layout" draw:type="line" svg:x1="11.518cm" svg:y1="22.698cm" svg:x2="6.491cm" svg:y2="21.026cm" draw:start-shape="id6" draw:start-glue-point="0" draw:end-shape="id7" draw:end-glue-point="2" svg:d="m11518 22698-5027-1672">
          <text:p/>
        </draw:connector>
        <draw:connector draw:style-name="gr6" draw:text-style-name="P2" draw:layer="layout" draw:type="line" svg:x1="6.491cm" svg:y1="19.263cm" svg:x2="3.092cm" svg:y2="18.25cm" draw:start-shape="id7" draw:start-glue-point="0" draw:end-shape="id5" draw:end-glue-point="2" svg:d="m6491 19263-3399-1013">
          <text:p/>
        </draw:connector>
        <draw:connector draw:style-name="gr3" draw:text-style-name="P2" draw:layer="layout" draw:type="line" svg:x1="6.376cm" svg:y1="10.23cm" svg:x2="3.092cm" svg:y2="8.934cm" draw:end-shape="id1" draw:end-glue-point="2" svg:d="m6376 10230-3284-1296">
          <text:p/>
        </draw:connector>
        <draw:connector draw:style-name="gr3" draw:text-style-name="P2" draw:layer="layout" draw:type="line" svg:x1="7.278cm" svg:y1="7.378cm" svg:x2="3.092cm" svg:y2="5.821cm" draw:end-shape="id2" draw:end-glue-point="2" svg:d="m7278 7378-4186-1557">
          <text:p/>
        </draw:connector>
        <draw:connector draw:style-name="gr5" draw:text-style-name="P2" draw:layer="layout" draw:type="line" svg:x1="3.092cm" svg:y1="9.7cm" svg:x2="7.278cm" svg:y2="8.267cm" svg:d="m3092 9700 4186-1433">
          <text:p/>
        </draw:connector>
        <draw:ellipse draw:style-name="gr4" draw:text-style-name="P2" draw:id="id8" draw:layer="layout" svg:width="2.268cm" svg:height="0.899cm" svg:x="6.487cm" svg:y="4.296cm">
          <text:p text:style-name="P1"><text:span text:style-name="T1">1011111</text:span></text:p>
        </draw:ellipse>
        <draw:connector draw:style-name="gr3" draw:text-style-name="P2" draw:layer="layout" draw:type="line" svg:x1="7.621cm" svg:y1="4.296cm" svg:x2="4.97cm" svg:y2="2.605cm" draw:start-shape="id8" draw:start-glue-point="0" draw:end-shape="id3" draw:end-glue-point="2" svg:d="m7621 4296-2651-1691">
          <text:p/>
        </draw:connector>
        <draw:connector draw:style-name="gr5" draw:text-style-name="P2" draw:layer="layout" draw:type="line" svg:x1="3.092cm" svg:y1="6.648cm" svg:x2="7.621cm" svg:y2="5.195cm" draw:start-shape="id1" draw:start-glue-point="0" draw:end-shape="id8" draw:end-glue-point="2" svg:d="m3092 6648 4529-1453">
          <text:p/>
        </draw:connector>
        <draw:connector draw:style-name="gr3" draw:text-style-name="P2" draw:layer="layout" draw:type="line" svg:x1="10.627cm" svg:y1="7.378cm" svg:x2="7.621cm" svg:y2="5.195cm" draw:end-shape="id8" draw:end-glue-point="2" svg:d="m10627 7378-3006-2183">
          <text:p/>
        </draw:connector>
        <draw:connector draw:style-name="gr5" draw:text-style-name="P2" draw:layer="layout" draw:type="line" svg:x1="3.092cm" svg:y1="9.7cm" svg:x2="10.627cm" svg:y2="8.267cm" svg:d="m3092 9700 7535-1433">
          <text:p/>
        </draw:connector>
        <draw:connector draw:style-name="gr5" draw:text-style-name="P2" draw:layer="layout" draw:type="line" svg:x1="22.611cm" svg:y1="7.378cm" svg:x2="22.611cm" svg:y2="5.19cm" draw:end-shape="id9" draw:end-glue-point="2" svg:d="m22611 7378v-2188">
          <text:p/>
        </draw:connector>
        <draw:ellipse draw:style-name="gr4" draw:text-style-name="P2" draw:id="id9" draw:layer="layout" svg:width="2.337cm" svg:height="0.889cm" svg:x="21.443cm" svg:y="4.301cm">
          <text:p text:style-name="P1"><text:span text:style-name="T1">1111110</text:span></text:p>
        </draw:ellipse>
        <draw:connector draw:style-name="gr5" draw:text-style-name="P2" draw:layer="layout" draw:type="line" svg:x1="22.611cm" svg:y1="4.301cm" svg:x2="4.97cm" svg:y2="2.605cm" draw:start-shape="id9" draw:start-glue-point="0" draw:end-shape="id3" draw:end-glue-point="2" svg:d="m22611 4301-17641-1696">
          <text:p/>
        </draw:connector>
        <draw:connector draw:style-name="gr7" draw:text-style-name="P2" draw:layer="layout" draw:type="line" svg:x1="22.611cm" svg:y1="7.378cm" svg:x2="18.92cm" svg:y2="5.19cm" draw:end-shape="id10" draw:end-glue-point="2" svg:d="m22611 7378-3691-2188">
          <text:p text:style-name="P1"><text:span text:style-name="T1"><text:tab/></text:span><text:span text:style-name="T1"><text:tab/></text:span><text:span text:style-name="T1"><text:tab/></text:span><text:span text:style-name="T1"><text:tab/></text:span><text:span text:style-name="T1"><text:tab/></text:span></text:p>
        </draw:connector>
        <draw:connector draw:style-name="gr5" draw:text-style-name="P2" draw:layer="layout" draw:type="line" svg:x1="7.278cm" svg:y1="7.378cm" svg:x2="11.305cm" svg:y2="5.19cm" draw:end-shape="id11" draw:end-glue-point="2" svg:d="m7278 7378 4027-2188">
          <text:p/>
        </draw:connector>
        <draw:connector draw:style-name="gr5" draw:text-style-name="P2" draw:layer="layout" draw:type="line" svg:x1="10.627cm" svg:y1="7.378cm" svg:x2="15.112cm" svg:y2="5.19cm" draw:end-shape="id12" draw:end-glue-point="2" svg:d="m10627 7378 4485-2188">
          <text:p/>
        </draw:connector>
        <draw:rect draw:style-name="gr8" draw:text-style-name="P3" draw:id="id12" draw:layer="layout" svg:width="2.515cm" svg:height="0.889cm" svg:x="13.855cm" svg:y="4.301cm">
          <text:p/>
        </draw:rect>
        <draw:rect draw:style-name="gr8" draw:text-style-name="P3" draw:id="id11" draw:layer="layout" svg:width="2.515cm" svg:height="0.889cm" svg:x="10.048cm" svg:y="4.301cm">
          <text:p/>
        </draw:rect>
        <draw:rect draw:style-name="gr8" draw:text-style-name="P3" draw:id="id10" draw:layer="layout" svg:width="2.515cm" svg:height="0.889cm" svg:x="17.663cm" svg:y="4.301cm">
          <text:p/>
        </draw:rect>
        <draw:rect draw:style-name="gr4" draw:text-style-name="P3" draw:id="id13" draw:layer="layout" svg:width="7.773cm" svg:height="0.867cm" svg:x="11.362cm" svg:y="4.268cm">
          <text:p text:style-name="P1"><text:span text:style-name="T2">... bit strings with 6 "1"s ...</text:span></text:p>
        </draw:rect>
        <draw:connector draw:style-name="gr5" draw:text-style-name="P2" draw:layer="layout" draw:type="line" svg:x1="15.248cm" svg:y1="4.268cm" svg:x2="4.97cm" svg:y2="2.605cm" draw:start-shape="id13" draw:start-glue-point="0" draw:end-shape="id3" draw:end-glue-point="2" svg:d="m15248 4268-10278-1663">
          <text:p/>
        </draw:connector>
        <draw:connector draw:style-name="gr5" draw:text-style-name="P2" draw:layer="layout" draw:type="line" svg:x1="16.677cm" svg:y1="7.316cm" svg:x2="15.112cm" svg:y2="5.19cm" draw:end-shape="id12" draw:end-glue-point="2" svg:d="m16677 7316-1565-2126">
          <text:p/>
        </draw:connector>
        <draw:connector draw:style-name="gr5" draw:text-style-name="P2" draw:layer="layout" draw:type="line" svg:x1="16.677cm" svg:y1="7.316cm" svg:x2="22.611cm" svg:y2="5.19cm" draw:end-shape="id9" draw:end-glue-point="2" svg:d="m16677 7316 5934-2126">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1cm" draw:marker-start-width="0.381cm" draw:marker-end-width="0.381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3" style:family="graphic" style:parent-style-name="standard">
      <style:graphic-properties draw:stroke="dash" draw:stroke-dash="_32__20_Dots_20_1_20_Dash"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width="0.076cm" draw:marker-start-width="0.406cm" draw:marker-end="Arrow" draw:marker-end-width="0.33cm" draw:textarea-horizontal-align="center" draw:textarea-vertical-align="middle" fo:padding-top="0.163cm" fo:padding-bottom="0.163cm" fo:padding-left="0.288cm" fo:padding-right="0.288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draw:fill="solid" draw:fill-color="#ffffff" draw:textarea-horizontal-align="center" draw:textarea-vertical-align="middle"/>
    </style:style>
    <style:style style:name="gr8" style:family="graphic" style:parent-style-name="standard">
      <style:graphic-properties draw:stroke="dash" draw:stroke-dash="_32__20_Dots_20_1_20_Dash" draw:fill="solid" draw:fill-color="#ffffc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4pt" fo:font-weight="bold" style:font-size-asian="18pt" style:font-size-complex="18pt"/>
    </style:style>
    <style:style style:name="P3" style:family="paragraph">
      <style:paragraph-properties fo:text-align="center"/>
      <style:text-properties fo:font-weight="bold"/>
    </style:style>
    <style:style style:name="T1" style:family="text">
      <style:text-properties fo:font-size="14pt" fo:font-weight="bold" style:font-size-asian="18pt" style:font-size-complex="18pt"/>
    </style:style>
    <style:style style:name="T2" style:family="text">
      <style:text-properties fo:font-size="12pt" fo:font-weight="bold"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id="id1" draw:layer="layout" svg:width="4.064cm" svg:height="2.286cm" svg:x="1.06cm" svg:y="15.964cm">
          <text:p text:style-name="P1"><text:span text:style-name="T1">Ground</text:span></text:p>
          <text:p text:style-name="P1"><text:span text:style-name="T1">Facts</text:span></text:p>
          <text:p text:style-name="P1"><text:span text:style-name="T1">(11=x3)</text:span></text:p>
        </draw:ellipse>
        <draw:ellipse draw:style-name="gr1" draw:text-style-name="P2" draw:id="id2" draw:layer="layout" svg:width="4.064cm" svg:height="2.286cm" svg:x="1.06cm" svg:y="12.795cm">
          <text:p text:style-name="P1"><text:span text:style-name="T1">Ground</text:span></text:p>
          <text:p text:style-name="P1"><text:span text:style-name="T1">Logic</text:span></text:p>
          <text:p text:style-name="P1"><text:span text:style-name="T1">(111=x7)</text:span></text:p>
        </draw:ellipse>
        <draw:ellipse draw:style-name="gr1" draw:text-style-name="P2" draw:id="id6" draw:layer="layout" svg:width="4.064cm" svg:height="2.286cm" svg:x="1.06cm" svg:y="19.089cm">
          <text:p text:style-name="P1"><text:span text:style-name="T1">Atomic</text:span></text:p>
          <text:p text:style-name="P1"><text:span text:style-name="T1">Formulas</text:span></text:p>
          <text:p text:style-name="P1"><text:span text:style-name="T1">(1=x1)</text:span></text:p>
        </draw:ellipse>
        <draw:ellipse draw:style-name="gr1" draw:text-style-name="P2" draw:id="id3" draw:layer="layout" svg:width="4.064cm" svg:height="2.286cm" svg:x="1.06cm" svg:y="6.648cm">
          <text:p text:style-name="P1"><text:span text:style-name="T1">Horn</text:span></text:p>
          <text:p text:style-name="P1"><text:span text:style-name="T1">Logic</text:span></text:p>
          <text:p text:style-name="P1"><text:span text:style-name="T1">(11111=x1f)</text:span></text:p>
        </draw:ellipse>
        <draw:ellipse draw:style-name="gr1" draw:text-style-name="P2" draw:id="id4" draw:layer="layout" svg:width="4.064cm" svg:height="2.286cm" svg:x="1.06cm" svg:y="3.535cm">
          <text:p text:style-name="P1"><text:span text:style-name="T1">Disjunctive</text:span></text:p>
          <text:p text:style-name="P1"><text:span text:style-name="T1">Logic</text:span></text:p>
          <text:p text:style-name="P1"><text:span text:style-name="T1">(111111=x3f)</text:span></text:p>
        </draw:ellipse>
        <draw:ellipse draw:style-name="gr1" draw:text-style-name="P2" draw:id="id5" draw:layer="layout" svg:width="6.938cm" svg:height="1.549cm" svg:x="1.501cm" svg:y="1.056cm">
          <text:p text:style-name="P1"><text:span text:style-name="T1">Full First-Order Logic</text:span></text:p>
          <text:p text:style-name="P1"><text:span text:style-name="T1">(1111111=x7f)</text:span></text:p>
        </draw:ellipse>
        <draw:connector draw:style-name="gr2" draw:text-style-name="P2" draw:layer="layout" draw:type="line" svg:x1="3.092cm" svg:y1="15.964cm" svg:x2="3.092cm" svg:y2="15.081cm" draw:start-shape="id1" draw:end-shape="id2" draw:end-glue-point="2" svg:d="m3092 15964v-883">
          <text:p/>
        </draw:connector>
        <draw:connector draw:style-name="gr2" draw:text-style-name="P2" draw:layer="layout" draw:type="line" svg:x1="3.092cm" svg:y1="9.7cm" svg:x2="3.092cm" svg:y2="8.934cm" draw:end-shape="id3" draw:end-glue-point="2" svg:d="m3092 9700v-766">
          <text:p/>
        </draw:connector>
        <draw:connector draw:style-name="gr2" draw:text-style-name="P2" draw:layer="layout" draw:type="line" svg:x1="3.092cm" svg:y1="6.648cm" svg:x2="3.092cm" svg:y2="5.821cm" draw:start-shape="id3" draw:end-shape="id4" svg:d="m3092 6648v-827">
          <text:p/>
        </draw:connector>
        <draw:connector draw:style-name="gr2" draw:text-style-name="P2" draw:layer="layout" draw:type="line" svg:x1="3.092cm" svg:y1="3.535cm" svg:x2="4.97cm" svg:y2="2.605cm" draw:start-shape="id4" draw:start-glue-point="0" draw:end-shape="id5" svg:d="m3092 3535 1878-930">
          <text:p/>
        </draw:connector>
        <draw:connector draw:style-name="gr2" draw:text-style-name="P2" draw:layer="layout" draw:type="line" svg:x1="3.092cm" svg:y1="19.089cm" svg:x2="3.092cm" svg:y2="18.25cm" draw:start-shape="id6" draw:start-glue-point="0" draw:end-shape="id1" draw:end-glue-point="2" svg:d="m3092 19089v-839">
          <text:p/>
        </draw:connector>
        <draw:ellipse draw:style-name="gr3" draw:text-style-name="P2" draw:id="id7" draw:layer="layout" svg:width="2.603cm" svg:height="1.537cm" svg:x="10.217cm" svg:y="22.698cm">
          <text:p text:style-name="P1"><text:span text:style-name="T1">empty</text:span></text:p>
          <text:p text:style-name="P1"><text:span text:style-name="T1">(0=x0)</text:span></text:p>
        </draw:ellipse>
        <draw:connector draw:style-name="gr4" draw:text-style-name="P2" draw:layer="layout" draw:type="line" svg:x1="11.518cm" svg:y1="22.698cm" svg:x2="3.092cm" svg:y2="21.375cm" draw:start-shape="id7" draw:start-glue-point="0" draw:end-shape="id6" draw:end-glue-point="2" svg:d="m11518 22698-8426-1323">
          <text:p/>
        </draw:connector>
        <draw:ellipse draw:style-name="gr3" draw:text-style-name="P2" draw:id="id8" draw:layer="layout" svg:width="2.266cm" svg:height="1.763cm" svg:x="5.358cm" svg:y="19.263cm">
          <text:p text:style-name="P1"><text:span text:style-name="T1">and, or</text:span></text:p>
          <text:p text:style-name="P1"><text:span text:style-name="T1">(10=x2)</text:span></text:p>
        </draw:ellipse>
        <draw:connector draw:style-name="gr4" draw:text-style-name="P2" draw:layer="layout" draw:type="line" svg:x1="11.518cm" svg:y1="22.698cm" svg:x2="6.491cm" svg:y2="21.026cm" draw:start-shape="id7" draw:start-glue-point="0" draw:end-shape="id8" draw:end-glue-point="2" svg:d="m11518 22698-5027-1672">
          <text:p/>
        </draw:connector>
        <draw:ellipse draw:style-name="gr3" draw:text-style-name="P2" draw:id="id9" draw:layer="layout" svg:width="2.423cm" svg:height="1.781cm" svg:x="7.927cm" svg:y="19.245cm">
          <text:p text:style-name="P1"><text:span text:style-name="T1">implies</text:span></text:p>
          <text:p text:style-name="P1"><text:span text:style-name="T1">(100=x4)</text:span></text:p>
        </draw:ellipse>
        <draw:connector draw:style-name="gr4" draw:text-style-name="P2" draw:layer="layout" draw:type="line" svg:x1="11.518cm" svg:y1="22.698cm" svg:x2="9.138cm" svg:y2="21.026cm" draw:start-shape="id7" draw:start-glue-point="0" draw:end-shape="id9" draw:end-glue-point="2" svg:d="m11518 22698-2380-1672">
          <text:p/>
        </draw:connector>
        <draw:connector draw:style-name="gr5" draw:text-style-name="P2" draw:layer="layout" draw:type="line" svg:x1="6.491cm" svg:y1="19.263cm" svg:x2="3.092cm" svg:y2="18.25cm" draw:start-shape="id8" draw:start-glue-point="0" draw:end-shape="id1" draw:end-glue-point="2" svg:d="m6491 19263-3399-1013">
          <text:p/>
        </draw:connector>
        <draw:ellipse draw:style-name="gr3" draw:text-style-name="P2" draw:id="id10" draw:layer="layout" svg:width="1.27cm" svg:height="0.889cm" svg:x="5.141cm" svg:y="16.859cm">
          <text:p text:style-name="P1"><text:span text:style-name="T1">101</text:span></text:p>
        </draw:ellipse>
        <draw:connector draw:style-name="gr5" draw:text-style-name="P2" draw:layer="layout" draw:type="line" svg:x1="9.138cm" svg:y1="19.245cm" svg:x2="5.776cm" svg:y2="17.748cm" draw:start-shape="id9" draw:start-glue-point="0" draw:end-shape="id10" draw:end-glue-point="2" svg:d="m9138 19245-3362-1497">
          <text:p/>
        </draw:connector>
        <draw:connector draw:style-name="gr4" draw:text-style-name="P2" draw:layer="layout" draw:type="line" svg:x1="3.092cm" svg:y1="19.089cm" svg:x2="5.776cm" svg:y2="17.748cm" draw:start-shape="id6" draw:start-glue-point="0" draw:end-shape="id10" draw:end-glue-point="2" svg:d="m3092 19089 2684-1341">
          <text:p/>
        </draw:connector>
        <draw:connector draw:style-name="gr5" draw:text-style-name="P2" draw:layer="layout" draw:type="line" svg:x1="5.776cm" svg:y1="16.859cm" svg:x2="3.092cm" svg:y2="15.081cm" draw:start-shape="id10" draw:start-glue-point="0" draw:end-shape="id2" draw:end-glue-point="2" svg:d="m5776 16859-2684-1778">
          <text:p/>
        </draw:connector>
        <draw:connector draw:style-name="gr2" draw:text-style-name="P2" draw:layer="layout" draw:type="line" svg:x1="6.376cm" svg:y1="10.23cm" svg:x2="3.092cm" svg:y2="8.934cm" draw:end-shape="id3" draw:end-glue-point="2" svg:d="m6376 10230-3284-1296">
          <text:p/>
        </draw:connector>
        <draw:connector draw:style-name="gr2" draw:text-style-name="P2" draw:layer="layout" draw:type="line" svg:x1="7.278cm" svg:y1="7.378cm" svg:x2="3.092cm" svg:y2="5.821cm" draw:end-shape="id4" draw:end-glue-point="2" svg:d="m7278 7378-4186-1557">
          <text:p/>
        </draw:connector>
        <draw:connector draw:style-name="gr4" draw:text-style-name="P2" draw:layer="layout" draw:type="line" svg:x1="3.092cm" svg:y1="9.7cm" svg:x2="7.278cm" svg:y2="8.267cm" svg:d="m3092 9700 4186-1433">
          <text:p/>
        </draw:connector>
        <draw:ellipse draw:style-name="gr3" draw:text-style-name="P2" draw:id="id11" draw:layer="layout" svg:width="2.268cm" svg:height="0.899cm" svg:x="6.487cm" svg:y="4.296cm">
          <text:p text:style-name="P1"><text:span text:style-name="T1">1011111</text:span></text:p>
        </draw:ellipse>
        <draw:connector draw:style-name="gr2" draw:text-style-name="P2" draw:layer="layout" draw:type="line" svg:x1="7.621cm" svg:y1="4.296cm" svg:x2="4.97cm" svg:y2="2.605cm" draw:start-shape="id11" draw:start-glue-point="0" draw:end-shape="id5" draw:end-glue-point="2" svg:d="m7621 4296-2651-1691">
          <text:p/>
        </draw:connector>
        <draw:connector draw:style-name="gr4" draw:text-style-name="P2" draw:layer="layout" draw:type="line" svg:x1="3.092cm" svg:y1="6.648cm" svg:x2="7.621cm" svg:y2="5.195cm" draw:start-shape="id3" draw:start-glue-point="0" draw:end-shape="id11" draw:end-glue-point="2" svg:d="m3092 6648 4529-1453">
          <text:p/>
        </draw:connector>
        <draw:connector draw:style-name="gr2" draw:text-style-name="P2" draw:layer="layout" draw:type="line" svg:x1="10.627cm" svg:y1="7.378cm" svg:x2="7.621cm" svg:y2="5.195cm" draw:end-shape="id11" draw:end-glue-point="2" svg:d="m10627 7378-3006-2183">
          <text:p/>
        </draw:connector>
        <draw:connector draw:style-name="gr4" draw:text-style-name="P2" draw:layer="layout" draw:type="line" svg:x1="3.092cm" svg:y1="9.7cm" svg:x2="10.627cm" svg:y2="8.267cm" svg:d="m3092 9700 7535-1433">
          <text:p/>
        </draw:connector>
        <draw:connector draw:style-name="gr4" draw:text-style-name="P2" draw:layer="layout" draw:type="line" svg:x1="22.611cm" svg:y1="7.378cm" svg:x2="22.611cm" svg:y2="5.19cm" draw:end-shape="id12" draw:end-glue-point="2" svg:d="m22611 7378v-2188">
          <text:p/>
        </draw:connector>
        <draw:ellipse draw:style-name="gr3" draw:text-style-name="P2" draw:id="id12" draw:layer="layout" svg:width="2.337cm" svg:height="0.889cm" svg:x="21.443cm" svg:y="4.301cm">
          <text:p text:style-name="P1"><text:span text:style-name="T1">1111110</text:span></text:p>
        </draw:ellipse>
        <draw:connector draw:style-name="gr4" draw:text-style-name="P2" draw:layer="layout" draw:type="line" svg:x1="22.611cm" svg:y1="4.301cm" svg:x2="4.97cm" svg:y2="2.605cm" draw:start-shape="id12" draw:start-glue-point="0" draw:end-shape="id5" draw:end-glue-point="2" svg:d="m22611 4301-17641-1696">
          <text:p/>
        </draw:connector>
        <draw:connector draw:style-name="gr6" draw:text-style-name="P2" draw:layer="layout" draw:type="line" svg:x1="22.611cm" svg:y1="7.378cm" svg:x2="18.92cm" svg:y2="5.19cm" draw:end-shape="id13" draw:end-glue-point="2" svg:d="m22611 7378-3691-2188">
          <text:p text:style-name="P1"><text:span text:style-name="T1"><text:tab/></text:span><text:span text:style-name="T1"><text:tab/></text:span><text:span text:style-name="T1"><text:tab/></text:span><text:span text:style-name="T1"><text:tab/></text:span><text:span text:style-name="T1"><text:tab/></text:span></text:p>
        </draw:connector>
        <draw:connector draw:style-name="gr4" draw:text-style-name="P2" draw:layer="layout" draw:type="line" svg:x1="7.278cm" svg:y1="7.378cm" svg:x2="11.305cm" svg:y2="5.19cm" draw:end-shape="id14" draw:end-glue-point="2" svg:d="m7278 7378 4027-2188">
          <text:p/>
        </draw:connector>
        <draw:connector draw:style-name="gr4" draw:text-style-name="P2" draw:layer="layout" draw:type="line" svg:x1="10.627cm" svg:y1="7.378cm" svg:x2="15.112cm" svg:y2="5.19cm" draw:end-shape="id15" draw:end-glue-point="2" svg:d="m10627 7378 4485-2188">
          <text:p/>
        </draw:connector>
        <draw:rect draw:style-name="gr7" draw:text-style-name="P3" draw:id="id15" draw:layer="layout" svg:width="2.515cm" svg:height="0.889cm" svg:x="13.855cm" svg:y="4.301cm">
          <text:p/>
        </draw:rect>
        <draw:rect draw:style-name="gr7" draw:text-style-name="P3" draw:id="id14" draw:layer="layout" svg:width="2.515cm" svg:height="0.889cm" svg:x="10.048cm" svg:y="4.301cm">
          <text:p/>
        </draw:rect>
        <draw:rect draw:style-name="gr7" draw:text-style-name="P3" draw:id="id13" draw:layer="layout" svg:width="2.515cm" svg:height="0.889cm" svg:x="17.663cm" svg:y="4.301cm">
          <text:p/>
        </draw:rect>
        <draw:rect draw:style-name="gr3" draw:text-style-name="P3" draw:id="id16" draw:layer="layout" svg:width="7.773cm" svg:height="0.867cm" svg:x="11.362cm" svg:y="4.268cm">
          <text:p text:style-name="P1"><text:span text:style-name="T2">... bit strings with 6 "1"s ...</text:span></text:p>
        </draw:rect>
        <draw:connector draw:style-name="gr4" draw:text-style-name="P2" draw:layer="layout" draw:type="line" svg:x1="15.248cm" svg:y1="4.268cm" svg:x2="4.97cm" svg:y2="2.605cm" draw:start-shape="id16" draw:start-glue-point="0" draw:end-shape="id5" draw:end-glue-point="2" svg:d="m15248 4268-10278-1663">
          <text:p/>
        </draw:connector>
        <draw:connector draw:style-name="gr4" draw:text-style-name="P2" draw:layer="layout" draw:type="line" svg:x1="16.677cm" svg:y1="7.316cm" svg:x2="15.112cm" svg:y2="5.19cm" draw:end-shape="id15" draw:end-glue-point="2" svg:d="m16677 7316-1565-2126">
          <text:p/>
        </draw:connector>
        <draw:connector draw:style-name="gr4" draw:text-style-name="P2" draw:layer="layout" draw:type="line" svg:x1="16.677cm" svg:y1="7.316cm" svg:x2="22.611cm" svg:y2="5.19cm" draw:end-shape="id12" draw:end-glue-point="2" svg:d="m16677 7316 5934-2126">
          <text:p/>
        </draw:connector>
        <draw:ellipse draw:style-name="gr8" draw:text-style-name="P2" draw:id="id17" draw:layer="layout" svg:width="1.27cm" svg:height="0.889cm" svg:x="8.441cm" svg:y="16.86cm">
          <text:p text:style-name="P1"><text:span text:style-name="T1">110</text:span></text:p>
        </draw:ellipse>
        <draw:connector draw:style-name="gr4" draw:text-style-name="P2" draw:layer="layout" draw:type="line" svg:x1="6.491cm" svg:y1="19.263cm" svg:x2="9.076cm" svg:y2="17.749cm" draw:start-shape="id8" draw:start-glue-point="0" draw:end-shape="id17" draw:end-glue-point="2" svg:d="m6491 19263 2585-1514">
          <text:p/>
        </draw:connector>
        <draw:connector draw:style-name="gr4" draw:text-style-name="P2" draw:layer="layout" draw:type="line" svg:x1="9.138cm" svg:y1="19.245cm" svg:x2="9.076cm" svg:y2="17.749cm" draw:start-shape="id9" draw:start-glue-point="0" draw:end-shape="id17" draw:end-glue-point="2" svg:d="m9138 19245-62-1496">
          <text:p/>
        </draw:connector>
        <draw:connector draw:style-name="gr4" draw:text-style-name="P2" draw:layer="layout" draw:type="line" svg:x1="9.076cm" svg:y1="16.86cm" svg:x2="3.092cm" svg:y2="15.081cm" draw:start-shape="id17" draw:start-glue-point="0" draw:end-shape="id2" draw:end-glue-point="2" svg:d="m9076 16860-5984-1779">
          <text:p/>
        </draw:connector>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